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xi Sans" svg:font-family="'Luxi Sans'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7382in"/>
    </style:style>
    <style:style style:name="co2" style:family="table-column">
      <style:table-column-properties fo:break-before="auto" style:column-width="0.5846in"/>
    </style:style>
    <style:style style:name="co3" style:family="table-column">
      <style:table-column-properties fo:break-before="auto" style:column-width="0.7146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0.9311in"/>
    </style:style>
    <style:style style:name="co6" style:family="table-column">
      <style:table-column-properties fo:break-before="auto" style:column-width="0.9098in"/>
    </style:style>
    <style:style style:name="co7" style:family="table-column">
      <style:table-column-properties fo:break-before="auto" style:column-width="0.9201in"/>
    </style:style>
    <style:style style:name="co8" style:family="table-column">
      <style:table-column-properties fo:break-before="auto" style:column-width="0.8555in"/>
    </style:style>
    <style:style style:name="co9" style:family="table-column">
      <style:table-column-properties fo:break-before="auto" style:column-width="0.8661in"/>
    </style:style>
    <style:style style:name="co10" style:family="table-column">
      <style:table-column-properties fo:break-before="auto" style:column-width="0.9618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0173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6602in"/>
    </style:style>
    <style:style style:name="co15" style:family="table-column">
      <style:table-column-properties fo:break-before="auto" style:column-width="0.5307in"/>
    </style:style>
    <style:style style:name="co16" style:family="table-column">
      <style:table-column-properties fo:break-before="auto" style:column-width="0.6063in"/>
    </style:style>
    <style:style style:name="co17" style:family="table-column">
      <style:table-column-properties fo:break-before="auto" style:column-width="0.7902in"/>
    </style:style>
    <style:style style:name="co18" style:family="table-column">
      <style:table-column-properties fo:break-before="auto" style:column-width="0.6165in"/>
    </style:style>
    <style:style style:name="co19" style:family="table-column">
      <style:table-column-properties fo:break-before="auto" style:column-width="0.8016in"/>
    </style:style>
    <style:style style:name="co20" style:family="table-column">
      <style:table-column-properties fo:break-before="auto" style:column-width="0.8118in"/>
    </style:style>
    <style:style style:name="co21" style:family="table-column">
      <style:table-column-properties fo:break-before="auto" style:column-width="0.8228in"/>
    </style:style>
    <style:style style:name="co22" style:family="table-column">
      <style:table-column-properties fo:break-before="auto" style:column-width="0.7252in"/>
    </style:style>
    <style:style style:name="co23" style:family="table-column">
      <style:table-column-properties fo:break-before="auto" style:column-width="0.9957in"/>
    </style:style>
    <style:style style:name="co24" style:family="table-column">
      <style:table-column-properties fo:break-before="auto" style:column-width="0.7362in"/>
    </style:style>
    <style:style style:name="co25" style:family="table-column">
      <style:table-column-properties fo:break-before="auto" style:column-width="0.55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5736in"/>
    </style:style>
    <style:style style:name="co28" style:family="table-column">
      <style:table-column-properties fo:break-before="auto" style:column-width="0.5953in"/>
    </style:style>
    <style:style style:name="co29" style:family="table-column">
      <style:table-column-properties fo:break-before="auto" style:column-width="0.6929in"/>
    </style:style>
    <style:style style:name="co30" style:family="table-column">
      <style:table-column-properties fo:break-before="auto" style:column-width="0.7035in"/>
    </style:style>
    <style:style style:name="co31" style:family="table-column">
      <style:table-column-properties fo:break-before="auto" style:column-width="0.6819in"/>
    </style:style>
    <style:style style:name="co32" style:family="table-column">
      <style:table-column-properties fo:break-before="auto" style:column-width="0.670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/>
    </style:style>
    <style:style style:name="ce2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 fo:font-weight="bold"/>
    </style:style>
    <style:style style:name="ce4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7pt" fo:font-style="italic" fo:font-weight="bold"/>
    </style:style>
    <style:style style:name="ce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7pt" fo:font-style="italic" fo:font-weight="bold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fo:font-style="italic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1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6pt" fo:font-style="italic" fo:font-weight="bold"/>
    </style:style>
    <style:style style:name="ce14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Bitstream Vera Sans" fo:font-style="italic" fo:font-weight="bold" style:font-name-asian="Bitstream Vera Sans1" style:font-name-complex="Luxi Sans"/>
    </style:style>
    <style:style style:name="ce15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weight="normal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fo:color="#000000" fo:font-style="italic" fo:font-weight="bold"/>
    </style:style>
    <style:style style:name="ce17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color="#000000" fo:font-style="italic" fo:font-weight="bold"/>
    </style:style>
    <style:style style:name="ce18" style:family="table-cell" style:parent-style-name="Default">
      <style:table-cell-properties fo:background-color="#e6e6ff"/>
    </style:style>
    <style:style style:name="ce19" style:family="table-cell" style:parent-style-name="Default" style:data-style-name="N1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weight="normal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fo:font-style="italic" fo:font-weight="bold"/>
    </style:style>
    <style:style style:name="ce2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Bitstream Vera Sans" fo:font-size="7pt" fo:font-style="italic" fo:font-weight="bold" style:font-name-asian="Bitstream Vera Sans1" style:font-name-complex="Luxi Sans"/>
    </style:style>
    <style:style style:name="ce22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use-window-font-color="true" fo:font-size="7pt" fo:font-style="italic" fo:font-weight="bold"/>
    </style:style>
    <style:style style:name="ce2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 style:font-name="Bitstream Vera Sans" fo:font-size="7pt" fo:font-style="italic" fo:font-weight="bold" style:font-name-asian="Bitstream Vera Sans1" style:font-name-complex="Luxi Sans"/>
    </style:style>
    <style:style style:name="ce24" style:family="table-cell" style:parent-style-name="Default">
      <style:table-cell-properties fo:background-color="#e6e6ff"/>
      <style:text-properties style:use-window-font-color="true"/>
    </style:style>
    <style:style style:name="ce25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 fo:font-size="7pt" fo:font-style="italic" fo:font-weight="bold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tyle="italic" fo:font-weight="bold"/>
    </style:style>
    <style:style style:name="ce2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pt" fo:font-style="italic" fo:font-weight="bold"/>
    </style:style>
    <style:style style:name="ce2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Bitstream Vera Sans" fo:font-size="8pt" fo:font-style="italic" fo:font-weight="bold" style:font-name-asian="Bitstream Vera Sans1" style:font-name-complex="Luxi Sans"/>
    </style:style>
    <style:style style:name="ce2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use-window-font-color="true" fo:font-size="8pt" fo:font-style="italic" fo:font-weight="bold"/>
    </style:style>
    <style:style style:name="ce30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 style:font-name="Bitstream Vera Sans" fo:font-size="8pt" fo:font-style="italic" fo:font-weight="bold" style:font-name-asian="Bitstream Vera Sans1" style:font-name-complex="Luxi Sans"/>
    </style:style>
    <style:style style:name="ce3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 fo:font-size="8pt" fo:font-style="italic" fo:font-weight="bold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use-window-font-color="true" fo:font-style="italic" fo:font-weight="bold"/>
    </style:style>
    <style:style style:name="ce33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style:use-window-font-color="true"/>
    </style:style>
    <style:style style:name="ce34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 fo:margin-left="0in"/>
      <style:text-properties fo:font-size="8pt" fo:font-style="italic" fo:font-weight="bold"/>
    </style:style>
    <style:style style:name="ce3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fo:font-style="italic" fo:font-weight="bold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8pt" fo:font-style="italic" fo:font-weight="bold"/>
    </style:style>
    <style:style style:name="ce38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8pt" fo:font-style="italic" fo:font-weight="bold"/>
    </style:style>
    <style:style style:name="ce39" style:family="table-cell" style:parent-style-name="Default">
      <style:table-cell-properties fo:border="none"/>
      <style:text-properties fo:font-size="8pt" fo:font-style="italic"/>
    </style:style>
    <style:style style:name="ce40" style:family="table-cell" style:parent-style-name="Default">
      <style:text-properties fo:font-size="8pt" fo:font-style="italic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 fo:margin-left="0in"/>
      <style:text-properties fo:font-size="8pt" fo:font-style="italic" fo:font-weight="bold"/>
    </style:style>
    <style:style style:name="ce4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 fo:margin-left="0in"/>
      <style:text-properties fo:font-size="8pt" fo:font-style="italic" fo:font-weight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style="italic"/>
    </style:style>
    <style:style style:name="ce44" style:family="table-cell" style:parent-style-name="Default">
      <style:table-cell-properties fo:border-bottom="0.0008in solid #000000" fo:border-left="none" fo:border-right="none" fo:border-top="none"/>
    </style:style>
    <style:style style:name="ce45" style:family="table-cell" style:parent-style-name="Default">
      <style:table-cell-properties style:vertical-align="middle"/>
      <style:text-properties fo:font-size="8pt"/>
    </style:style>
    <style:style style:name="ce46" style:family="table-cell" style:parent-style-name="Default">
      <style:text-properties fo:font-style="italic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8pt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8pt"/>
    </style:style>
    <style:style style:name="ce50" style:family="table-cell" style:parent-style-name="Default">
      <style:text-properties fo:font-size="8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justify" fo:margin-left="0in"/>
      <style:text-properties fo:font-size="8pt" fo:font-style="italic"/>
    </style:style>
    <style:style style:name="ce52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color="#000000" fo:font-size="8pt" fo:font-style="italic" fo:font-weight="bold"/>
    </style:style>
    <style:style style:name="ce53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style="italic" fo:font-weight="bold"/>
    </style:style>
    <style:style style:name="ce54" style:family="table-cell" style:parent-style-name="Default">
      <style:table-cell-properties fo:background-color="#e6e6ff" style:vertical-align="middle"/>
      <style:text-properties fo:font-size="8pt"/>
    </style:style>
    <style:style style:name="ce55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color="#000000" fo:font-size="8pt" fo:font-style="italic" fo:font-weight="bold"/>
    </style:style>
    <style:style style:name="ce56" style:family="table-cell" style:parent-style-name="Default">
      <style:table-cell-properties fo:background-color="#e6e6ff"/>
      <style:text-properties fo:font-size="8pt"/>
    </style:style>
    <style:style style:name="ce57" style:family="table-cell" style:parent-style-name="Default">
      <style:table-cell-properties fo:border-bottom="none" fo:border-left="none" fo:border-right="none" fo:border-top="0.0008in solid #000000"/>
    </style:style>
    <style:style style:name="ce58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use-window-font-color="true" fo:font-size="8pt" fo:font-style="italic" fo:font-weight="bold"/>
    </style:style>
    <style:style style:name="ce59" style:family="table-cell" style:parent-style-name="Default">
      <style:table-cell-properties fo:border-bottom="none" fo:border-left="none" fo:border-right="0.0008in solid #000000" fo:border-top="0.0008in solid #000000"/>
    </style:style>
    <style:style style:name="ce60" style:family="table-cell" style:parent-style-name="Default">
      <style:table-cell-properties fo:border-bottom="0.0008in solid #000000" fo:border-left="none" fo:border-right="0.0008in solid #000000" fo:border-top="none"/>
    </style:style>
    <style:style style:name="ce61" style:family="table-cell" style:parent-style-name="Default">
      <style:table-cell-properties fo:background-color="#e6e6ff" style:vertical-align="middle"/>
      <style:text-properties style:use-window-font-color="true" fo:font-size="8pt"/>
    </style:style>
    <style:style style:name="ce62" style:family="table-cell" style:parent-style-name="Default">
      <style:table-cell-properties fo:border="none"/>
    </style:style>
    <style:style style:name="ce6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8pt"/>
    </style:style>
    <style:style style:name="ce6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8pt"/>
    </style:style>
    <style:style style:name="ce6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8pt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8pt" fo:font-style="italic" fo:font-weight="bold"/>
    </style:style>
    <style:style style:name="ce67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8pt" fo:font-style="italic" fo:font-weight="bold"/>
    </style:style>
    <style:style style:name="ce68" style:family="table-cell" style:parent-style-name="Default">
      <style:table-cell-properties fo:background-color="transparent" fo:border="none"/>
    </style:style>
    <style:style style:name="ce69" style:family="table-cell" style:parent-style-name="Default">
      <style:table-cell-properties fo:border-bottom="0.0008in solid #000000" fo:background-color="transparent" fo:border-left="none" fo:border-right="none" fo:border-top="none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tyle="italic" fo:font-weight="bold"/>
    </style:style>
    <style:style style:name="ce71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000000" fo:font-style="italic" fo:font-weight="bold"/>
    </style:style>
    <style:style style:name="ce7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italic" fo:font-weight="bold"/>
    </style:style>
    <style:style style:name="ce73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tyle="italic" fo:font-weight="bold"/>
    </style:style>
    <style:style style:name="ce74" style:family="table-cell" style:parent-style-name="Default">
      <style:table-cell-properties fo:border-bottom="none" fo:border-left="0.0008in solid #000000" fo:border-right="none" fo:border-top="none"/>
    </style:style>
    <style:style style:name="ce7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8pt"/>
    </style:style>
    <style:style style:name="T1" style:family="text">
      <style:text-properties style:text-position="super 58%"/>
    </style:style>
  </office:automatic-styles>
  <office:body>
    <office:spreadsheet>
      <table:table table:name="foglio tabel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number-columns-repeated="242" table:default-cell-style-name="Default"/>
        <table:table-row table:style-name="ro1">
          <table:table-cell table:style-name="ce1" office:value-type="string" table:number-columns-spanned="10" table:number-rows-spanned="1">
            <text:p>SwWBoost 1+1 contro il database di dicembre</text:p>
          </table:table-cell>
          <table:covered-table-cell table:number-columns-repeated="9" table:style-name="ce10"/>
          <table:table-cell table:style-name="ce10" table:number-columns-repeated="2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Dati relativi all' implementazione con profile. Numero di threads per blocco pari a 64,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<text:s/>dimensione della griglia pari a 450.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Per le sequenze che si aggirano attorno ai 500 una grid size di 450 può essere problematica! (usare 250)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Risultati ottenuti con una GTX e un cuore del Q6600 lanciando ogni sequenza contro il database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SwissProt (Dicembre 2006), 250296 proteine e 91694534 amminoacidi totali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I megaCUPS totali sono stati calcolati considerando il tempo maggiore tra CPU e GPU e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<text:s/>il numero totale di amminoacidi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 office:value-type="string" table:number-columns-spanned="3" table:number-rows-spanned="1">
            <text:p>Sequence</text:p>
          </table:table-cell>
          <table:covered-table-cell table:style-name="Default"/>
          <table:covered-table-cell/>
          <table:table-cell table:style-name="ce17" office:value-type="string" table:number-columns-spanned="2" table:number-rows-spanned="1">
            <text:p>GPU</text:p>
          </table:table-cell>
          <table:covered-table-cell table:style-name="ce18"/>
          <table:table-cell table:style-name="ce2" office:value-type="string" table:number-columns-spanned="2" table:number-rows-spanned="1">
            <text:p>CPU</text:p>
          </table:table-cell>
          <table:covered-table-cell table:style-name="ce18"/>
          <table:table-cell table:style-name="ce2" office:value-type="string" table:number-columns-spanned="2" table:number-rows-spanned="1">
            <text:p>Total</text:p>
          </table:table-cell>
          <table:covered-table-cell table:style-name="ce18"/>
          <table:table-cell table:number-columns-repeated="247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Length</text:p>
          </table:table-cell>
          <table:table-cell table:style-name="ce13" office:value-type="string">
            <text:p>Local Memory</text:p>
          </table:table-cell>
          <table:table-cell table:style-name="ce3" office:value-type="string">
            <text:p>Time (s)</text:p>
          </table:table-cell>
          <table:table-cell table:style-name="ce3" office:value-type="string">
            <text:p>MegaCUPS</text:p>
          </table:table-cell>
          <table:table-cell table:style-name="ce14" office:value-type="string">
            <text:p>Time (s)</text:p>
          </table:table-cell>
          <table:table-cell table:style-name="ce3" office:value-type="string">
            <text:p>MegaCUPS</text:p>
          </table:table-cell>
          <table:table-cell table:style-name="ce14" office:value-type="string">
            <text:p>Time (s)</text:p>
          </table:table-cell>
          <table:table-cell table:style-name="ce3" office:value-type="string">
            <text:p>MegaCUPS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O29181</text:p>
          </table:table-cell>
          <table:table-cell office:value-type="float" office:value="63">
            <text:p>63</text:p>
          </table:table-cell>
          <table:table-cell table:style-name="ce4" office:value-type="float" office:value="34">
            <text:p>34</text:p>
          </table:table-cell>
          <table:table-cell table:style-name="ce15" office:value-type="float" office:value="2.977">
            <text:p>2.98</text:p>
          </table:table-cell>
          <table:table-cell office:value-type="float" office:value="1773">
            <text:p>1773</text:p>
          </table:table-cell>
          <table:table-cell table:style-name="ce15" office:value-type="float" office:value="2.701">
            <text:p>2.7</text:p>
          </table:table-cell>
          <table:table-cell office:value-type="float" office:value="85">
            <text:p>85</text:p>
          </table:table-cell>
          <table:table-cell table:style-name="ce15" office:value-type="float" office:value="2.98">
            <text:p>2.98</text:p>
          </table:table-cell>
          <table:table-cell table:style-name="ce19" table:formula="oooc:=((91694534*[.B15])/[.H15])/1048576" office:value-type="float" office:value="1848.70586843299">
            <text:p>1849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03630</text:p>
          </table:table-cell>
          <table:table-cell office:value-type="float" office:value="127">
            <text:p>127</text:p>
          </table:table-cell>
          <table:table-cell table:style-name="ce4" office:value-type="float" office:value="66">
            <text:p>66</text:p>
          </table:table-cell>
          <table:table-cell table:style-name="ce15" office:value-type="float" office:value="5.881">
            <text:p>5.88</text:p>
          </table:table-cell>
          <table:table-cell office:value-type="float" office:value="1809">
            <text:p>1809</text:p>
          </table:table-cell>
          <table:table-cell table:style-name="ce15" office:value-type="float" office:value="5.4">
            <text:p>5.4</text:p>
          </table:table-cell>
          <table:table-cell office:value-type="float" office:value="86">
            <text:p>86</text:p>
          </table:table-cell>
          <table:table-cell table:style-name="ce15" office:value-type="float" office:value="5.88">
            <text:p>5.88</text:p>
          </table:table-cell>
          <table:table-cell table:style-name="ce19" table:formula="oooc:=((91694534*[.B16])/[.H16])/1048576" office:value-type="float" office:value="1888.7302207298">
            <text:p>1889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53765</text:p>
          </table:table-cell>
          <table:table-cell office:value-type="float" office:value="255">
            <text:p>255</text:p>
          </table:table-cell>
          <table:table-cell table:style-name="ce4" office:value-type="float" office:value="130">
            <text:p>130</text:p>
          </table:table-cell>
          <table:table-cell table:style-name="ce15" office:value-type="float" office:value="12.312">
            <text:p>12.31</text:p>
          </table:table-cell>
          <table:table-cell office:value-type="float" office:value="1736">
            <text:p>1736</text:p>
          </table:table-cell>
          <table:table-cell table:style-name="ce15" office:value-type="float" office:value="10.794">
            <text:p>10.79</text:p>
          </table:table-cell>
          <table:table-cell office:value-type="float" office:value="85">
            <text:p>85</text:p>
          </table:table-cell>
          <table:table-cell table:style-name="ce15" office:value-type="float" office:value="12.31">
            <text:p>12.31</text:p>
          </table:table-cell>
          <table:table-cell table:style-name="ce19" table:formula="oooc:=((91694534*[.B17])/[.H17])/1048576" office:value-type="float" office:value="1811.44712573624">
            <text:p>1811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Q8ZGB4</text:p>
          </table:table-cell>
          <table:table-cell office:value-type="float" office:value="361">
            <text:p>361</text:p>
          </table:table-cell>
          <table:table-cell table:style-name="ce4" office:value-type="float" office:value="182">
            <text:p>182</text:p>
          </table:table-cell>
          <table:table-cell table:style-name="ce15" office:value-type="float" office:value="17.435">
            <text:p>17.44</text:p>
          </table:table-cell>
          <table:table-cell office:value-type="float" office:value="1735">
            <text:p>1735</text:p>
          </table:table-cell>
          <table:table-cell table:style-name="ce15" office:value-type="float" office:value="16.188">
            <text:p>16.19</text:p>
          </table:table-cell>
          <table:table-cell office:value-type="float" office:value="80">
            <text:p>80</text:p>
          </table:table-cell>
          <table:table-cell table:style-name="ce15" office:value-type="float" office:value="17.44">
            <text:p>17.44</text:p>
          </table:table-cell>
          <table:table-cell table:style-name="ce19" table:formula="oooc:=((91694534*[.B18])/[.H18])/1048576" office:value-type="float" office:value="1810.107032859">
            <text:p>1810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01008</text:p>
          </table:table-cell>
          <table:table-cell office:value-type="float" office:value="464">
            <text:p>464</text:p>
          </table:table-cell>
          <table:table-cell table:style-name="ce4" office:value-type="float" office:value="234">
            <text:p>234</text:p>
          </table:table-cell>
          <table:table-cell table:style-name="ce15" office:value-type="float" office:value="22.387">
            <text:p>22.39</text:p>
          </table:table-cell>
          <table:table-cell office:value-type="float" office:value="1737">
            <text:p>1737</text:p>
          </table:table-cell>
          <table:table-cell table:style-name="ce15" office:value-type="float" office:value="21.589">
            <text:p>21.59</text:p>
          </table:table-cell>
          <table:table-cell office:value-type="float" office:value="78">
            <text:p>78</text:p>
          </table:table-cell>
          <table:table-cell table:style-name="ce15" office:value-type="float" office:value="22.39">
            <text:p>22.39</text:p>
          </table:table-cell>
          <table:table-cell table:style-name="ce19" table:formula="oooc:=((91694534*[.B19])/[.H19])/1048576" office:value-type="float" office:value="1812.20540519057">
            <text:p>1812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58229</text:p>
          </table:table-cell>
          <table:table-cell office:value-type="float" office:value="511">
            <text:p>511</text:p>
          </table:table-cell>
          <table:table-cell table:style-name="ce4" office:value-type="float" office:value="260">
            <text:p>260</text:p>
          </table:table-cell>
          <table:table-cell table:style-name="ce15" office:value-type="float" office:value="24.887">
            <text:p>24.89</text:p>
          </table:table-cell>
          <table:table-cell office:value-type="float" office:value="1721">
            <text:p>1721</text:p>
          </table:table-cell>
          <table:table-cell table:style-name="ce15" office:value-type="float" office:value="21.79">
            <text:p>21.79</text:p>
          </table:table-cell>
          <table:table-cell office:value-type="float" office:value="85">
            <text:p>85</text:p>
          </table:table-cell>
          <table:table-cell table:style-name="ce15" office:value-type="float" office:value="24.89">
            <text:p>24.89</text:p>
          </table:table-cell>
          <table:table-cell table:style-name="ce19" table:formula="oooc:=((91694534*[.B20])/[.H20])/1048576" office:value-type="float" office:value="1795.31036390747">
            <text:p>179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03435</text:p>
          </table:table-cell>
          <table:table-cell office:value-type="float" office:value="567">
            <text:p>567</text:p>
          </table:table-cell>
          <table:table-cell table:style-name="ce4" office:value-type="float" office:value="286">
            <text:p>286</text:p>
          </table:table-cell>
          <table:table-cell table:style-name="ce15" office:value-type="float" office:value="27.648">
            <text:p>27.65</text:p>
          </table:table-cell>
          <table:table-cell office:value-type="float" office:value="1719">
            <text:p>1719</text:p>
          </table:table-cell>
          <table:table-cell table:style-name="ce15" office:value-type="float" office:value="24.29">
            <text:p>24.29</text:p>
          </table:table-cell>
          <table:table-cell office:value-type="float" office:value="84">
            <text:p>84</text:p>
          </table:table-cell>
          <table:table-cell table:style-name="ce15" office:value-type="float" office:value="27.65">
            <text:p>27.65</text:p>
          </table:table-cell>
          <table:table-cell table:style-name="ce19" table:formula="oooc:=((91694534*[.B21])/[.H21])/1048576" office:value-type="float" office:value="1793.21126189413">
            <text:p>1793</text:p>
          </table:table-cell>
          <table:table-cell table:number-columns-repeated="24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1" office:value-type="string" table:number-columns-spanned="10" table:number-rows-spanned="1">
            <text:p>SwWBoost 1+1 contro il database 49.0</text:p>
          </table:table-cell>
          <table:covered-table-cell table:number-columns-repeated="9" table:style-name="ce10"/>
          <table:table-cell table:style-name="ce10" table:number-columns-repeated="2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Dati relativi all' implementazione con profile. Numero di threads per blocco pari a 64,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<text:s/>dimensione della griglia pari a 450.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Per le sequenze che si aggirano attorno ai 500 una grid size di 450 può essere problematica! (usare 250)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Risultati ottenuti con una GTX e un cuore del Q6600 lanciando ogni sequenza contro il database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SwissProt (49.0), 207132 proteine e 75645442 amminoacidi totali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I megaCUPS totali sono stati calcolati considerando il tempo maggiore tra CPU e GPU e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<text:s/>il numero totale di amminoacidi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 office:value-type="string" table:number-columns-spanned="3" table:number-rows-spanned="1">
            <text:p>Sequence</text:p>
          </table:table-cell>
          <table:covered-table-cell table:style-name="Default"/>
          <table:covered-table-cell/>
          <table:table-cell table:style-name="ce17" office:value-type="string" table:number-columns-spanned="2" table:number-rows-spanned="1">
            <text:p>GPU</text:p>
          </table:table-cell>
          <table:covered-table-cell table:style-name="ce18"/>
          <table:table-cell table:style-name="ce2" office:value-type="string" table:number-columns-spanned="2" table:number-rows-spanned="1">
            <text:p>CPU</text:p>
          </table:table-cell>
          <table:covered-table-cell table:style-name="ce18"/>
          <table:table-cell table:style-name="ce2" office:value-type="string" table:number-columns-spanned="2" table:number-rows-spanned="1">
            <text:p>Total</text:p>
          </table:table-cell>
          <table:covered-table-cell table:style-name="ce18"/>
          <table:table-cell table:number-columns-repeated="247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Length</text:p>
          </table:table-cell>
          <table:table-cell table:style-name="ce13" office:value-type="string">
            <text:p>Local Memory</text:p>
          </table:table-cell>
          <table:table-cell table:style-name="ce3" office:value-type="string">
            <text:p>Time (s)</text:p>
          </table:table-cell>
          <table:table-cell table:style-name="ce3" office:value-type="string">
            <text:p>MegaCUPS</text:p>
          </table:table-cell>
          <table:table-cell table:style-name="ce14" office:value-type="string">
            <text:p>Time (s)</text:p>
          </table:table-cell>
          <table:table-cell table:style-name="ce3" office:value-type="string">
            <text:p>MegaCUPS</text:p>
          </table:table-cell>
          <table:table-cell table:style-name="ce14" office:value-type="string">
            <text:p>Time (s)</text:p>
          </table:table-cell>
          <table:table-cell table:style-name="ce3" office:value-type="string">
            <text:p>MegaCUPS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02232</text:p>
          </table:table-cell>
          <table:table-cell office:value-type="float" office:value="143">
            <text:p>143</text:p>
          </table:table-cell>
          <table:table-cell table:style-name="ce4" office:value-type="float" office:value="76">
            <text:p>76</text:p>
          </table:table-cell>
          <table:table-cell table:style-name="ce15" office:value-type="float" office:value="5.593">
            <text:p>5.59</text:p>
          </table:table-cell>
          <table:table-cell office:value-type="float" office:value="1800">
            <text:p>1800</text:p>
          </table:table-cell>
          <table:table-cell table:style-name="ce15" office:value-type="float" office:value="3.899">
            <text:p>3.9</text:p>
          </table:table-cell>
          <table:table-cell office:value-type="float" office:value="64">
            <text:p>64</text:p>
          </table:table-cell>
          <table:table-cell table:style-name="ce15" office:value-type="float" office:value="5.59">
            <text:p>5.59</text:p>
          </table:table-cell>
          <table:table-cell table:style-name="ce19" table:formula="oooc:=((75645442*[.B38])/[.H38])/1048576" office:value-type="float" office:value="1845.47038854555">
            <text:p>184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01111</text:p>
          </table:table-cell>
          <table:table-cell office:value-type="float" office:value="189">
            <text:p>189</text:p>
          </table:table-cell>
          <table:table-cell table:style-name="ce4" office:value-type="float" office:value="96">
            <text:p>96</text:p>
          </table:table-cell>
          <table:table-cell table:style-name="ce15" office:value-type="float" office:value="7.586">
            <text:p>7.59</text:p>
          </table:table-cell>
          <table:table-cell office:value-type="float" office:value="1753">
            <text:p>1753</text:p>
          </table:table-cell>
          <table:table-cell table:style-name="ce15" office:value-type="float" office:value="3.889">
            <text:p>3.89</text:p>
          </table:table-cell>
          <table:table-cell office:value-type="float" office:value="84">
            <text:p>84</text:p>
          </table:table-cell>
          <table:table-cell table:style-name="ce15" office:value-type="float" office:value="7.59">
            <text:p>7.59</text:p>
          </table:table-cell>
          <table:table-cell table:style-name="ce19" table:formula="oooc:=((75645442*[.B39])/[.H39])/1048576" office:value-type="float" office:value="1796.39931102044">
            <text:p>1796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05013</text:p>
          </table:table-cell>
          <table:table-cell office:value-type="float" office:value="189">
            <text:p>189</text:p>
          </table:table-cell>
          <table:table-cell table:style-name="ce4" office:value-type="float" office:value="96">
            <text:p>96</text:p>
          </table:table-cell>
          <table:table-cell table:style-name="ce15" office:value-type="float" office:value="7.59">
            <text:p>7.59</text:p>
          </table:table-cell>
          <table:table-cell office:value-type="float" office:value="1753">
            <text:p>1753</text:p>
          </table:table-cell>
          <table:table-cell table:style-name="ce15" office:value-type="float" office:value="3.89">
            <text:p>3.89</text:p>
          </table:table-cell>
          <table:table-cell office:value-type="float" office:value="84">
            <text:p>84</text:p>
          </table:table-cell>
          <table:table-cell table:style-name="ce15" office:value-type="float" office:value="7.59">
            <text:p>7.59</text:p>
          </table:table-cell>
          <table:table-cell table:style-name="ce19" table:formula="oooc:=((75645442*[.B40])/[.H40])/1048576" office:value-type="float" office:value="1796.39931102044">
            <text:p>1796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14942</text:p>
          </table:table-cell>
          <table:table-cell office:value-type="float" office:value="222">
            <text:p>222</text:p>
          </table:table-cell>
          <table:table-cell table:style-name="ce4" office:value-type="float" office:value="114">
            <text:p>114</text:p>
          </table:table-cell>
          <table:table-cell table:style-name="ce15" office:value-type="float" office:value="8.84">
            <text:p>8.84</text:p>
          </table:table-cell>
          <table:table-cell office:value-type="float" office:value="1767">
            <text:p>1767</text:p>
          </table:table-cell>
          <table:table-cell table:style-name="ce15" office:value-type="float" office:value="5.191">
            <text:p>5.19</text:p>
          </table:table-cell>
          <table:table-cell office:value-type="float" office:value="74">
            <text:p>74</text:p>
          </table:table-cell>
          <table:table-cell table:style-name="ce15" office:value-type="float" office:value="8.84">
            <text:p>8.84</text:p>
          </table:table-cell>
          <table:table-cell table:style-name="ce19" table:formula="oooc:=((75645442*[.B41])/[.H41])/1048576" office:value-type="float" office:value="1811.68863935169">
            <text:p>1812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00762</text:p>
          </table:table-cell>
          <table:table-cell office:value-type="float" office:value="246">
            <text:p>246</text:p>
          </table:table-cell>
          <table:table-cell table:style-name="ce4" office:value-type="float" office:value="124">
            <text:p>124</text:p>
          </table:table-cell>
          <table:table-cell table:style-name="ce15" office:value-type="float" office:value="9.85">
            <text:p>9.85</text:p>
          </table:table-cell>
          <table:table-cell office:value-type="float" office:value="1758">
            <text:p>1758</text:p>
          </table:table-cell>
          <table:table-cell table:style-name="ce15" office:value-type="float" office:value="5.193">
            <text:p>5.19</text:p>
          </table:table-cell>
          <table:table-cell office:value-type="float" office:value="82">
            <text:p>82</text:p>
          </table:table-cell>
          <table:table-cell table:style-name="ce15" office:value-type="float" office:value="9.85">
            <text:p>9.85</text:p>
          </table:table-cell>
          <table:table-cell table:style-name="ce19" table:formula="oooc:=((75645442*[.B42])/[.H42])/1048576" office:value-type="float" office:value="1801.69688694368">
            <text:p>1802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10318</text:p>
          </table:table-cell>
          <table:table-cell office:value-type="float" office:value="362">
            <text:p>362</text:p>
          </table:table-cell>
          <table:table-cell table:style-name="ce4" office:value-type="float" office:value="182">
            <text:p>182</text:p>
          </table:table-cell>
          <table:table-cell table:style-name="ce15" office:value-type="float" office:value="14.71">
            <text:p>14.71</text:p>
          </table:table-cell>
          <table:table-cell office:value-type="float" office:value="1732">
            <text:p>1732</text:p>
          </table:table-cell>
          <table:table-cell table:style-name="ce15" office:value-type="float" office:value="7.79">
            <text:p>7.79</text:p>
          </table:table-cell>
          <table:table-cell office:value-type="float" office:value="81">
            <text:p>81</text:p>
          </table:table-cell>
          <table:table-cell table:style-name="ce15" office:value-type="float" office:value="14.71">
            <text:p>14.71</text:p>
          </table:table-cell>
          <table:table-cell table:style-name="ce19" table:formula="oooc:=((75645442*[.B43])/[.H43])/1048576" office:value-type="float" office:value="1775.32859947469">
            <text:p>177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07327</text:p>
          </table:table-cell>
          <table:table-cell office:value-type="float" office:value="374">
            <text:p>374</text:p>
          </table:table-cell>
          <table:table-cell table:style-name="ce4" office:value-type="float" office:value="190">
            <text:p>190</text:p>
          </table:table-cell>
          <table:table-cell table:style-name="ce15" office:value-type="float" office:value="15.284">
            <text:p>15.28</text:p>
          </table:table-cell>
          <table:table-cell office:value-type="float" office:value="1722">
            <text:p>1722</text:p>
          </table:table-cell>
          <table:table-cell table:style-name="ce15" office:value-type="float" office:value="7.777">
            <text:p>7.78</text:p>
          </table:table-cell>
          <table:table-cell office:value-type="float" office:value="83">
            <text:p>83</text:p>
          </table:table-cell>
          <table:table-cell table:style-name="ce15" office:value-type="float" office:value="15.28">
            <text:p>15.28</text:p>
          </table:table-cell>
          <table:table-cell table:style-name="ce19" table:formula="oooc:=((75645442*[.B44])/[.H44])/1048576" office:value-type="float" office:value="1765.75766233874">
            <text:p>1766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01008</text:p>
          </table:table-cell>
          <table:table-cell office:value-type="float" office:value="464">
            <text:p>464</text:p>
          </table:table-cell>
          <table:table-cell table:style-name="ce4" office:value-type="float" office:value="234">
            <text:p>234</text:p>
          </table:table-cell>
          <table:table-cell table:style-name="ce15" office:value-type="float" office:value="18.96">
            <text:p>18.96</text:p>
          </table:table-cell>
          <table:table-cell office:value-type="float" office:value="1722">
            <text:p>1722</text:p>
          </table:table-cell>
          <table:table-cell table:style-name="ce15" office:value-type="float" office:value="10.368">
            <text:p>10.37</text:p>
          </table:table-cell>
          <table:table-cell office:value-type="float" office:value="77">
            <text:p>77</text:p>
          </table:table-cell>
          <table:table-cell table:style-name="ce15" office:value-type="float" office:value="18.96">
            <text:p>18.96</text:p>
          </table:table-cell>
          <table:table-cell table:style-name="ce19" table:formula="oooc:=((75645442*[.B45])/[.H45])/1048576" office:value-type="float" office:value="1765.47876832857">
            <text:p>176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10635</text:p>
          </table:table-cell>
          <table:table-cell office:value-type="float" office:value="497">
            <text:p>497</text:p>
          </table:table-cell>
          <table:table-cell table:style-name="ce4" office:value-type="float" office:value="250">
            <text:p>250</text:p>
          </table:table-cell>
          <table:table-cell table:style-name="ce15" office:value-type="float" office:value="20.386">
            <text:p>20.39</text:p>
          </table:table-cell>
          <table:table-cell office:value-type="float" office:value="1716">
            <text:p>1716</text:p>
          </table:table-cell>
          <table:table-cell table:style-name="ce15" office:value-type="float" office:value="10.385">
            <text:p>10.39</text:p>
          </table:table-cell>
          <table:table-cell office:value-type="float" office:value="83">
            <text:p>83</text:p>
          </table:table-cell>
          <table:table-cell table:style-name="ce15" office:value-type="float" office:value="20.39">
            <text:p>20.39</text:p>
          </table:table-cell>
          <table:table-cell table:style-name="ce19" table:formula="oooc:=((75645442*[.B46])/[.H46])/1048576" office:value-type="float" office:value="1758.41756982509">
            <text:p>1758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25705</text:p>
          </table:table-cell>
          <table:table-cell office:value-type="float" office:value="553">
            <text:p>553</text:p>
          </table:table-cell>
          <table:table-cell table:style-name="ce4" office:value-type="float" office:value="280">
            <text:p>280</text:p>
          </table:table-cell>
          <table:table-cell table:style-name="ce15" office:value-type="float" office:value="22.825">
            <text:p>22.83</text:p>
          </table:table-cell>
          <table:table-cell office:value-type="float" office:value="1705">
            <text:p>1705</text:p>
          </table:table-cell>
          <table:table-cell table:style-name="ce15" office:value-type="float" office:value="11.684">
            <text:p>11.68</text:p>
          </table:table-cell>
          <table:table-cell office:value-type="float" office:value="82">
            <text:p>82</text:p>
          </table:table-cell>
          <table:table-cell table:style-name="ce15" office:value-type="float" office:value="22.83">
            <text:p>22.83</text:p>
          </table:table-cell>
          <table:table-cell table:style-name="ce19" table:formula="oooc:=((75645442*[.B47])/[.H47])/1048576" office:value-type="float" office:value="1747.43918963185">
            <text:p>1747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03435</text:p>
          </table:table-cell>
          <table:table-cell office:value-type="float" office:value="567">
            <text:p>567</text:p>
          </table:table-cell>
          <table:table-cell table:style-name="ce4" office:value-type="float" office:value="286">
            <text:p>286</text:p>
          </table:table-cell>
          <table:table-cell table:style-name="ce15" office:value-type="float" office:value="23.32">
            <text:p>23.32</text:p>
          </table:table-cell>
          <table:table-cell office:value-type="float" office:value="1711">
            <text:p>1711</text:p>
          </table:table-cell>
          <table:table-cell table:style-name="ce15" office:value-type="float" office:value="11.683">
            <text:p>11.68</text:p>
          </table:table-cell>
          <table:table-cell office:value-type="float" office:value="84">
            <text:p>84</text:p>
          </table:table-cell>
          <table:table-cell table:style-name="ce15" office:value-type="float" office:value="23.32">
            <text:p>23.32</text:p>
          </table:table-cell>
          <table:table-cell table:style-name="ce19" table:formula="oooc:=((75645442*[.B48])/[.H48])/1048576" office:value-type="float" office:value="1754.03140274166">
            <text:p>1754</text:p>
          </table:table-cell>
          <table:table-cell table:number-columns-repeated="24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style-name="ce5" table:formula="oooc:=[.H38]+[.H39]+[.H40]+[.H41]+[.H42]+[.H43]+[.H44]+[.H45]+[.H46]+[.H47]+[.H48]" office:value-type="float" office:value="154.95">
            <text:p>154.95</text:p>
          </table:table-cell>
          <table:table-cell table:number-columns-repeated="248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1" office:value-type="string" table:number-columns-spanned="10" table:number-rows-spanned="1">
            <text:p>SwWBoost 2+2 contro il database 49.0</text:p>
          </table:table-cell>
          <table:covered-table-cell table:number-columns-repeated="9" table:style-name="ce10"/>
          <table:table-cell table:style-name="ce10" table:number-columns-repeated="246"/>
        </table:table-row>
        <table:table-row table:style-name="ro1">
          <table:table-cell table:style-name="ce6" table:number-columns-repeated="256"/>
        </table:table-row>
        <table:table-row table:style-name="ro1">
          <table:table-cell office:value-type="string">
            <text:p>Dati relativi all' implementazione con profile. Numero di threads per blocco pari a 64,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<text:s/>dimensione della griglia pari a 450.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Per le sequenze che si aggirano attorno ai 500 una grid size di 450 può essere problematica! (usare 250)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Risultati ottenuti con 2 GTX e 2 cuori del Q6600 lanciando ogni sequenza contro il database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SwissProt (49.0), 207132 proteine e 75645442 amminoacidi totali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 office:value-type="string" table:number-columns-spanned="4" table:number-rows-spanned="1">
            <text:p>Sequence</text:p>
          </table:table-cell>
          <table:covered-table-cell table:style-name="Default"/>
          <table:covered-table-cell table:number-columns-repeated="2"/>
          <table:table-cell table:style-name="ce17" office:value-type="string" table:number-columns-spanned="2" table:number-rows-spanned="1">
            <text:p>GPU0</text:p>
          </table:table-cell>
          <table:covered-table-cell table:style-name="ce18"/>
          <table:table-cell table:style-name="ce17" office:value-type="string" table:number-columns-spanned="2" table:number-rows-spanned="1">
            <text:p>GPU1</text:p>
          </table:table-cell>
          <table:covered-table-cell table:style-name="ce18"/>
          <table:table-cell table:style-name="ce2" office:value-type="string" table:number-columns-spanned="2" table:number-rows-spanned="1">
            <text:p>CPU0</text:p>
          </table:table-cell>
          <table:covered-table-cell table:style-name="ce18"/>
          <table:table-cell table:style-name="ce2" office:value-type="string" table:number-columns-spanned="2" table:number-rows-spanned="1">
            <text:p>CPU1</text:p>
          </table:table-cell>
          <table:covered-table-cell table:style-name="ce18"/>
          <table:table-cell table:style-name="ce2" office:value-type="string" table:number-columns-spanned="2" table:number-rows-spanned="1">
            <text:p>Total</text:p>
          </table:table-cell>
          <table:covered-table-cell table:style-name="ce18"/>
          <table:table-cell table:number-columns-repeated="242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Length</text:p>
          </table:table-cell>
          <table:table-cell table:style-name="ce13" office:value-type="string">
            <text:p>Local GPU0</text:p>
          </table:table-cell>
          <table:table-cell table:style-name="ce13" office:value-type="string">
            <text:p>Local GPU1</text:p>
          </table:table-cell>
          <table:table-cell table:style-name="ce3" office:value-type="string">
            <text:p>Time (s)</text:p>
          </table:table-cell>
          <table:table-cell table:style-name="ce3" office:value-type="string">
            <text:p>MegaCUPS</text:p>
          </table:table-cell>
          <table:table-cell table:style-name="ce3" office:value-type="string">
            <text:p>Time (s)</text:p>
          </table:table-cell>
          <table:table-cell table:style-name="ce3" office:value-type="string">
            <text:p>MegaCUPS</text:p>
          </table:table-cell>
          <table:table-cell table:style-name="ce14" office:value-type="string">
            <text:p>Time (s)</text:p>
          </table:table-cell>
          <table:table-cell table:style-name="ce3" office:value-type="string">
            <text:p>MegaCUPS</text:p>
          </table:table-cell>
          <table:table-cell table:style-name="ce14" office:value-type="string">
            <text:p>Time (s)</text:p>
          </table:table-cell>
          <table:table-cell table:style-name="ce3" office:value-type="string">
            <text:p>MegaCUPS</text:p>
          </table:table-cell>
          <table:table-cell table:style-name="ce14" office:value-type="string">
            <text:p>Time (s)</text:p>
          </table:table-cell>
          <table:table-cell table:style-name="ce3" office:value-type="string">
            <text:p>MegaCUPS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P02232</text:p>
          </table:table-cell>
          <table:table-cell office:value-type="float" office:value="143">
            <text:p>143</text:p>
          </table:table-cell>
          <table:table-cell table:style-name="ce4" office:value-type="float" office:value="76">
            <text:p>76</text:p>
          </table:table-cell>
          <table:table-cell table:style-name="ce4" office:value-type="string">
            <text:p>152*3</text:p>
          </table:table-cell>
          <table:table-cell office:value-type="float" office:value="2.837">
            <text:p>2.84</text:p>
          </table:table-cell>
          <table:table-cell table:style-name="ce15" office:value-type="float" office:value="1859">
            <text:p>1859</text:p>
          </table:table-cell>
          <table:table-cell office:value-type="float" office:value="2.947">
            <text:p>2.95</text:p>
          </table:table-cell>
          <table:table-cell table:style-name="ce15" office:value-type="float" office:value="1683">
            <text:p>1683</text:p>
          </table:table-cell>
          <table:table-cell table:style-name="ce15" office:value-type="float" office:value="2.102">
            <text:p>2.1</text:p>
          </table:table-cell>
          <table:table-cell table:style-name="ce15" office:value-type="float" office:value="64">
            <text:p>64</text:p>
          </table:table-cell>
          <table:table-cell table:style-name="ce15" office:value-type="float" office:value="2.141">
            <text:p>2.14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.95">
            <text:p>2.95</text:p>
          </table:table-cell>
          <table:table-cell table:style-name="ce19" table:formula="oooc:=((75645442*[.B62])/[.M62])/1048576" office:value-type="float" office:value="3497.00999049817">
            <text:p>349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P01111</text:p>
          </table:table-cell>
          <table:table-cell office:value-type="float" office:value="189">
            <text:p>189</text:p>
          </table:table-cell>
          <table:table-cell table:style-name="ce4" office:value-type="float" office:value="96">
            <text:p>96</text:p>
          </table:table-cell>
          <table:table-cell table:style-name="ce4" office:value-type="string">
            <text:p>192*3</text:p>
          </table:table-cell>
          <table:table-cell office:value-type="float" office:value="3.835">
            <text:p>3.84</text:p>
          </table:table-cell>
          <table:table-cell table:style-name="ce15" office:value-type="float" office:value="1818">
            <text:p>1818</text:p>
          </table:table-cell>
          <table:table-cell office:value-type="float" office:value="3.689">
            <text:p>3.69</text:p>
          </table:table-cell>
          <table:table-cell table:style-name="ce15" office:value-type="float" office:value="1777">
            <text:p>1777</text:p>
          </table:table-cell>
          <table:table-cell table:style-name="ce15" office:value-type="float" office:value="2.109">
            <text:p>2.11</text:p>
          </table:table-cell>
          <table:table-cell table:style-name="ce15" office:value-type="float" office:value="85">
            <text:p>85</text:p>
          </table:table-cell>
          <table:table-cell table:style-name="ce15" office:value-type="float" office:value="2.142">
            <text:p>2.14</text:p>
          </table:table-cell>
          <table:table-cell table:style-name="ce15" office:value-type="float" office:value="84">
            <text:p>84</text:p>
          </table:table-cell>
          <table:table-cell table:style-name="ce15" office:value-type="float" office:value="3.84">
            <text:p>3.84</text:p>
          </table:table-cell>
          <table:table-cell table:style-name="ce19" table:formula="oooc:=((75645442*[.B63])/[.M63])/1048576" office:value-type="float" office:value="3550.69551318884">
            <text:p>355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P05013</text:p>
          </table:table-cell>
          <table:table-cell office:value-type="float" office:value="189">
            <text:p>189</text:p>
          </table:table-cell>
          <table:table-cell table:style-name="ce4" office:value-type="float" office:value="96">
            <text:p>96</text:p>
          </table:table-cell>
          <table:table-cell table:style-name="ce4" office:value-type="string">
            <text:p>192*3</text:p>
          </table:table-cell>
          <table:table-cell office:value-type="float" office:value="3.835">
            <text:p>3.84</text:p>
          </table:table-cell>
          <table:table-cell table:style-name="ce15" office:value-type="float" office:value="1818">
            <text:p>1818</text:p>
          </table:table-cell>
          <table:table-cell office:value-type="float" office:value="3.689">
            <text:p>3.69</text:p>
          </table:table-cell>
          <table:table-cell table:style-name="ce15" office:value-type="float" office:value="1777">
            <text:p>1777</text:p>
          </table:table-cell>
          <table:table-cell table:style-name="ce15" office:value-type="float" office:value="2.109">
            <text:p>2.11</text:p>
          </table:table-cell>
          <table:table-cell table:style-name="ce15" office:value-type="float" office:value="85">
            <text:p>85</text:p>
          </table:table-cell>
          <table:table-cell table:style-name="ce15" office:value-type="float" office:value="2.142">
            <text:p>2.14</text:p>
          </table:table-cell>
          <table:table-cell table:style-name="ce15" office:value-type="float" office:value="84">
            <text:p>84</text:p>
          </table:table-cell>
          <table:table-cell table:style-name="ce15" office:value-type="float" office:value="3.84">
            <text:p>3.84</text:p>
          </table:table-cell>
          <table:table-cell table:style-name="ce19" table:formula="oooc:=((75645442*[.B64])/[.M64])/1048576" office:value-type="float" office:value="3550.69551318884">
            <text:p>355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P14942</text:p>
          </table:table-cell>
          <table:table-cell office:value-type="float" office:value="222">
            <text:p>222</text:p>
          </table:table-cell>
          <table:table-cell table:style-name="ce4" office:value-type="float" office:value="114">
            <text:p>114</text:p>
          </table:table-cell>
          <table:table-cell table:style-name="ce4" office:value-type="string">
            <text:p>228*3</text:p>
          </table:table-cell>
          <table:table-cell office:value-type="float" office:value="4.481">
            <text:p>4.48</text:p>
          </table:table-cell>
          <table:table-cell table:style-name="ce15" office:value-type="float" office:value="1827">
            <text:p>1827</text:p>
          </table:table-cell>
          <table:table-cell office:value-type="float" office:value="4.41">
            <text:p>4.41</text:p>
          </table:table-cell>
          <table:table-cell table:style-name="ce15" office:value-type="float" office:value="1745">
            <text:p>1745</text:p>
          </table:table-cell>
          <table:table-cell table:style-name="ce15" office:value-type="float" office:value="2.802">
            <text:p>2.8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2.856">
            <text:p>2.86</text:p>
          </table:table-cell>
          <table:table-cell table:style-name="ce15" office:value-type="float" office:value="74">
            <text:p>74</text:p>
          </table:table-cell>
          <table:table-cell table:style-name="ce15" office:value-type="float" office:value="4.48">
            <text:p>4.48</text:p>
          </table:table-cell>
          <table:table-cell table:style-name="ce19" table:formula="oooc:=((75645442*[.B65])/[.M65])/1048576" office:value-type="float" office:value="3574.84990443502">
            <text:p>3575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P00762</text:p>
          </table:table-cell>
          <table:table-cell office:value-type="float" office:value="246">
            <text:p>246</text:p>
          </table:table-cell>
          <table:table-cell table:style-name="ce4" office:value-type="float" office:value="124">
            <text:p>124</text:p>
          </table:table-cell>
          <table:table-cell table:style-name="ce4" office:value-type="string">
            <text:p>248*3</text:p>
          </table:table-cell>
          <table:table-cell office:value-type="float" office:value="5.005">
            <text:p>5.01</text:p>
          </table:table-cell>
          <table:table-cell table:style-name="ce15" office:value-type="float" office:value="1813">
            <text:p>1813</text:p>
          </table:table-cell>
          <table:table-cell office:value-type="float" office:value="5.009">
            <text:p>5.01</text:p>
          </table:table-cell>
          <table:table-cell table:style-name="ce15" office:value-type="float" office:value="1703">
            <text:p>1703</text:p>
          </table:table-cell>
          <table:table-cell table:style-name="ce15" office:value-type="float" office:value="2.8">
            <text:p>2.8</text:p>
          </table:table-cell>
          <table:table-cell table:style-name="ce15" office:value-type="float" office:value="83">
            <text:p>83</text:p>
          </table:table-cell>
          <table:table-cell table:style-name="ce15" office:value-type="float" office:value="2.856">
            <text:p>2.86</text:p>
          </table:table-cell>
          <table:table-cell table:style-name="ce15" office:value-type="float" office:value="82">
            <text:p>82</text:p>
          </table:table-cell>
          <table:table-cell table:style-name="ce15" office:value-type="float" office:value="5.01">
            <text:p>5.01</text:p>
          </table:table-cell>
          <table:table-cell table:style-name="ce19" table:formula="oooc:=((75645442*[.B66])/[.M66])/1048576" office:value-type="float" office:value="3542.2583505779">
            <text:p>3542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P10318</text:p>
          </table:table-cell>
          <table:table-cell office:value-type="float" office:value="362">
            <text:p>362</text:p>
          </table:table-cell>
          <table:table-cell table:style-name="ce4" office:value-type="float" office:value="182">
            <text:p>182</text:p>
          </table:table-cell>
          <table:table-cell table:style-name="ce4" office:value-type="string">
            <text:p>364*3</text:p>
          </table:table-cell>
          <table:table-cell office:value-type="float" office:value="7.536">
            <text:p>7.54</text:p>
          </table:table-cell>
          <table:table-cell table:style-name="ce15" office:value-type="float" office:value="1772">
            <text:p>1772</text:p>
          </table:table-cell>
          <table:table-cell office:value-type="float" office:value="7.568">
            <text:p>7.57</text:p>
          </table:table-cell>
          <table:table-cell table:style-name="ce15" office:value-type="float" office:value="1659">
            <text:p>1659</text:p>
          </table:table-cell>
          <table:table-cell table:style-name="ce15" office:value-type="float" office:value="4.2">
            <text:p>4.2</text:p>
          </table:table-cell>
          <table:table-cell table:style-name="ce15" office:value-type="float" office:value="81">
            <text:p>81</text:p>
          </table:table-cell>
          <table:table-cell table:style-name="ce15" office:value-type="float" office:value="4.28">
            <text:p>4.28</text:p>
          </table:table-cell>
          <table:table-cell table:style-name="ce15" office:value-type="float" office:value="80">
            <text:p>80</text:p>
          </table:table-cell>
          <table:table-cell table:style-name="ce15" office:value-type="float" office:value="7.57">
            <text:p>7.57</text:p>
          </table:table-cell>
          <table:table-cell table:style-name="ce19" table:formula="oooc:=((75645442*[.B67])/[.M67])/1048576" office:value-type="float" office:value="3449.81290598054">
            <text:p>345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P07327</text:p>
          </table:table-cell>
          <table:table-cell office:value-type="float" office:value="374">
            <text:p>374</text:p>
          </table:table-cell>
          <table:table-cell table:style-name="ce4" office:value-type="float" office:value="190">
            <text:p>190</text:p>
          </table:table-cell>
          <table:table-cell table:style-name="ce4" office:value-type="string">
            <text:p>380*3</text:p>
          </table:table-cell>
          <table:table-cell office:value-type="float" office:value="7.826">
            <text:p>7.83</text:p>
          </table:table-cell>
          <table:table-cell table:style-name="ce15" office:value-type="float" office:value="1763">
            <text:p>1763</text:p>
          </table:table-cell>
          <table:table-cell office:value-type="float" office:value="7.858">
            <text:p>7.86</text:p>
          </table:table-cell>
          <table:table-cell table:style-name="ce15" office:value-type="float" office:value="1650">
            <text:p>1650</text:p>
          </table:table-cell>
          <table:table-cell table:style-name="ce15" office:value-type="float" office:value="4.203">
            <text:p>4.2</text:p>
          </table:table-cell>
          <table:table-cell table:style-name="ce15" office:value-type="float" office:value="84">
            <text:p>84</text:p>
          </table:table-cell>
          <table:table-cell table:style-name="ce15" office:value-type="float" office:value="4.283">
            <text:p>4.28</text:p>
          </table:table-cell>
          <table:table-cell table:style-name="ce15" office:value-type="float" office:value="83">
            <text:p>83</text:p>
          </table:table-cell>
          <table:table-cell table:style-name="ce15" office:value-type="float" office:value="7.86">
            <text:p>7.86</text:p>
          </table:table-cell>
          <table:table-cell table:style-name="ce19" table:formula="oooc:=((75645442*[.B68])/[.M68])/1048576" office:value-type="float" office:value="3432.66883976284">
            <text:p>3433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P01008</text:p>
          </table:table-cell>
          <table:table-cell office:value-type="float" office:value="464">
            <text:p>464</text:p>
          </table:table-cell>
          <table:table-cell table:style-name="ce4" office:value-type="float" office:value="234">
            <text:p>234</text:p>
          </table:table-cell>
          <table:table-cell table:style-name="ce4" office:value-type="string">
            <text:p>468*3</text:p>
          </table:table-cell>
          <table:table-cell office:value-type="float" office:value="9.66">
            <text:p>9.66</text:p>
          </table:table-cell>
          <table:table-cell table:style-name="ce15" office:value-type="float" office:value="1771">
            <text:p>1771</text:p>
          </table:table-cell>
          <table:table-cell office:value-type="float" office:value="9.831">
            <text:p>9.83</text:p>
          </table:table-cell>
          <table:table-cell table:style-name="ce15" office:value-type="float" office:value="1637">
            <text:p>1637</text:p>
          </table:table-cell>
          <table:table-cell table:style-name="ce15" office:value-type="float" office:value="5.602">
            <text:p>5.6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5.708">
            <text:p>5.71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9.83">
            <text:p>9.83</text:p>
          </table:table-cell>
          <table:table-cell table:style-name="ce19" table:formula="oooc:=((75645442*[.B69])/[.M69])/1048576" office:value-type="float" office:value="3405.23676983823">
            <text:p>3405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P10635</text:p>
          </table:table-cell>
          <table:table-cell office:value-type="float" office:value="497">
            <text:p>497</text:p>
          </table:table-cell>
          <table:table-cell table:style-name="ce4" office:value-type="float" office:value="250">
            <text:p>250</text:p>
          </table:table-cell>
          <table:table-cell table:style-name="ce4" office:value-type="string">
            <text:p>500*3</text:p>
          </table:table-cell>
          <table:table-cell office:value-type="float" office:value="10.37">
            <text:p>10.37</text:p>
          </table:table-cell>
          <table:table-cell table:style-name="ce15" office:value-type="float" office:value="1767">
            <text:p>1767</text:p>
          </table:table-cell>
          <table:table-cell office:value-type="float" office:value="10.427">
            <text:p>10.43</text:p>
          </table:table-cell>
          <table:table-cell table:style-name="ce15" office:value-type="float" office:value="1653">
            <text:p>1653</text:p>
          </table:table-cell>
          <table:table-cell table:style-name="ce15" office:value-type="float" office:value="5.6">
            <text:p>5.6</text:p>
          </table:table-cell>
          <table:table-cell table:style-name="ce15" office:value-type="float" office:value="84">
            <text:p>84</text:p>
          </table:table-cell>
          <table:table-cell table:style-name="ce15" office:value-type="float" office:value="5.7">
            <text:p>5.7</text:p>
          </table:table-cell>
          <table:table-cell table:style-name="ce15" office:value-type="float" office:value="82">
            <text:p>82</text:p>
          </table:table-cell>
          <table:table-cell table:style-name="ce15" office:value-type="float" office:value="10.43">
            <text:p>10.43</text:p>
          </table:table-cell>
          <table:table-cell table:style-name="ce19" table:formula="oooc:=((75645442*[.B70])/[.M70])/1048576" office:value-type="float" office:value="3437.59676402047">
            <text:p>3438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P25705</text:p>
          </table:table-cell>
          <table:table-cell office:value-type="float" office:value="553">
            <text:p>553</text:p>
          </table:table-cell>
          <table:table-cell table:style-name="ce4" office:value-type="float" office:value="280">
            <text:p>280</text:p>
          </table:table-cell>
          <table:table-cell table:style-name="ce4" office:value-type="string">
            <text:p>560*3</text:p>
          </table:table-cell>
          <table:table-cell office:value-type="float" office:value="11.678">
            <text:p>11.68</text:p>
          </table:table-cell>
          <table:table-cell table:style-name="ce15" office:value-type="float" office:value="1746">
            <text:p>1746</text:p>
          </table:table-cell>
          <table:table-cell office:value-type="float" office:value="11.875">
            <text:p>11.88</text:p>
          </table:table-cell>
          <table:table-cell table:style-name="ce15" office:value-type="float" office:value="1615">
            <text:p>1615</text:p>
          </table:table-cell>
          <table:table-cell table:style-name="ce15" office:value-type="float" office:value="6.326">
            <text:p>6.33</text:p>
          </table:table-cell>
          <table:table-cell table:style-name="ce15" office:value-type="float" office:value="82">
            <text:p>82</text:p>
          </table:table-cell>
          <table:table-cell table:style-name="ce15" office:value-type="float" office:value="6.419">
            <text:p>6.42</text:p>
          </table:table-cell>
          <table:table-cell table:style-name="ce15" office:value-type="float" office:value="82">
            <text:p>82</text:p>
          </table:table-cell>
          <table:table-cell table:style-name="ce15" office:value-type="float" office:value="11.88">
            <text:p>11.88</text:p>
          </table:table-cell>
          <table:table-cell table:style-name="ce19" table:formula="oooc:=((75645442*[.B71])/[.M71])/1048576" office:value-type="float" office:value="3358.08389724706">
            <text:p>3358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P03435</text:p>
          </table:table-cell>
          <table:table-cell office:value-type="float" office:value="567">
            <text:p>567</text:p>
          </table:table-cell>
          <table:table-cell table:style-name="ce4" office:value-type="float" office:value="286">
            <text:p>286</text:p>
          </table:table-cell>
          <table:table-cell table:style-name="ce4" office:value-type="string">
            <text:p>572*3</text:p>
          </table:table-cell>
          <table:table-cell office:value-type="float" office:value="11.962">
            <text:p>11.96</text:p>
          </table:table-cell>
          <table:table-cell table:style-name="ce15" office:value-type="float" office:value="1748">
            <text:p>1748</text:p>
          </table:table-cell>
          <table:table-cell office:value-type="float" office:value="11.911">
            <text:p>11.91</text:p>
          </table:table-cell>
          <table:table-cell table:style-name="ce15" office:value-type="float" office:value="1651">
            <text:p>1651</text:p>
          </table:table-cell>
          <table:table-cell table:style-name="ce15" office:value-type="float" office:value="6.321">
            <text:p>6.32</text:p>
          </table:table-cell>
          <table:table-cell table:style-name="ce15" office:value-type="float" office:value="85">
            <text:p>85</text:p>
          </table:table-cell>
          <table:table-cell table:style-name="ce15" office:value-type="float" office:value="6.41">
            <text:p>6.41</text:p>
          </table:table-cell>
          <table:table-cell table:style-name="ce15" office:value-type="float" office:value="84">
            <text:p>84</text:p>
          </table:table-cell>
          <table:table-cell table:style-name="ce15" office:value-type="float" office:value="11.96">
            <text:p>11.96</text:p>
          </table:table-cell>
          <table:table-cell table:style-name="ce19" table:formula="oooc:=((75645442*[.B72])/[.M72])/1048576" office:value-type="float" office:value="3420.06791905815">
            <text:p>3420</text:p>
          </table:table-cell>
          <table:table-cell table:number-columns-repeated="24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table:style-name="ce5" table:formula="oooc:=[.M62]+[.M63]+[.M64]+[.M65]+[.M66]+[.M67]+[.M68]+[.M69]+[.M70]+[.M71]+[.M72]" office:value-type="float" office:value="79.65">
            <text:p>79.65</text:p>
          </table:table-cell>
          <table:table-cell table:number-columns-repeated="243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1" office:value-type="string" table:number-columns-spanned="10" table:number-rows-spanned="1">
            <text:p>SwWBoost 1+1 &amp; 2+2 contro il database 40.9 confrontato con Farrar sul db 49.1</text:p>
          </table:table-cell>
          <table:covered-table-cell table:number-columns-repeated="9" table:style-name="ce10"/>
          <table:table-cell table:style-name="ce10" table:number-columns-repeated="24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Risultati ottenuti con GTX e Q6600 lanciando ogni sequenza contro il database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SwissProt (49.0), 207132 proteine e 75645442 amminoacidi totali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office:value-type="string">
            <text:p>Farrar -&gt; Articolo Bioinformatics questo usa un'altro database con 75841138 amminoacidi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 office:value-type="string" table:number-columns-spanned="2" table:number-rows-spanned="1">
            <text:p>Sequence</text:p>
          </table:table-cell>
          <table:covered-table-cell table:style-name="Default"/>
          <table:table-cell table:style-name="ce2" office:value-type="string" table:number-columns-spanned="2" table:number-rows-spanned="1">
            <text:p>Farrar</text:p>
          </table:table-cell>
          <table:covered-table-cell table:style-name="ce18"/>
          <table:table-cell table:style-name="ce17" office:value-type="string" table:number-columns-spanned="2" table:number-rows-spanned="1">
            <text:p>Our Solution (1+1)</text:p>
          </table:table-cell>
          <table:covered-table-cell table:style-name="ce18"/>
          <table:table-cell table:style-name="ce17" office:value-type="string" table:number-columns-spanned="2" table:number-rows-spanned="1">
            <text:p>Our Solution (2+2)</text:p>
          </table:table-cell>
          <table:covered-table-cell table:style-name="ce18"/>
          <table:table-cell table:number-columns-repeated="248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Length</text:p>
          </table:table-cell>
          <table:table-cell table:style-name="ce14" office:value-type="string">
            <text:p>Time (s)</text:p>
          </table:table-cell>
          <table:table-cell table:style-name="ce3" office:value-type="string">
            <text:p>MegaCUPS</text:p>
          </table:table-cell>
          <table:table-cell table:style-name="ce3" office:value-type="string">
            <text:p>Time (s)</text:p>
          </table:table-cell>
          <table:table-cell table:style-name="ce3" office:value-type="string">
            <text:p>MegaCUPS</text:p>
          </table:table-cell>
          <table:table-cell table:style-name="ce3" office:value-type="string">
            <text:p>Time (s)</text:p>
          </table:table-cell>
          <table:table-cell table:style-name="ce3" office:value-type="string">
            <text:p>MegaCUPS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P02232</text:p>
          </table:table-cell>
          <table:table-cell office:value-type="float" office:value="143">
            <text:p>143</text:p>
          </table:table-cell>
          <table:table-cell table:style-name="ce15" office:value-type="float" office:value="9">
            <text:p>9</text:p>
          </table:table-cell>
          <table:table-cell table:style-name="ce19" table:formula="oooc:=((75841138*[.B87])/[.C87])/1048576" office:value-type="float" office:value="1149.20751084222">
            <text:p>1149</text:p>
          </table:table-cell>
          <table:table-cell office:value-type="float" office:value="5.59">
            <text:p>5.59</text:p>
          </table:table-cell>
          <table:table-cell table:style-name="ce19" table:formula="oooc:=((75645442*[.B87])/[.E87])/1048576" office:value-type="float" office:value="1845.47038854555">
            <text:p>1845</text:p>
          </table:table-cell>
          <table:table-cell office:value-type="float" office:value="2.95">
            <text:p>2.95</text:p>
          </table:table-cell>
          <table:table-cell table:style-name="ce19" table:formula="oooc:=((75645442*[.B87])/[.G87])/1048576" office:value-type="float" office:value="3497.00999049817">
            <text:p>3497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P01111</text:p>
          </table:table-cell>
          <table:table-cell office:value-type="float" office:value="189">
            <text:p>189</text:p>
          </table:table-cell>
          <table:table-cell table:style-name="ce15" office:value-type="float" office:value="10">
            <text:p>10</text:p>
          </table:table-cell>
          <table:table-cell table:style-name="ce19" table:formula="oooc:=((75841138*[.B88])/[.C88])/1048576" office:value-type="float" office:value="1366.99438877106">
            <text:p>1367</text:p>
          </table:table-cell>
          <table:table-cell office:value-type="float" office:value="7.59">
            <text:p>7.59</text:p>
          </table:table-cell>
          <table:table-cell table:style-name="ce19" table:formula="oooc:=((75645442*[.B88])/[.E88])/1048576" office:value-type="float" office:value="1796.39931102044">
            <text:p>1796</text:p>
          </table:table-cell>
          <table:table-cell office:value-type="float" office:value="3.84">
            <text:p>3.84</text:p>
          </table:table-cell>
          <table:table-cell table:style-name="ce19" table:formula="oooc:=((75645442*[.B88])/[.G88])/1048576" office:value-type="float" office:value="3550.69551318884">
            <text:p>3551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P05013</text:p>
          </table:table-cell>
          <table:table-cell office:value-type="float" office:value="189">
            <text:p>189</text:p>
          </table:table-cell>
          <table:table-cell table:style-name="ce15" office:value-type="float" office:value="10">
            <text:p>10</text:p>
          </table:table-cell>
          <table:table-cell table:style-name="ce19" table:formula="oooc:=((75841138*[.B89])/[.C89])/1048576" office:value-type="float" office:value="1366.99438877106">
            <text:p>1367</text:p>
          </table:table-cell>
          <table:table-cell office:value-type="float" office:value="7.59">
            <text:p>7.59</text:p>
          </table:table-cell>
          <table:table-cell table:style-name="ce19" table:formula="oooc:=((75645442*[.B89])/[.E89])/1048576" office:value-type="float" office:value="1796.39931102044">
            <text:p>1796</text:p>
          </table:table-cell>
          <table:table-cell office:value-type="float" office:value="3.84">
            <text:p>3.84</text:p>
          </table:table-cell>
          <table:table-cell table:style-name="ce19" table:formula="oooc:=((75645442*[.B89])/[.G89])/1048576" office:value-type="float" office:value="3550.69551318884">
            <text:p>3551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P14942</text:p>
          </table:table-cell>
          <table:table-cell office:value-type="float" office:value="222">
            <text:p>222</text:p>
          </table:table-cell>
          <table:table-cell table:style-name="ce15" office:value-type="float" office:value="12">
            <text:p>12</text:p>
          </table:table-cell>
          <table:table-cell table:style-name="ce19" table:formula="oooc:=((75841138*[.B90])/[.C90])/1048576" office:value-type="float" office:value="1338.06329059601">
            <text:p>1338</text:p>
          </table:table-cell>
          <table:table-cell office:value-type="float" office:value="8.84">
            <text:p>8.84</text:p>
          </table:table-cell>
          <table:table-cell table:style-name="ce19" table:formula="oooc:=((75645442*[.B90])/[.E90])/1048576" office:value-type="float" office:value="1811.68863935169">
            <text:p>1812</text:p>
          </table:table-cell>
          <table:table-cell office:value-type="float" office:value="4.48">
            <text:p>4.48</text:p>
          </table:table-cell>
          <table:table-cell table:style-name="ce19" table:formula="oooc:=((75645442*[.B90])/[.G90])/1048576" office:value-type="float" office:value="3574.84990443502">
            <text:p>3575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P00762</text:p>
          </table:table-cell>
          <table:table-cell office:value-type="float" office:value="246">
            <text:p>246</text:p>
          </table:table-cell>
          <table:table-cell table:style-name="ce15" office:value-type="float" office:value="13">
            <text:p>13</text:p>
          </table:table-cell>
          <table:table-cell table:style-name="ce19" table:formula="oooc:=((75841138*[.B91])/[.C91])/1048576" office:value-type="float" office:value="1368.66349058885">
            <text:p>1369</text:p>
          </table:table-cell>
          <table:table-cell office:value-type="float" office:value="9.85">
            <text:p>9.85</text:p>
          </table:table-cell>
          <table:table-cell table:style-name="ce19" table:formula="oooc:=((75645442*[.B91])/[.E91])/1048576" office:value-type="float" office:value="1801.69688694368">
            <text:p>1802</text:p>
          </table:table-cell>
          <table:table-cell office:value-type="float" office:value="5.01">
            <text:p>5.01</text:p>
          </table:table-cell>
          <table:table-cell table:style-name="ce19" table:formula="oooc:=((75645442*[.B91])/[.G91])/1048576" office:value-type="float" office:value="3542.2583505779">
            <text:p>3542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P10318</text:p>
          </table:table-cell>
          <table:table-cell office:value-type="float" office:value="362">
            <text:p>362</text:p>
          </table:table-cell>
          <table:table-cell table:style-name="ce15" office:value-type="float" office:value="15">
            <text:p>15</text:p>
          </table:table-cell>
          <table:table-cell table:style-name="ce19" table:formula="oooc:=((75841138*[.B92])/[.C92])/1048576" office:value-type="float" office:value="1745.50958989461">
            <text:p>1746</text:p>
          </table:table-cell>
          <table:table-cell office:value-type="float" office:value="14.71">
            <text:p>14.71</text:p>
          </table:table-cell>
          <table:table-cell table:style-name="ce19" table:formula="oooc:=((75645442*[.B92])/[.E92])/1048576" office:value-type="float" office:value="1775.32859947469">
            <text:p>1775</text:p>
          </table:table-cell>
          <table:table-cell office:value-type="float" office:value="7.57">
            <text:p>7.57</text:p>
          </table:table-cell>
          <table:table-cell table:style-name="ce19" table:formula="oooc:=((75645442*[.B92])/[.G92])/1048576" office:value-type="float" office:value="3449.81290598054">
            <text:p>3450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P07327</text:p>
          </table:table-cell>
          <table:table-cell office:value-type="float" office:value="374">
            <text:p>374</text:p>
          </table:table-cell>
          <table:table-cell table:style-name="ce15" office:value-type="float" office:value="16">
            <text:p>16</text:p>
          </table:table-cell>
          <table:table-cell table:style-name="ce19" table:formula="oooc:=((75841138*[.B93])/[.C93])/1048576" office:value-type="float" office:value="1690.66104960442">
            <text:p>1691</text:p>
          </table:table-cell>
          <table:table-cell office:value-type="float" office:value="15.28">
            <text:p>15.28</text:p>
          </table:table-cell>
          <table:table-cell table:style-name="ce19" table:formula="oooc:=((75645442*[.B93])/[.E93])/1048576" office:value-type="float" office:value="1765.75766233874">
            <text:p>1766</text:p>
          </table:table-cell>
          <table:table-cell office:value-type="float" office:value="7.86">
            <text:p>7.86</text:p>
          </table:table-cell>
          <table:table-cell table:style-name="ce19" table:formula="oooc:=((75645442*[.B93])/[.G93])/1048576" office:value-type="float" office:value="3432.66883976284">
            <text:p>3433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P01008</text:p>
          </table:table-cell>
          <table:table-cell office:value-type="float" office:value="464">
            <text:p>464</text:p>
          </table:table-cell>
          <table:table-cell table:style-name="ce15" office:value-type="float" office:value="18">
            <text:p>18</text:p>
          </table:table-cell>
          <table:table-cell table:style-name="ce19" table:formula="oooc:=((75841138*[.B94])/[.C94])/1048576" office:value-type="float" office:value="1864.4485490587">
            <text:p>1864</text:p>
          </table:table-cell>
          <table:table-cell office:value-type="float" office:value="18.96">
            <text:p>18.96</text:p>
          </table:table-cell>
          <table:table-cell table:style-name="ce19" table:formula="oooc:=((75645442*[.B94])/[.E94])/1048576" office:value-type="float" office:value="1765.47876832857">
            <text:p>1765</text:p>
          </table:table-cell>
          <table:table-cell office:value-type="float" office:value="9.83">
            <text:p>9.83</text:p>
          </table:table-cell>
          <table:table-cell table:style-name="ce19" table:formula="oooc:=((75645442*[.B94])/[.G94])/1048576" office:value-type="float" office:value="3405.23676983823">
            <text:p>3405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P10635</text:p>
          </table:table-cell>
          <table:table-cell office:value-type="float" office:value="497">
            <text:p>497</text:p>
          </table:table-cell>
          <table:table-cell table:style-name="ce15" office:value-type="float" office:value="19">
            <text:p>19</text:p>
          </table:table-cell>
          <table:table-cell table:style-name="ce19" table:formula="oooc:=((75841138*[.B95])/[.C95])/1048576" office:value-type="float" office:value="1891.94155171043">
            <text:p>1892</text:p>
          </table:table-cell>
          <table:table-cell office:value-type="float" office:value="20.39">
            <text:p>20.39</text:p>
          </table:table-cell>
          <table:table-cell table:style-name="ce19" table:formula="oooc:=((75645442*[.B95])/[.E95])/1048576" office:value-type="float" office:value="1758.41756982509">
            <text:p>1758</text:p>
          </table:table-cell>
          <table:table-cell office:value-type="float" office:value="10.43">
            <text:p>10.43</text:p>
          </table:table-cell>
          <table:table-cell table:style-name="ce19" table:formula="oooc:=((75645442*[.B95])/[.G95])/1048576" office:value-type="float" office:value="3437.59676402047">
            <text:p>3438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P25705</text:p>
          </table:table-cell>
          <table:table-cell office:value-type="float" office:value="553">
            <text:p>553</text:p>
          </table:table-cell>
          <table:table-cell table:style-name="ce15" office:value-type="float" office:value="19">
            <text:p>19</text:p>
          </table:table-cell>
          <table:table-cell table:style-name="ce19" table:formula="oooc:=((75841138*[.B96])/[.C96])/1048576" office:value-type="float" office:value="2105.11806457921">
            <text:p>2105</text:p>
          </table:table-cell>
          <table:table-cell office:value-type="float" office:value="22.83">
            <text:p>22.83</text:p>
          </table:table-cell>
          <table:table-cell table:style-name="ce19" table:formula="oooc:=((75645442*[.B96])/[.E96])/1048576" office:value-type="float" office:value="1747.43918963185">
            <text:p>1747</text:p>
          </table:table-cell>
          <table:table-cell office:value-type="float" office:value="11.88">
            <text:p>11.88</text:p>
          </table:table-cell>
          <table:table-cell table:style-name="ce19" table:formula="oooc:=((75645442*[.B96])/[.G96])/1048576" office:value-type="float" office:value="3358.08389724706">
            <text:p>3358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P03435</text:p>
          </table:table-cell>
          <table:table-cell office:value-type="float" office:value="567">
            <text:p>567</text:p>
          </table:table-cell>
          <table:table-cell table:style-name="ce15" office:value-type="float" office:value="20">
            <text:p>20</text:p>
          </table:table-cell>
          <table:table-cell table:style-name="ce19" table:formula="oooc:=((75645442*[.B97])/[.C97])/1048576" office:value-type="float" office:value="2045.20061559677">
            <text:p>2045</text:p>
          </table:table-cell>
          <table:table-cell office:value-type="float" office:value="23.32">
            <text:p>23.32</text:p>
          </table:table-cell>
          <table:table-cell table:style-name="ce19" table:formula="oooc:=((75645442*[.B97])/[.E97])/1048576" office:value-type="float" office:value="1754.03140274166">
            <text:p>1754</text:p>
          </table:table-cell>
          <table:table-cell office:value-type="float" office:value="11.96">
            <text:p>11.96</text:p>
          </table:table-cell>
          <table:table-cell table:style-name="ce19" table:formula="oooc:=((75645442*[.B97])/[.G97])/1048576" office:value-type="float" office:value="3420.06791905815">
            <text:p>3420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1" office:value-type="string" table:number-columns-spanned="10" table:number-rows-spanned="1">
            <text:p>SwWBoost 2+2 contro il database di dec confrontato con PC, BLAST FASTA e LIU</text:p>
          </table:table-cell>
          <table:covered-table-cell table:number-columns-repeated="9" table:style-name="ce10"/>
          <table:table-cell table:style-name="ce10" table:number-columns-repeated="2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7" office:value-type="string" table:number-columns-spanned="12" table:number-rows-spanned="1">
            <text:p>Results obtained launching a sequence against the SwissProt database(Dec 2006 – 250296 proteins, 91694534 amynoacids)</text:p>
          </table:table-cell>
          <table:covered-table-cell table:style-name="ce12"/>
          <table:covered-table-cell table:style-name="ce16"/>
          <table:covered-table-cell table:style-name="ce12"/>
          <table:covered-table-cell table:style-name="ce20"/>
          <table:covered-table-cell table:style-name="ce12"/>
          <table:covered-table-cell table:style-name="ce20"/>
          <table:covered-table-cell table:style-name="ce12"/>
          <table:covered-table-cell table:style-name="ce20"/>
          <table:covered-table-cell table:style-name="ce12"/>
          <table:covered-table-cell table:number-columns-repeated="2"/>
          <table:table-cell table:number-columns-repeated="244"/>
        </table:table-row>
        <table:table-row table:style-name="ro1">
          <table:table-cell table:style-name="ce2" office:value-type="string" table:number-columns-spanned="2" table:number-rows-spanned="1">
            <text:p>Sequence</text:p>
          </table:table-cell>
          <table:covered-table-cell table:style-name="Default"/>
          <table:table-cell table:style-name="ce17" office:value-type="string" table:number-columns-spanned="2" table:number-rows-spanned="1">
            <text:p>PC*</text:p>
          </table:table-cell>
          <table:covered-table-cell table:style-name="ce18"/>
          <table:table-cell table:style-name="ce2" office:value-type="string" table:number-columns-spanned="2" table:number-rows-spanned="1">
            <text:p>Ssearch(Fasta)*</text:p>
          </table:table-cell>
          <table:covered-table-cell table:style-name="ce18"/>
          <table:table-cell table:style-name="ce2" office:value-type="string" table:number-columns-spanned="2" table:number-rows-spanned="1">
            <text:p>Blast*</text:p>
          </table:table-cell>
          <table:covered-table-cell table:style-name="ce18"/>
          <table:table-cell table:style-name="ce2" office:value-type="string" table:number-columns-spanned="2" table:number-rows-spanned="1">
            <text:p>Weiguo Liu*</text:p>
          </table:table-cell>
          <table:covered-table-cell table:style-name="ce18"/>
          <table:table-cell table:style-name="ce22" office:value-type="string" table:number-columns-spanned="2" table:number-rows-spanned="1">
            <text:p>Our Cuda Solution**</text:p>
          </table:table-cell>
          <table:covered-table-cell table:style-name="ce24"/>
          <table:table-cell table:number-columns-repeated="244"/>
        </table:table-row>
        <table:table-row table:style-name="ro1">
          <table:table-cell table:style-name="ce8" office:value-type="string">
            <text:p>Name</text:p>
          </table:table-cell>
          <table:table-cell table:style-name="ce8" office:value-type="string">
            <text:p>Length</text:p>
          </table:table-cell>
          <table:table-cell table:style-name="ce8" office:value-type="string">
            <text:p>Time (s)</text:p>
          </table:table-cell>
          <table:table-cell table:style-name="ce8" office:value-type="string">
            <text:p>MegaCUPS</text:p>
          </table:table-cell>
          <table:table-cell table:style-name="ce21" office:value-type="string">
            <text:p>Time (s)</text:p>
          </table:table-cell>
          <table:table-cell table:style-name="ce8" office:value-type="string">
            <text:p>MegaCUPS</text:p>
          </table:table-cell>
          <table:table-cell table:style-name="ce21" office:value-type="string">
            <text:p>Time (s)</text:p>
          </table:table-cell>
          <table:table-cell table:style-name="ce8" office:value-type="string">
            <text:p>MegaCUPS</text:p>
          </table:table-cell>
          <table:table-cell table:style-name="ce21" office:value-type="string">
            <text:p>Time (s)</text:p>
          </table:table-cell>
          <table:table-cell table:style-name="ce8" office:value-type="string">
            <text:p>MegaCUPS</text:p>
          </table:table-cell>
          <table:table-cell table:style-name="ce23" office:value-type="string">
            <text:p>Time (s)</text:p>
          </table:table-cell>
          <table:table-cell table:style-name="ce25" office:value-type="string">
            <text:p>MegaCUPS</text:p>
          </table:table-cell>
          <table:table-cell table:number-columns-repeated="244"/>
        </table:table-row>
        <table:table-row table:style-name="ro1">
          <table:table-cell table:style-name="ce9" office:value-type="string">
            <text:p>O29181</text:p>
          </table:table-cell>
          <table:table-cell office:value-type="float" office:value="63">
            <text:p>63</text:p>
          </table:table-cell>
          <table:table-cell table:style-name="ce15" office:value-type="float" office:value="134">
            <text:p>134</text:p>
          </table:table-cell>
          <table:table-cell table:style-name="ce15" office:value-type="float" office:value="42">
            <text:p>42</text:p>
          </table:table-cell>
          <table:table-cell office:value-type="float" office:value="46">
            <text:p>46</text:p>
          </table:table-cell>
          <table:table-cell table:style-name="ce15" office:value-type="float" office:value="119">
            <text:p>119</text:p>
          </table:table-cell>
          <table:table-cell office:value-type="float" office:value="3.7">
            <text:p>3.7</text:p>
          </table:table-cell>
          <table:table-cell table:style-name="ce15" office:value-type="float" office:value="1488">
            <text:p>1488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197">
            <text:p>197</text:p>
          </table:table-cell>
          <table:table-cell table:style-name="ce15" office:value-type="float" office:value="1.547">
            <text:p>1.55</text:p>
          </table:table-cell>
          <table:table-cell table:style-name="ce19" table:formula="oooc:=((91694534*[.B105])/[.K105])/1048576" office:value-type="float" office:value="3561.17872522967">
            <text:p>3561</text:p>
          </table:table-cell>
          <table:table-cell table:number-columns-repeated="244"/>
        </table:table-row>
        <table:table-row table:style-name="ro1">
          <table:table-cell table:style-name="ce9" office:value-type="string">
            <text:p>P03630</text:p>
          </table:table-cell>
          <table:table-cell office:value-type="float" office:value="127">
            <text:p>127</text:p>
          </table:table-cell>
          <table:table-cell table:style-name="ce15" office:value-type="float" office:value="268">
            <text:p>268</text:p>
          </table:table-cell>
          <table:table-cell table:style-name="ce15" office:value-type="float" office:value="42">
            <text:p>42</text:p>
          </table:table-cell>
          <table:table-cell office:value-type="float" office:value="93">
            <text:p>93</text:p>
          </table:table-cell>
          <table:table-cell table:style-name="ce15" office:value-type="float" office:value="119">
            <text:p>119</text:p>
          </table:table-cell>
          <table:table-cell office:value-type="float" office:value="5.7">
            <text:p>5.7</text:p>
          </table:table-cell>
          <table:table-cell table:style-name="ce15" office:value-type="float" office:value="1948">
            <text:p>1948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17">
            <text:p>317</text:p>
          </table:table-cell>
          <table:table-cell table:style-name="ce15" office:value-type="float" office:value="3.075">
            <text:p>3.08</text:p>
          </table:table-cell>
          <table:table-cell table:style-name="ce19" table:formula="oooc:=((91694534*[.B106])/[.K106])/1048576" office:value-type="float" office:value="3611.62071476138">
            <text:p>3612</text:p>
          </table:table-cell>
          <table:table-cell table:number-columns-repeated="244"/>
        </table:table-row>
        <table:table-row table:style-name="ro1">
          <table:table-cell table:style-name="ce9" office:value-type="string">
            <text:p>P53765</text:p>
          </table:table-cell>
          <table:table-cell office:value-type="float" office:value="255">
            <text:p>255</text:p>
          </table:table-cell>
          <table:table-cell table:style-name="ce15" office:value-type="float" office:value="536">
            <text:p>536</text:p>
          </table:table-cell>
          <table:table-cell table:style-name="ce15" office:value-type="float" office:value="42">
            <text:p>42</text:p>
          </table:table-cell>
          <table:table-cell office:value-type="float" office:value="184">
            <text:p>184</text:p>
          </table:table-cell>
          <table:table-cell table:style-name="ce15" office:value-type="float" office:value="121">
            <text:p>121</text:p>
          </table:table-cell>
          <table:table-cell office:value-type="float" office:value="11">
            <text:p>11</text:p>
          </table:table-cell>
          <table:table-cell table:style-name="ce15" office:value-type="float" office:value="2027">
            <text:p>2027</text:p>
          </table:table-cell>
          <table:table-cell table:style-name="ce15" office:value-type="float" office:value="52">
            <text:p>52</text:p>
          </table:table-cell>
          <table:table-cell table:style-name="ce15" office:value-type="float" office:value="428">
            <text:p>428</text:p>
          </table:table-cell>
          <table:table-cell table:style-name="ce15" office:value-type="float" office:value="6.505">
            <text:p>6.51</text:p>
          </table:table-cell>
          <table:table-cell table:style-name="ce19" table:formula="oooc:=((91694534*[.B107])/[.K107])/1048576" office:value-type="float" office:value="3427.9652756054">
            <text:p>3428</text:p>
          </table:table-cell>
          <table:table-cell table:number-columns-repeated="244"/>
        </table:table-row>
        <table:table-row table:style-name="ro1">
          <table:table-cell table:style-name="ce9" office:value-type="string">
            <text:p>Q8ZGB4</text:p>
          </table:table-cell>
          <table:table-cell office:value-type="float" office:value="361">
            <text:p>361</text:p>
          </table:table-cell>
          <table:table-cell table:style-name="ce15" office:value-type="float" office:value="808">
            <text:p>808</text:p>
          </table:table-cell>
          <table:table-cell table:style-name="ce15" office:value-type="float" office:value="42">
            <text:p>42</text:p>
          </table:table-cell>
          <table:table-cell office:value-type="float" office:value="275">
            <text:p>275</text:p>
          </table:table-cell>
          <table:table-cell table:style-name="ce15" office:value-type="float" office:value="114">
            <text:p>114</text:p>
          </table:table-cell>
          <table:table-cell office:value-type="float" office:value="16.3">
            <text:p>16.3</text:p>
          </table:table-cell>
          <table:table-cell table:style-name="ce15" office:value-type="float" office:value="1936">
            <text:p>1936</text:p>
          </table:table-cell>
          <table:table-cell table:style-name="ce15" office:value-type="float" office:value="64.9">
            <text:p>64.9</text:p>
          </table:table-cell>
          <table:table-cell table:style-name="ce15" office:value-type="float" office:value="486">
            <text:p>486</text:p>
          </table:table-cell>
          <table:table-cell table:style-name="ce15" office:value-type="float" office:value="9.162">
            <text:p>9.16</text:p>
          </table:table-cell>
          <table:table-cell table:style-name="ce19" table:formula="oooc:=((91694534*[.B108])/[.K108])/1048576" office:value-type="float" office:value="3445.56501343166">
            <text:p>3446</text:p>
          </table:table-cell>
          <table:table-cell table:number-columns-repeated="244"/>
        </table:table-row>
        <table:table-row table:style-name="ro1">
          <table:table-cell table:style-name="ce9" office:value-type="string">
            <text:p>P58229</text:p>
          </table:table-cell>
          <table:table-cell office:value-type="float" office:value="511">
            <text:p>511</text:p>
          </table:table-cell>
          <table:table-cell table:style-name="ce15" office:value-type="float" office:value="1092">
            <text:p>1092</text:p>
          </table:table-cell>
          <table:table-cell table:style-name="ce15" office:value-type="float" office:value="42">
            <text:p>42</text:p>
          </table:table-cell>
          <table:table-cell office:value-type="float" office:value="362">
            <text:p>362</text:p>
          </table:table-cell>
          <table:table-cell table:style-name="ce15" office:value-type="float" office:value="123">
            <text:p>123</text:p>
          </table:table-cell>
          <table:table-cell office:value-type="float" office:value="16.6">
            <text:p>16.6</text:p>
          </table:table-cell>
          <table:table-cell table:style-name="ce15" office:value-type="float" office:value="2691">
            <text:p>2691</text:p>
          </table:table-cell>
          <table:table-cell table:style-name="ce15" office:value-type="float" office:value="83.9">
            <text:p>83.9</text:p>
          </table:table-cell>
          <table:table-cell table:style-name="ce15" office:value-type="float" office:value="533">
            <text:p>533</text:p>
          </table:table-cell>
          <table:table-cell table:style-name="ce15" office:value-type="float" office:value="13.326">
            <text:p>13.33</text:p>
          </table:table-cell>
          <table:table-cell table:style-name="ce19" table:formula="oooc:=((91694534*[.B109])/[.K109])/1048576" office:value-type="float" office:value="3353.23990377134">
            <text:p>3353</text:p>
          </table:table-cell>
          <table:table-cell table:number-columns-repeated="244"/>
        </table:table-row>
        <table:table-row table:style-name="ro1">
          <table:table-cell office:value-type="string" table:number-columns-spanned="11" table:number-rows-spanned="1">
            <text:p>* Pentium IV 3GHz</text:p>
          </table:table-cell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245"/>
        </table:table-row>
        <table:table-row table:style-name="ro1">
          <table:table-cell office:value-type="string" table:number-columns-spanned="11" table:number-rows-spanned="1">
            <text:p>**2 GTX and 2 cores of the Q6600</text:p>
          </table:table-cell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245"/>
        </table:table-row>
      </table:table>
      <table:table table:name="foglio scheda commerciale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row table:style-name="ro1">
          <table:table-cell table:style-name="ce26" office:value-type="string" table:number-columns-spanned="12" table:number-rows-spanned="1">
            <text:p>Database used : SwissProt(Dec 2006 – 250296 proteins)</text:p>
          </table:table-cell>
          <table:covered-table-cell table:style-name="ce12"/>
          <table:covered-table-cell table:style-name="ce16"/>
          <table:covered-table-cell table:style-name="ce12"/>
          <table:covered-table-cell table:style-name="ce20"/>
          <table:covered-table-cell table:style-name="ce12"/>
          <table:covered-table-cell table:style-name="ce20"/>
          <table:covered-table-cell table:style-name="ce12"/>
          <table:covered-table-cell table:style-name="ce20">
            <draw:frame table:end-cell-address="'foglio scheda commerciale'.Q31" table:end-x="0.7315in" table:end-y="0.137in" draw:z-index="1" svg:width="7.311in" svg:height="5.0024in" svg:x="0.0937in" svg:y="0.1567in">
              <draw:object draw:notify-on-update-of-ranges="'foglio scheda commerciale'.B4:'foglio scheda commerciale'.C8 'foglio scheda commerciale'.C2:'foglio scheda commerciale'.C2 'foglio scheda commerciale'.E2:'foglio scheda commerciale'.E2 'foglio scheda commerciale'.E4:'foglio scheda commerciale'.E8 'foglio scheda commerciale'.G2:'foglio scheda commerciale'.G2 'foglio scheda commerciale'.G4:'foglio scheda commerciale'.G8" xlink:href="./Object 6" xlink:type="simple" xlink:show="embed" xlink:actuate="onLoad"/>
              <draw:image xlink:href="./ObjectReplacements/Object 6" xlink:type="simple" xlink:show="embed" xlink:actuate="onLoad"/>
            </draw:frame>
          </table:covered-table-cell>
          <table:covered-table-cell table:style-name="ce12"/>
          <table:covered-table-cell table:style-name="ce32"/>
          <table:covered-table-cell table:style-name="ce33"/>
          <table:table-cell/>
          <table:table-cell table:style-name="ce34"/>
        </table:table-row>
        <table:table-row table:style-name="ro1">
          <table:table-cell table:style-name="ce2" office:value-type="string" table:number-columns-spanned="2" table:number-rows-spanned="1">
            <text:p>Sequence</text:p>
          </table:table-cell>
          <table:covered-table-cell/>
          <table:table-cell table:style-name="ce2" office:value-type="string" table:number-columns-spanned="2" table:number-rows-spanned="1">
            <text:p>Ssearch(Fasta)*</text:p>
          </table:table-cell>
          <table:covered-table-cell table:style-name="ce18"/>
          <table:table-cell table:style-name="ce2" office:value-type="string" table:number-columns-spanned="2" table:number-rows-spanned="1">
            <text:p>Blast*</text:p>
          </table:table-cell>
          <table:covered-table-cell table:style-name="ce18"/>
          <table:table-cell table:style-name="ce29" office:value-type="string" table:number-columns-spanned="2" table:number-rows-spanned="1">
            <text:p>SWBoost**</text:p>
          </table:table-cell>
          <table:covered-table-cell table:style-name="ce24"/>
          <table:table-cell table:number-columns-repeated="6"/>
        </table:table-row>
        <table:table-row table:style-name="ro1">
          <table:table-cell table:style-name="ce27" office:value-type="string">
            <text:p>Name</text:p>
          </table:table-cell>
          <table:table-cell table:style-name="ce27" office:value-type="string">
            <text:p>Length</text:p>
          </table:table-cell>
          <table:table-cell table:style-name="ce28" office:value-type="string">
            <text:p>Time (s)</text:p>
          </table:table-cell>
          <table:table-cell table:style-name="ce27" office:value-type="string">
            <text:p>MegaCUPS</text:p>
          </table:table-cell>
          <table:table-cell table:style-name="ce28" office:value-type="string">
            <text:p>Time (s)</text:p>
          </table:table-cell>
          <table:table-cell table:style-name="ce27" office:value-type="string">
            <text:p>MegaCUPS</text:p>
          </table:table-cell>
          <table:table-cell table:style-name="ce30" office:value-type="string">
            <text:p>Time (s)</text:p>
          </table:table-cell>
          <table:table-cell table:style-name="ce31" office:value-type="string">
            <text:p>MegaCUPS</text:p>
          </table:table-cell>
          <table:table-cell table:number-columns-repeated="6"/>
        </table:table-row>
        <table:table-row table:style-name="ro1">
          <table:table-cell table:style-name="ce4" office:value-type="string">
            <text:p>O29181</text:p>
          </table:table-cell>
          <table:table-cell table:style-name="ce11" office:value-type="float" office:value="63">
            <text:p>63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19">
            <text:p>119</text:p>
          </table:table-cell>
          <table:table-cell table:style-name="ce15" office:value-type="float" office:value="3.7">
            <text:p>3.7</text:p>
          </table:table-cell>
          <table:table-cell table:style-name="ce15" office:value-type="float" office:value="1488">
            <text:p>1488</text:p>
          </table:table-cell>
          <table:table-cell table:style-name="ce15" table:formula="oooc:=((91694534*[.B4])/([.H4]))/1048576" office:value-type="float" office:value="1.05518932923392">
            <text:p>1.06</text:p>
          </table:table-cell>
          <table:table-cell table:style-name="ce15" office:value-type="float" office:value="5221">
            <text:p>5221</text:p>
          </table:table-cell>
          <table:table-cell table:number-columns-repeated="6"/>
        </table:table-row>
        <table:table-row table:style-name="ro1">
          <table:table-cell table:style-name="ce4" office:value-type="string">
            <text:p>P03630</text:p>
          </table:table-cell>
          <table:table-cell table:style-name="ce11" office:value-type="float" office:value="127">
            <text:p>127</text:p>
          </table:table-cell>
          <table:table-cell table:style-name="ce15" office:value-type="float" office:value="93">
            <text:p>93</text:p>
          </table:table-cell>
          <table:table-cell table:style-name="ce15" office:value-type="float" office:value="119">
            <text:p>119</text:p>
          </table:table-cell>
          <table:table-cell table:style-name="ce15" office:value-type="float" office:value="5.7">
            <text:p>5.7</text:p>
          </table:table-cell>
          <table:table-cell table:style-name="ce15" office:value-type="float" office:value="1948">
            <text:p>1948</text:p>
          </table:table-cell>
          <table:table-cell table:style-name="ce15" table:formula="oooc:=((91694534*[.B5])/([.H5]))/1048576" office:value-type="float" office:value="2.07583807437219">
            <text:p>2.08</text:p>
          </table:table-cell>
          <table:table-cell table:style-name="ce15" office:value-type="float" office:value="5350">
            <text:p>5350</text:p>
          </table:table-cell>
          <table:table-cell table:number-columns-repeated="6"/>
        </table:table-row>
        <table:table-row table:style-name="ro1">
          <table:table-cell table:style-name="ce4" office:value-type="string">
            <text:p>P53765</text:p>
          </table:table-cell>
          <table:table-cell table:style-name="ce11" office:value-type="float" office:value="255">
            <text:p>255</text:p>
          </table:table-cell>
          <table:table-cell table:style-name="ce15" office:value-type="float" office:value="184">
            <text:p>184</text:p>
          </table:table-cell>
          <table:table-cell table:style-name="ce15" office:value-type="float" office:value="121">
            <text:p>121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2027">
            <text:p>2027</text:p>
          </table:table-cell>
          <table:table-cell table:style-name="ce15" table:formula="oooc:=((91694534*[.B6])/([.H6]))/1048576" office:value-type="float" office:value="4.31898394689388">
            <text:p>4.32</text:p>
          </table:table-cell>
          <table:table-cell table:style-name="ce15" office:value-type="float" office:value="5163">
            <text:p>5163</text:p>
          </table:table-cell>
          <table:table-cell table:number-columns-repeated="6"/>
        </table:table-row>
        <table:table-row table:style-name="ro1">
          <table:table-cell table:style-name="ce4" office:value-type="string">
            <text:p>Q8ZGB4</text:p>
          </table:table-cell>
          <table:table-cell table:style-name="ce11" office:value-type="float" office:value="361">
            <text:p>361</text:p>
          </table:table-cell>
          <table:table-cell table:style-name="ce15" office:value-type="float" office:value="275">
            <text:p>275</text:p>
          </table:table-cell>
          <table:table-cell table:style-name="ce15" office:value-type="float" office:value="114">
            <text:p>114</text:p>
          </table:table-cell>
          <table:table-cell table:style-name="ce15" office:value-type="float" office:value="16.3">
            <text:p>16.3</text:p>
          </table:table-cell>
          <table:table-cell table:style-name="ce15" office:value-type="float" office:value="1936">
            <text:p>1936</text:p>
          </table:table-cell>
          <table:table-cell table:style-name="ce15" table:formula="oooc:=((91694534*[.B7])/([.H7]))/1048576" office:value-type="float" office:value="6.07432492843196">
            <text:p>6.07</text:p>
          </table:table-cell>
          <table:table-cell table:style-name="ce15" office:value-type="float" office:value="5197">
            <text:p>5197</text:p>
          </table:table-cell>
          <table:table-cell table:number-columns-repeated="6"/>
        </table:table-row>
        <table:table-row table:style-name="ro1">
          <table:table-cell table:style-name="ce4" office:value-type="string">
            <text:p>P58229</text:p>
          </table:table-cell>
          <table:table-cell table:style-name="ce11" office:value-type="float" office:value="511">
            <text:p>511</text:p>
          </table:table-cell>
          <table:table-cell table:style-name="ce15" office:value-type="float" office:value="362">
            <text:p>362</text:p>
          </table:table-cell>
          <table:table-cell table:style-name="ce15" office:value-type="float" office:value="123">
            <text:p>123</text:p>
          </table:table-cell>
          <table:table-cell table:style-name="ce15" office:value-type="float" office:value="16.6">
            <text:p>16.6</text:p>
          </table:table-cell>
          <table:table-cell table:style-name="ce15" office:value-type="float" office:value="2691">
            <text:p>2691</text:p>
          </table:table-cell>
          <table:table-cell table:style-name="ce15" table:formula="oooc:=((91694534*[.B8])/([.H8]))/1048576" office:value-type="float" office:value="8.71907804051841">
            <text:p>8.72</text:p>
          </table:table-cell>
          <table:table-cell table:style-name="ce15" office:value-type="float" office:value="5125">
            <text:p>512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table:number-columns-spanned="11" table:number-rows-spanned="1">
            <text:p>* Pentium IV 3GHz</text:p>
          </table:table-cell>
          <table:covered-table-cell table:number-columns-repeated="10"/>
          <table:table-cell table:number-columns-repeated="3"/>
        </table:table-row>
        <table:table-row table:style-name="ro1">
          <table:table-cell office:value-type="string" table:number-columns-spanned="11" table:number-rows-spanned="1">
            <text:p>**SWBoost DUO GPU (single node)</text:p>
          </table:table-cell>
          <table:covered-table-cell table:number-columns-repeated="10"/>
          <table:table-cell table:number-columns-repeated="3"/>
        </table:table-row>
        <table:table-row table:style-name="ro1">
          <table:table-cell/>
          <table:table-cell>
            <draw:frame table:end-cell-address="'foglio scheda commerciale'.H36" table:end-x="0.698in" table:end-y="0.087in" draw:z-index="0" svg:width="4.5055in" svg:height="4.0012in" svg:x="0.139in" svg:y="0.1039in">
              <draw:object draw:notify-on-update-of-ranges="'foglio scheda commerciale'.B4:'foglio scheda commerciale'.B8 'foglio scheda commerciale'.D4:'foglio scheda commerciale'.D8 'foglio scheda commerciale'.D4:'foglio scheda commerciale'.D8 'foglio scheda commerciale'.F4:'foglio scheda commerciale'.F8 'foglio scheda commerciale'.H4:'foglio scheda commerciale'.H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44">
          <table:table-cell table:number-columns-repeated="14"/>
        </table:table-row>
        <table:table-row table:style-name="ro1">
          <table:table-cell table:style-name="ce26" office:value-type="string">
            <text:p>Scheda per usi commerciali:con dati taroccati</text:p>
          </table:table-cell>
          <table:table-cell table:style-name="ce12"/>
          <table:table-cell table:style-name="ce16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32"/>
          <table:table-cell table:style-name="ce33"/>
          <table:table-cell/>
          <table:table-cell table:style-name="ce34"/>
        </table:table-row>
        <table:table-row table:style-name="ro1">
          <table:table-cell office:value-type="string">
            <text:p>Database SwissProt (Dicembre 2006), 250296 proteine e 91694534 amminoacidi totali</text:p>
          </table:table-cell>
          <table:table-cell table:number-columns-repeated="13"/>
        </table:table-row>
      </table:table>
      <table:table table:name="riassunto" table:style-name="ta1" table:print="false"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3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35" office:value-type="string" table:number-columns-spanned="12" table:number-rows-spanned="1">
            <text:p>Database used: SwissProt (Dec 2006 – 250296 proteins, 91694534 amynoacids)</text:p>
          </table:table-cell>
          <table:covered-table-cell table:style-name="ce12"/>
          <table:covered-table-cell table:style-name="ce16"/>
          <table:covered-table-cell table:style-name="ce12"/>
          <table:covered-table-cell table:style-name="ce20"/>
          <table:covered-table-cell table:style-name="ce12"/>
          <table:covered-table-cell table:style-name="ce20"/>
          <table:covered-table-cell table:style-name="ce12"/>
          <table:covered-table-cell table:style-name="ce20"/>
          <table:covered-table-cell table:style-name="ce12"/>
          <table:covered-table-cell table:style-name="ce57"/>
          <table:covered-table-cell table:style-name="ce59"/>
        </table:table-row>
        <table:table-row table:style-name="ro1">
          <table:table-cell table:style-name="ce36" office:value-type="string" table:number-columns-spanned="12" table:number-rows-spanned="1">
            <text:p>Substitution matrix used: BLOSUM50</text:p>
          </table:table-cell>
          <table:covered-table-cell table:number-columns-repeated="10" table:style-name="ce44"/>
          <table:covered-table-cell table:style-name="ce60"/>
        </table:table-row>
        <table:table-row table:style-name="ro1">
          <table:table-cell table:style-name="ce37"/>
          <table:table-cell table:style-name="ce12"/>
          <table:table-cell table:style-name="ce16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number-columns-repeated="2"/>
        </table:table-row>
        <table:table-row table:style-name="ro1">
          <table:table-cell table:style-name="ce38" office:value-type="string" table:number-columns-spanned="2" table:number-rows-spanned="1">
            <text:p>Sequence</text:p>
          </table:table-cell>
          <table:covered-table-cell table:style-name="ce45"/>
          <table:table-cell table:style-name="ce52" office:value-type="string" table:number-columns-spanned="2" table:number-rows-spanned="1">
            <text:p>PC*</text:p>
          </table:table-cell>
          <table:covered-table-cell table:style-name="ce54"/>
          <table:table-cell table:style-name="ce38" office:value-type="string" table:number-columns-spanned="2" table:number-rows-spanned="1">
            <text:p>Ssearch(Fasta)*</text:p>
          </table:table-cell>
          <table:covered-table-cell table:style-name="ce54"/>
          <table:table-cell table:style-name="ce38" office:value-type="string" table:number-columns-spanned="2" table:number-rows-spanned="1">
            <text:p>Blast*</text:p>
          </table:table-cell>
          <table:covered-table-cell table:style-name="ce54"/>
          <table:table-cell table:style-name="ce38" office:value-type="string" table:number-columns-spanned="2" table:number-rows-spanned="1">
            <text:p>Weiguo Liu**</text:p>
          </table:table-cell>
          <table:covered-table-cell table:style-name="ce54"/>
          <table:table-cell table:style-name="ce58" office:value-type="string" table:number-columns-spanned="2" table:number-rows-spanned="1">
            <text:p>SWBoost***</text:p>
          </table:table-cell>
          <table:covered-table-cell table:style-name="ce61"/>
        </table:table-row>
        <table:table-row table:style-name="ro1">
          <table:table-cell table:style-name="ce27" office:value-type="string">
            <text:p>Name</text:p>
          </table:table-cell>
          <table:table-cell table:style-name="ce27" office:value-type="string">
            <text:p>Length</text:p>
          </table:table-cell>
          <table:table-cell table:style-name="ce27" office:value-type="string">
            <text:p>Time(s)</text:p>
          </table:table-cell>
          <table:table-cell table:style-name="ce27" office:value-type="string">
            <text:p>MCUPS</text:p>
          </table:table-cell>
          <table:table-cell table:style-name="ce28" office:value-type="string">
            <text:p>Time(s)</text:p>
          </table:table-cell>
          <table:table-cell table:style-name="ce27" office:value-type="string">
            <text:p>MCUPS</text:p>
          </table:table-cell>
          <table:table-cell table:style-name="ce28" office:value-type="string">
            <text:p>Time(s)</text:p>
          </table:table-cell>
          <table:table-cell table:style-name="ce27" office:value-type="string">
            <text:p>MCUPS</text:p>
          </table:table-cell>
          <table:table-cell table:style-name="ce28" office:value-type="string">
            <text:p>Time(s)</text:p>
          </table:table-cell>
          <table:table-cell table:style-name="ce27" office:value-type="string">
            <text:p>MCUPS</text:p>
          </table:table-cell>
          <table:table-cell table:style-name="ce30" office:value-type="string">
            <text:p>Time(s)</text:p>
          </table:table-cell>
          <table:table-cell table:style-name="ce31" office:value-type="string">
            <text:p>MCUPS</text:p>
          </table:table-cell>
        </table:table-row>
        <table:table-row table:style-name="ro1">
          <table:table-cell table:style-name="ce9" office:value-type="string">
            <text:p>O29181</text:p>
          </table:table-cell>
          <table:table-cell table:style-name="ce11" office:value-type="float" office:value="63">
            <text:p>63</text:p>
          </table:table-cell>
          <table:table-cell table:style-name="ce15" office:value-type="float" office:value="134">
            <text:p>134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19">
            <text:p>119</text:p>
          </table:table-cell>
          <table:table-cell table:style-name="ce15" office:value-type="float" office:value="3.7">
            <text:p>3.7</text:p>
          </table:table-cell>
          <table:table-cell table:style-name="ce15" office:value-type="float" office:value="1488">
            <text:p>1488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197">
            <text:p>197</text:p>
          </table:table-cell>
          <table:table-cell table:style-name="ce15" office:value-type="float" office:value="1.547">
            <text:p>1.55</text:p>
          </table:table-cell>
          <table:table-cell table:style-name="ce19" table:formula="oooc:=((91694534*[.B7])/[.K7])/1048576" office:value-type="float" office:value="3561.17872522967">
            <text:p>3561</text:p>
          </table:table-cell>
        </table:table-row>
        <table:table-row table:style-name="ro1">
          <table:table-cell table:style-name="ce9" office:value-type="string">
            <text:p>P03630</text:p>
          </table:table-cell>
          <table:table-cell table:style-name="ce11" office:value-type="float" office:value="127">
            <text:p>127</text:p>
          </table:table-cell>
          <table:table-cell table:style-name="ce15" office:value-type="float" office:value="268">
            <text:p>268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93">
            <text:p>93</text:p>
          </table:table-cell>
          <table:table-cell table:style-name="ce15" office:value-type="float" office:value="119">
            <text:p>119</text:p>
          </table:table-cell>
          <table:table-cell table:style-name="ce15" office:value-type="float" office:value="5.7">
            <text:p>5.7</text:p>
          </table:table-cell>
          <table:table-cell table:style-name="ce15" office:value-type="float" office:value="1948">
            <text:p>1948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17">
            <text:p>317</text:p>
          </table:table-cell>
          <table:table-cell table:style-name="ce15" office:value-type="float" office:value="3.075">
            <text:p>3.08</text:p>
          </table:table-cell>
          <table:table-cell table:style-name="ce19" table:formula="oooc:=((91694534*[.B8])/[.K8])/1048576" office:value-type="float" office:value="3611.62071476138">
            <text:p>3612</text:p>
          </table:table-cell>
        </table:table-row>
        <table:table-row table:style-name="ro1">
          <table:table-cell table:style-name="ce9" office:value-type="string">
            <text:p>P53765</text:p>
          </table:table-cell>
          <table:table-cell table:style-name="ce11" office:value-type="float" office:value="255">
            <text:p>255</text:p>
          </table:table-cell>
          <table:table-cell table:style-name="ce15" office:value-type="float" office:value="536">
            <text:p>536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184">
            <text:p>184</text:p>
          </table:table-cell>
          <table:table-cell table:style-name="ce15" office:value-type="float" office:value="121">
            <text:p>121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2027">
            <text:p>2027</text:p>
          </table:table-cell>
          <table:table-cell table:style-name="ce15" office:value-type="float" office:value="52">
            <text:p>52</text:p>
          </table:table-cell>
          <table:table-cell table:style-name="ce15" office:value-type="float" office:value="428">
            <text:p>428</text:p>
          </table:table-cell>
          <table:table-cell table:style-name="ce15" office:value-type="float" office:value="6.505">
            <text:p>6.51</text:p>
          </table:table-cell>
          <table:table-cell table:style-name="ce19" table:formula="oooc:=((91694534*[.B9])/[.K9])/1048576" office:value-type="float" office:value="3427.9652756054">
            <text:p>3428</text:p>
          </table:table-cell>
        </table:table-row>
        <table:table-row table:style-name="ro1">
          <table:table-cell table:style-name="ce9" office:value-type="string">
            <text:p>Q8ZGB4</text:p>
          </table:table-cell>
          <table:table-cell table:style-name="ce11" office:value-type="float" office:value="361">
            <text:p>361</text:p>
          </table:table-cell>
          <table:table-cell table:style-name="ce15" office:value-type="float" office:value="808">
            <text:p>808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275">
            <text:p>275</text:p>
          </table:table-cell>
          <table:table-cell table:style-name="ce15" office:value-type="float" office:value="114">
            <text:p>114</text:p>
          </table:table-cell>
          <table:table-cell table:style-name="ce15" office:value-type="float" office:value="16.3">
            <text:p>16.3</text:p>
          </table:table-cell>
          <table:table-cell table:style-name="ce15" office:value-type="float" office:value="1936">
            <text:p>1936</text:p>
          </table:table-cell>
          <table:table-cell table:style-name="ce15" office:value-type="float" office:value="64.9">
            <text:p>64.9</text:p>
          </table:table-cell>
          <table:table-cell table:style-name="ce15" office:value-type="float" office:value="486">
            <text:p>486</text:p>
          </table:table-cell>
          <table:table-cell table:style-name="ce15" office:value-type="float" office:value="9.162">
            <text:p>9.16</text:p>
          </table:table-cell>
          <table:table-cell table:style-name="ce19" table:formula="oooc:=((91694534*[.B10])/[.K10])/1048576" office:value-type="float" office:value="3445.56501343166">
            <text:p>3446</text:p>
          </table:table-cell>
        </table:table-row>
        <table:table-row table:style-name="ro1">
          <table:table-cell table:style-name="ce9" office:value-type="string">
            <text:p>P58229</text:p>
          </table:table-cell>
          <table:table-cell table:style-name="ce11" office:value-type="float" office:value="511">
            <text:p>511</text:p>
          </table:table-cell>
          <table:table-cell table:style-name="ce15" office:value-type="float" office:value="1092">
            <text:p>1092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362">
            <text:p>362</text:p>
          </table:table-cell>
          <table:table-cell table:style-name="ce15" office:value-type="float" office:value="123">
            <text:p>123</text:p>
          </table:table-cell>
          <table:table-cell table:style-name="ce15" office:value-type="float" office:value="16.6">
            <text:p>16.6</text:p>
          </table:table-cell>
          <table:table-cell table:style-name="ce15" office:value-type="float" office:value="2691">
            <text:p>2691</text:p>
          </table:table-cell>
          <table:table-cell table:style-name="ce15" office:value-type="float" office:value="83.9">
            <text:p>83.9</text:p>
          </table:table-cell>
          <table:table-cell table:style-name="ce15" office:value-type="float" office:value="533">
            <text:p>533</text:p>
          </table:table-cell>
          <table:table-cell table:style-name="ce15" office:value-type="float" office:value="13.326">
            <text:p>13.33</text:p>
          </table:table-cell>
          <table:table-cell table:style-name="ce19" table:formula="oooc:=((91694534*[.B11])/[.K11])/1048576" office:value-type="float" office:value="3353.23990377134">
            <text:p>335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9" office:value-type="string" table:number-columns-spanned="11" table:number-rows-spanned="1">
            <text:p>*Pentium IV 3GHz</text:p>
          </table:table-cell>
          <table:covered-table-cell table:number-columns-repeated="10" table:style-name="ce39"/>
          <table:table-cell table:style-name="ce62"/>
        </table:table-row>
        <table:table-row table:style-name="ro1">
          <table:table-cell table:style-name="ce39" office:value-type="string" table:number-columns-spanned="12" table:number-rows-spanned="1">
            <text:p>**W. Liu, B. Schmidt, G. Voss, A. Schroder, W. Muller-Wittig. Bio-Sequence Database Scanning On GPU, in Proc.</text:p>
          </table:table-cell>
          <table:covered-table-cell table:number-columns-repeated="10" table:style-name="ce40"/>
          <table:covered-table-cell table:style-name="ce62"/>
        </table:table-row>
        <table:table-row table:style-name="ro1">
          <table:table-cell table:style-name="ce39" office:value-type="string" table:number-columns-spanned="12" table:number-rows-spanned="1">
            <text:p>20<text:span text:style-name="T1">th</text:span> IEEE International Parallel &amp; Distributed Processing Symposium (IPDSP 2006)(HICOMB Workshop), Rhode Island, </text:p>
          </table:table-cell>
          <table:covered-table-cell table:number-columns-repeated="10" table:style-name="ce40"/>
          <table:covered-table-cell table:style-name="ce62"/>
        </table:table-row>
        <table:table-row table:style-name="ro1">
          <table:table-cell table:style-name="ce39" office:value-type="string" table:number-columns-spanned="12" table:number-rows-spanned="1">
            <text:p>Greece, 2006.</text:p>
          </table:table-cell>
          <table:covered-table-cell table:number-columns-repeated="10" table:style-name="ce40"/>
          <table:covered-table-cell table:style-name="ce62"/>
        </table:table-row>
        <table:table-row table:style-name="ro1">
          <table:table-cell table:style-name="ce39" office:value-type="string" table:number-columns-spanned="12" table:number-rows-spanned="1">
            <text:p>***2 GTX and 2 cores of the Q6600</text:p>
          </table:table-cell>
          <table:covered-table-cell table:number-columns-repeated="10" table:style-name="ce39"/>
          <table:covered-table-cell table:style-name="ce6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>
            <draw:frame table:end-cell-address="riassunto.J45" table:end-x="0.3146in" table:end-y="0.0949in" draw:z-index="3" svg:width="5.4012in" svg:height="4.1756in" svg:x="0.0012in" svg:y="0.1043in">
              <draw:object draw:notify-on-update-of-ranges="riassunto.B7:riassunto.B11 riassunto.D7:riassunto.D11 riassunto.F7:riassunto.F11 riassunto.H7:riassunto.H11 riassunto.J7:riassunto.J11 riassunto.L7:riassunto.L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riassunto.L41" table:end-x="0.4252in" table:end-y="0.1157in" draw:z-index="2" svg:width="4.1689in" svg:height="3.5055in" svg:x="0.1909in" svg:y="0.1256in">
              <draw:object draw:notify-on-update-of-ranges="riassunto.B7:riassunto.C11 riassunto.C5:riassunto.C5 riassunto.E5:riassunto.E5 riassunto.E7:riassunto.E11 riassunto.G5:riassunto.G5 riassunto.G7:riassunto.G11 riassunto.I5:riassunto.I5 riassunto.I7:riassunto.I11 riassunto.K5:riassunto.K5 riassunto.K7:riassunto.K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style-name="ce40" office:value-type="string" table:number-columns-spanned="12" table:number-rows-spanned="1">
            <text:p>*A performance measure commonly used in computational biology is Cell Updates per Second(CUPS)</text:p>
          </table:table-cell>
          <table:covered-table-cell table:number-columns-repeated="11" table:style-name="ce40"/>
        </table:table-row>
        <table:table-row table:style-name="ro1">
          <table:table-cell table:style-name="ce40" office:value-type="string" table:number-columns-spanned="12" table:number-rows-spanned="1">
            <text:p>A CUPS represents the number of entries of the matrix H completely computed, including all comparisons,</text:p>
          </table:table-cell>
          <table:covered-table-cell table:number-columns-repeated="11" table:style-name="ce40"/>
        </table:table-row>
        <table:table-row table:style-name="ro1">
          <table:table-cell table:style-name="ce40" office:value-type="string" table:number-columns-spanned="12" table:number-rows-spanned="1">
            <text:p>Additions and maxima computations in a second.</text:p>
          </table:table-cell>
          <table:covered-table-cell table:number-columns-repeated="11" table:style-name="ce46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35" office:value-type="string" table:number-columns-spanned="12" table:number-rows-spanned="1">
            <text:p>Database used by Farrar: SwissProt (Rel. 49.1 – 208005 proteins, 75841138 amynoacids)</text:p>
          </table:table-cell>
          <table:covered-table-cell table:number-columns-repeated="10" table:style-name="ce47"/>
          <table:covered-table-cell table:style-name="ce63"/>
        </table:table-row>
        <table:table-row table:style-name="ro1">
          <table:table-cell table:style-name="ce41" office:value-type="string" table:number-columns-spanned="12" table:number-rows-spanned="1">
            <text:p>Database used by SWBoost: SwissProt (Rel. 49.0 – 207132 proteins, 75645442 amynoacids)</text:p>
          </table:table-cell>
          <table:covered-table-cell table:number-columns-repeated="10" table:style-name="ce48"/>
          <table:covered-table-cell table:style-name="ce64"/>
        </table:table-row>
        <table:table-row table:style-name="ro1">
          <table:table-cell table:style-name="ce42" office:value-type="string" table:number-columns-spanned="12" table:number-rows-spanned="1">
            <text:p>Substitution matrix used: BLOSUM50</text:p>
          </table:table-cell>
          <table:covered-table-cell table:number-columns-repeated="10" table:style-name="ce49"/>
          <table:covered-table-cell table:style-name="ce65"/>
        </table:table-row>
        <table:table-row table:style-name="ro1">
          <table:table-cell table:style-name="ce37"/>
          <table:table-cell table:style-name="ce50" table:number-columns-repeated="11"/>
        </table:table-row>
        <table:table-row table:style-name="ro1">
          <table:table-cell table:number-columns-repeated="2"/>
          <table:table-cell table:style-name="ce53" office:value-type="string" table:number-columns-spanned="2" table:number-rows-spanned="1">
            <text:p>Sequence</text:p>
          </table:table-cell>
          <table:covered-table-cell table:style-name="ce50"/>
          <table:table-cell table:style-name="ce55" office:value-type="string" table:number-columns-spanned="2" table:number-rows-spanned="1">
            <text:p>SWBoost**</text:p>
          </table:table-cell>
          <table:covered-table-cell table:style-name="ce56"/>
          <table:table-cell table:style-name="ce55" office:value-type="string" table:number-columns-spanned="2" table:number-rows-spanned="1">
            <text:p>SWBoost***</text:p>
          </table:table-cell>
          <table:covered-table-cell table:style-name="ce56"/>
          <table:table-cell table:style-name="ce53" office:value-type="string" table:number-columns-spanned="2" table:number-rows-spanned="1">
            <text:p>Farrar*</text:p>
          </table:table-cell>
          <table:covered-table-cell table:style-name="ce56"/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>
            <text:p>Name</text:p>
          </table:table-cell>
          <table:table-cell table:style-name="ce27" office:value-type="string">
            <text:p>Length</text:p>
          </table:table-cell>
          <table:table-cell table:style-name="ce27" office:value-type="string">
            <text:p>Time(s)</text:p>
          </table:table-cell>
          <table:table-cell table:style-name="ce27" office:value-type="string">
            <text:p>MCUPS</text:p>
          </table:table-cell>
          <table:table-cell table:style-name="ce27" office:value-type="string">
            <text:p>Time(s)</text:p>
          </table:table-cell>
          <table:table-cell table:style-name="ce27" office:value-type="string">
            <text:p>MCUPS</text:p>
          </table:table-cell>
          <table:table-cell table:style-name="ce28" office:value-type="string">
            <text:p>Time(s)</text:p>
          </table:table-cell>
          <table:table-cell table:style-name="ce27" office:value-type="string">
            <text:p>MCUP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>
            <text:p>P02232</text:p>
          </table:table-cell>
          <table:table-cell table:style-name="ce11" office:value-type="float" office:value="143">
            <text:p>143</text:p>
          </table:table-cell>
          <table:table-cell table:style-name="ce15" office:value-type="float" office:value="5.59">
            <text:p>5.59</text:p>
          </table:table-cell>
          <table:table-cell table:style-name="ce19" table:formula="oooc:=((75645442*[.D60])/[.E60])/1048576" office:value-type="float" office:value="1845.47038854555">
            <text:p>1845</text:p>
          </table:table-cell>
          <table:table-cell table:style-name="ce15" office:value-type="float" office:value="2.95">
            <text:p>2.95</text:p>
          </table:table-cell>
          <table:table-cell table:style-name="ce19" table:formula="oooc:=((75645442*[.D60])/[.G60])/1048576" office:value-type="float" office:value="3497.00999049817">
            <text:p>3497</text:p>
          </table:table-cell>
          <table:table-cell table:style-name="ce15" office:value-type="float" office:value="9">
            <text:p>9</text:p>
          </table:table-cell>
          <table:table-cell table:style-name="ce19" table:formula="oooc:=((75841138*[.D60])/[.I60])/1048576" office:value-type="float" office:value="1149.20751084222">
            <text:p>11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>
            <text:p>P01111</text:p>
          </table:table-cell>
          <table:table-cell table:style-name="ce11" office:value-type="float" office:value="189">
            <text:p>189</text:p>
          </table:table-cell>
          <table:table-cell table:style-name="ce15" office:value-type="float" office:value="7.59">
            <text:p>7.59</text:p>
          </table:table-cell>
          <table:table-cell table:style-name="ce19" table:formula="oooc:=((75645442*[.D61])/[.E61])/1048576" office:value-type="float" office:value="1796.39931102044">
            <text:p>1796</text:p>
          </table:table-cell>
          <table:table-cell table:style-name="ce15" office:value-type="float" office:value="3.84">
            <text:p>3.84</text:p>
          </table:table-cell>
          <table:table-cell table:style-name="ce19" table:formula="oooc:=((75645442*[.D61])/[.G61])/1048576" office:value-type="float" office:value="3550.69551318884">
            <text:p>3551</text:p>
          </table:table-cell>
          <table:table-cell table:style-name="ce15" office:value-type="float" office:value="10">
            <text:p>10</text:p>
          </table:table-cell>
          <table:table-cell table:style-name="ce19" table:formula="oooc:=((75841138*[.D61])/[.I61])/1048576" office:value-type="float" office:value="1366.99438877106">
            <text:p>13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>
            <text:p>P05013</text:p>
          </table:table-cell>
          <table:table-cell table:style-name="ce11" office:value-type="float" office:value="189">
            <text:p>189</text:p>
          </table:table-cell>
          <table:table-cell table:style-name="ce15" office:value-type="float" office:value="7.59">
            <text:p>7.59</text:p>
          </table:table-cell>
          <table:table-cell table:style-name="ce19" table:formula="oooc:=((75645442*[.D62])/[.E62])/1048576" office:value-type="float" office:value="1796.39931102044">
            <text:p>1796</text:p>
          </table:table-cell>
          <table:table-cell table:style-name="ce15" office:value-type="float" office:value="3.84">
            <text:p>3.84</text:p>
          </table:table-cell>
          <table:table-cell table:style-name="ce19" table:formula="oooc:=((75645442*[.D62])/[.G62])/1048576" office:value-type="float" office:value="3550.69551318884">
            <text:p>3551</text:p>
          </table:table-cell>
          <table:table-cell table:style-name="ce15" office:value-type="float" office:value="10">
            <text:p>10</text:p>
          </table:table-cell>
          <table:table-cell table:style-name="ce19" table:formula="oooc:=((75841138*[.D62])/[.I62])/1048576" office:value-type="float" office:value="1366.99438877106">
            <text:p>13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>
            <text:p>P14942</text:p>
          </table:table-cell>
          <table:table-cell table:style-name="ce11" office:value-type="float" office:value="222">
            <text:p>222</text:p>
          </table:table-cell>
          <table:table-cell table:style-name="ce15" office:value-type="float" office:value="8.84">
            <text:p>8.84</text:p>
          </table:table-cell>
          <table:table-cell table:style-name="ce19" table:formula="oooc:=((75645442*[.D63])/[.E63])/1048576" office:value-type="float" office:value="1811.68863935169">
            <text:p>1812</text:p>
          </table:table-cell>
          <table:table-cell table:style-name="ce15" office:value-type="float" office:value="4.48">
            <text:p>4.48</text:p>
          </table:table-cell>
          <table:table-cell table:style-name="ce19" table:formula="oooc:=((75645442*[.D63])/[.G63])/1048576" office:value-type="float" office:value="3574.84990443502">
            <text:p>3575</text:p>
          </table:table-cell>
          <table:table-cell table:style-name="ce15" office:value-type="float" office:value="12">
            <text:p>12</text:p>
          </table:table-cell>
          <table:table-cell table:style-name="ce19" table:formula="oooc:=((75841138*[.D63])/[.I63])/1048576" office:value-type="float" office:value="1338.06329059601">
            <text:p>13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>
            <text:p>P00762</text:p>
          </table:table-cell>
          <table:table-cell table:style-name="ce11" office:value-type="float" office:value="246">
            <text:p>246</text:p>
          </table:table-cell>
          <table:table-cell table:style-name="ce15" office:value-type="float" office:value="9.85">
            <text:p>9.85</text:p>
          </table:table-cell>
          <table:table-cell table:style-name="ce19" table:formula="oooc:=((75645442*[.D64])/[.E64])/1048576" office:value-type="float" office:value="1801.69688694368">
            <text:p>1802</text:p>
          </table:table-cell>
          <table:table-cell table:style-name="ce15" office:value-type="float" office:value="5.01">
            <text:p>5.01</text:p>
          </table:table-cell>
          <table:table-cell table:style-name="ce19" table:formula="oooc:=((75645442*[.D64])/[.G64])/1048576" office:value-type="float" office:value="3542.2583505779">
            <text:p>3542</text:p>
          </table:table-cell>
          <table:table-cell table:style-name="ce15" office:value-type="float" office:value="13">
            <text:p>13</text:p>
          </table:table-cell>
          <table:table-cell table:style-name="ce19" table:formula="oooc:=((75841138*[.D64])/[.I64])/1048576" office:value-type="float" office:value="1368.66349058885">
            <text:p>13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>
            <text:p>P10318</text:p>
          </table:table-cell>
          <table:table-cell table:style-name="ce11" office:value-type="float" office:value="362">
            <text:p>362</text:p>
          </table:table-cell>
          <table:table-cell table:style-name="ce15" office:value-type="float" office:value="14.71">
            <text:p>14.71</text:p>
          </table:table-cell>
          <table:table-cell table:style-name="ce19" table:formula="oooc:=((75645442*[.D65])/[.E65])/1048576" office:value-type="float" office:value="1775.32859947469">
            <text:p>1775</text:p>
          </table:table-cell>
          <table:table-cell table:style-name="ce15" office:value-type="float" office:value="7.57">
            <text:p>7.57</text:p>
          </table:table-cell>
          <table:table-cell table:style-name="ce19" table:formula="oooc:=((75645442*[.D65])/[.G65])/1048576" office:value-type="float" office:value="3449.81290598054">
            <text:p>3450</text:p>
          </table:table-cell>
          <table:table-cell table:style-name="ce15" office:value-type="float" office:value="15">
            <text:p>15</text:p>
          </table:table-cell>
          <table:table-cell table:style-name="ce19" table:formula="oooc:=((75841138*[.D65])/[.I65])/1048576" office:value-type="float" office:value="1745.50958989461">
            <text:p>17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>
            <text:p>P07327</text:p>
          </table:table-cell>
          <table:table-cell table:style-name="ce11" office:value-type="float" office:value="374">
            <text:p>374</text:p>
          </table:table-cell>
          <table:table-cell table:style-name="ce15" office:value-type="float" office:value="15.28">
            <text:p>15.28</text:p>
          </table:table-cell>
          <table:table-cell table:style-name="ce19" table:formula="oooc:=((75645442*[.D66])/[.E66])/1048576" office:value-type="float" office:value="1765.75766233874">
            <text:p>1766</text:p>
          </table:table-cell>
          <table:table-cell table:style-name="ce15" office:value-type="float" office:value="7.86">
            <text:p>7.86</text:p>
          </table:table-cell>
          <table:table-cell table:style-name="ce19" table:formula="oooc:=((75645442*[.D66])/[.G66])/1048576" office:value-type="float" office:value="3432.66883976284">
            <text:p>3433</text:p>
          </table:table-cell>
          <table:table-cell table:style-name="ce15" office:value-type="float" office:value="16">
            <text:p>16</text:p>
          </table:table-cell>
          <table:table-cell table:style-name="ce19" table:formula="oooc:=((75841138*[.D66])/[.I66])/1048576" office:value-type="float" office:value="1690.66104960442">
            <text:p>16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>
            <text:p>P01008</text:p>
          </table:table-cell>
          <table:table-cell table:style-name="ce11" office:value-type="float" office:value="464">
            <text:p>464</text:p>
          </table:table-cell>
          <table:table-cell table:style-name="ce15" office:value-type="float" office:value="18.96">
            <text:p>18.96</text:p>
          </table:table-cell>
          <table:table-cell table:style-name="ce19" table:formula="oooc:=((75645442*[.D67])/[.E67])/1048576" office:value-type="float" office:value="1765.47876832857">
            <text:p>1765</text:p>
          </table:table-cell>
          <table:table-cell table:style-name="ce15" office:value-type="float" office:value="9.83">
            <text:p>9.83</text:p>
          </table:table-cell>
          <table:table-cell table:style-name="ce19" table:formula="oooc:=((75645442*[.D67])/[.G67])/1048576" office:value-type="float" office:value="3405.23676983823">
            <text:p>3405</text:p>
          </table:table-cell>
          <table:table-cell table:style-name="ce15" office:value-type="float" office:value="18">
            <text:p>18</text:p>
          </table:table-cell>
          <table:table-cell table:style-name="ce19" table:formula="oooc:=((75841138*[.D67])/[.I67])/1048576" office:value-type="float" office:value="1864.4485490587">
            <text:p>18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>
            <text:p>P10635</text:p>
          </table:table-cell>
          <table:table-cell table:style-name="ce11" office:value-type="float" office:value="497">
            <text:p>497</text:p>
          </table:table-cell>
          <table:table-cell table:style-name="ce15" office:value-type="float" office:value="20.39">
            <text:p>20.39</text:p>
          </table:table-cell>
          <table:table-cell table:style-name="ce19" table:formula="oooc:=((75645442*[.D68])/[.E68])/1048576" office:value-type="float" office:value="1758.41756982509">
            <text:p>1758</text:p>
          </table:table-cell>
          <table:table-cell table:style-name="ce15" office:value-type="float" office:value="10.43">
            <text:p>10.43</text:p>
          </table:table-cell>
          <table:table-cell table:style-name="ce19" table:formula="oooc:=((75645442*[.D68])/[.G68])/1048576" office:value-type="float" office:value="3437.59676402047">
            <text:p>3438</text:p>
          </table:table-cell>
          <table:table-cell table:style-name="ce15" office:value-type="float" office:value="19">
            <text:p>19</text:p>
          </table:table-cell>
          <table:table-cell table:style-name="ce19" table:formula="oooc:=((75841138*[.D68])/[.I68])/1048576" office:value-type="float" office:value="1891.94155171043">
            <text:p>18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>
            <text:p>P25705</text:p>
          </table:table-cell>
          <table:table-cell table:style-name="ce11" office:value-type="float" office:value="553">
            <text:p>553</text:p>
          </table:table-cell>
          <table:table-cell table:style-name="ce15" office:value-type="float" office:value="22.83">
            <text:p>22.83</text:p>
          </table:table-cell>
          <table:table-cell table:style-name="ce19" table:formula="oooc:=((75645442*[.D69])/[.E69])/1048576" office:value-type="float" office:value="1747.43918963185">
            <text:p>1747</text:p>
          </table:table-cell>
          <table:table-cell table:style-name="ce15" office:value-type="float" office:value="11.88">
            <text:p>11.88</text:p>
          </table:table-cell>
          <table:table-cell table:style-name="ce19" table:formula="oooc:=((75645442*[.D69])/[.G69])/1048576" office:value-type="float" office:value="3358.08389724706">
            <text:p>3358</text:p>
          </table:table-cell>
          <table:table-cell table:style-name="ce15" office:value-type="float" office:value="19">
            <text:p>19</text:p>
          </table:table-cell>
          <table:table-cell table:style-name="ce19" table:formula="oooc:=((75841138*[.D69])/[.I69])/1048576" office:value-type="float" office:value="2105.11806457921">
            <text:p>21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>
            <text:p>P03435</text:p>
          </table:table-cell>
          <table:table-cell table:style-name="ce11" office:value-type="float" office:value="567">
            <text:p>567</text:p>
          </table:table-cell>
          <table:table-cell table:style-name="ce15" office:value-type="float" office:value="23.32">
            <text:p>23.32</text:p>
          </table:table-cell>
          <table:table-cell table:style-name="ce19" table:formula="oooc:=((75645442*[.D70])/[.E70])/1048576" office:value-type="float" office:value="1754.03140274166">
            <text:p>1754</text:p>
          </table:table-cell>
          <table:table-cell table:style-name="ce15" office:value-type="float" office:value="11.96">
            <text:p>11.96</text:p>
          </table:table-cell>
          <table:table-cell table:style-name="ce19" table:formula="oooc:=((75645442*[.D70])/[.G70])/1048576" office:value-type="float" office:value="3420.06791905815">
            <text:p>3420</text:p>
          </table:table-cell>
          <table:table-cell table:style-name="ce15" office:value-type="float" office:value="20">
            <text:p>20</text:p>
          </table:table-cell>
          <table:table-cell table:style-name="ce19" table:formula="oooc:=((75645442*[.D70])/[.I70])/1048576" office:value-type="float" office:value="2045.20061559677">
            <text:p>204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string" table:number-columns-spanned="12" table:number-rows-spanned="1">
            <text:p>*Michael Farrar: Striped Smith-Waterman speeds database searches six times over other SIMD implementations.</text:p>
          </table:table-cell>
          <table:covered-table-cell table:number-columns-repeated="11" table:style-name="ce51"/>
        </table:table-row>
        <table:table-row table:style-name="ro1">
          <table:table-cell table:style-name="ce39" office:value-type="string" table:number-columns-spanned="12" table:number-rows-spanned="1">
            <text:p><text:s/>Bioinformatics 23(2): 156-161 (2007) [DBLP:journals/bioinformatics/Farrar07]</text:p>
          </table:table-cell>
          <table:covered-table-cell table:number-columns-repeated="10" table:style-name="ce40"/>
          <table:covered-table-cell table:style-name="ce39"/>
        </table:table-row>
        <table:table-row table:style-name="ro1">
          <table:table-cell table:style-name="ce39" office:value-type="string" table:number-columns-spanned="12" table:number-rows-spanned="1">
            <text:p>**1 GTX and 1 core of the Q6600</text:p>
          </table:table-cell>
          <table:covered-table-cell table:number-columns-repeated="10" table:style-name="ce40"/>
          <table:covered-table-cell table:style-name="ce39"/>
        </table:table-row>
        <table:table-row table:style-name="ro1">
          <table:table-cell table:style-name="ce39" office:value-type="string" table:number-columns-spanned="12" table:number-rows-spanned="1">
            <text:p>***2 GTX and 2 cores of the Q6600</text:p>
          </table:table-cell>
          <table:covered-table-cell table:number-columns-repeated="11" table:style-name="ce39"/>
        </table:table-row>
        <table:table-row table:style-name="ro1">
          <table:table-cell>
            <draw:frame table:end-cell-address="riassunto.K100" table:end-x="0.1134in" table:end-y="0.126in" draw:z-index="1" svg:width="5.7122in" svg:height="4.1122in" svg:x="0.0177in" svg:y="0.0319in">
              <draw:object draw:notify-on-update-of-ranges="riassunto.D60:riassunto.D70 riassunto.J60:riassunto.J70 riassunto.F60:riassunto.F70 riassunto.H60:riassunto.H7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>
            <draw:frame table:end-cell-address="riassunto.L99" table:end-x="0.5996in" table:end-y="0.0634in" draw:z-index="0" svg:width="4.1587in" svg:height="3.8724in" svg:x="0.3756in" svg:y="0.0417in">
              <draw:object draw:notify-on-update-of-ranges="riassunto.D60:riassunto.E70 riassunto.E58:riassunto.E58 riassunto.G58:riassunto.G58 riassunto.G60:riassunto.G70 riassunto.I58:riassunto.I58 riassunto.I60:riassunto.I7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table:style-name="ce40" office:value-type="string" table:number-columns-spanned="12" table:number-rows-spanned="1">
            <text:p>*A performance measure commonly used in computational biology is Cell Updates per Second(CUPS)</text:p>
          </table:table-cell>
          <table:covered-table-cell table:number-columns-repeated="11" table:style-name="ce40"/>
        </table:table-row>
        <table:table-row table:style-name="ro1">
          <table:table-cell table:style-name="ce40" office:value-type="string" table:number-columns-spanned="12" table:number-rows-spanned="1">
            <text:p>A CUPS represents the number of entries of the matrix H completely computed, including all comparisons,</text:p>
          </table:table-cell>
          <table:covered-table-cell table:number-columns-repeated="11" table:style-name="ce40"/>
        </table:table-row>
        <table:table-row table:style-name="ro1">
          <table:table-cell table:style-name="ce40" office:value-type="string" table:number-columns-spanned="12" table:number-rows-spanned="1">
            <text:p>Additions and maxima computations in a second.</text:p>
          </table:table-cell>
          <table:covered-table-cell table:number-columns-repeated="11" table:style-name="ce46"/>
        </table:table-row>
      </table:table>
      <table:table table:name="confronti" table:style-name="ta1" table:print="false"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row table:style-name="ro1">
          <table:table-cell table:style-name="ce66" office:value-type="string" table:number-columns-spanned="10" table:number-rows-spanned="1">
            <text:p>Confronti con open source</text:p>
          </table:table-cell>
          <table:covered-table-cell table:style-name="ce68"/>
          <table:covered-table-cell table:style-name="ce70"/>
          <table:covered-table-cell table:style-name="ce68"/>
          <table:covered-table-cell table:style-name="ce72"/>
          <table:covered-table-cell table:style-name="ce68"/>
          <table:covered-table-cell table:style-name="ce72"/>
          <table:covered-table-cell table:style-name="ce68"/>
          <table:covered-table-cell table:style-name="ce72"/>
          <table:covered-table-cell table:style-name="ce68"/>
          <table:table-cell table:style-name="ce62" table:number-columns-repeated="2"/>
        </table:table-row>
        <table:table-row table:style-name="ro1">
          <table:table-cell table:style-name="ce67"/>
          <table:table-cell table:style-name="ce69"/>
          <table:table-cell table:style-name="ce71"/>
          <table:table-cell table:style-name="ce69"/>
          <table:table-cell table:style-name="ce73"/>
          <table:table-cell table:style-name="ce69"/>
          <table:table-cell table:style-name="ce73"/>
          <table:table-cell table:style-name="ce69"/>
          <table:table-cell table:style-name="ce73"/>
          <table:table-cell table:style-name="ce69"/>
          <table:table-cell table:style-name="ce62" table:number-columns-repeated="2"/>
        </table:table-row>
        <table:table-row table:style-name="ro1">
          <table:table-cell table:style-name="ce35" office:value-type="string" table:number-columns-spanned="10" table:number-rows-spanned="1">
            <text:p>Database used: SwissProt (Dec 2006 – 250296 proteins, 91694534 amynoacids)</text:p>
          </table:table-cell>
          <table:covered-table-cell table:style-name="ce12"/>
          <table:covered-table-cell table:style-name="ce16"/>
          <table:covered-table-cell table:style-name="ce12"/>
          <table:covered-table-cell table:style-name="ce20"/>
          <table:covered-table-cell table:style-name="ce12"/>
          <table:covered-table-cell table:style-name="ce20"/>
          <table:covered-table-cell table:style-name="ce12"/>
          <table:covered-table-cell table:style-name="ce20"/>
          <table:covered-table-cell table:style-name="ce12"/>
          <table:table-cell table:style-name="ce74"/>
          <table:table-cell table:style-name="ce62"/>
        </table:table-row>
        <table:table-row table:style-name="ro1">
          <table:table-cell table:style-name="ce36" office:value-type="string" table:number-columns-spanned="10" table:number-rows-spanned="1">
            <text:p>Substitution matrix used: BLOSUM50</text:p>
          </table:table-cell>
          <table:covered-table-cell table:number-columns-repeated="9" table:style-name="ce44"/>
          <table:table-cell table:style-name="ce74"/>
          <table:table-cell table:style-name="ce62"/>
        </table:table-row>
        <table:table-row table:style-name="ro1">
          <table:table-cell table:style-name="ce37"/>
          <table:table-cell table:style-name="ce12"/>
          <table:table-cell table:style-name="ce16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number-columns-repeated="2"/>
        </table:table-row>
        <table:table-row table:style-name="ro1">
          <table:table-cell table:style-name="ce38" office:value-type="string" table:number-columns-spanned="2" table:number-rows-spanned="1">
            <text:p>Sequence</text:p>
          </table:table-cell>
          <table:covered-table-cell table:style-name="ce45"/>
          <table:table-cell table:style-name="ce58" office:value-type="string" table:number-columns-spanned="2" table:number-rows-spanned="1">
            <text:p>SW-Cuda**</text:p>
          </table:table-cell>
          <table:covered-table-cell table:style-name="ce61"/>
          <table:table-cell table:style-name="ce58" office:value-type="string" table:number-columns-spanned="2" table:number-rows-spanned="1">
            <text:p>SW-Cuda***</text:p>
          </table:table-cell>
          <table:covered-table-cell table:style-name="ce61"/>
          <table:table-cell table:style-name="ce38" office:value-type="string" table:number-columns-spanned="2" table:number-rows-spanned="1">
            <text:p>Ssearch(Fasta)*</text:p>
          </table:table-cell>
          <table:covered-table-cell table:style-name="ce54"/>
          <table:table-cell table:style-name="ce38" office:value-type="string" table:number-columns-spanned="2" table:number-rows-spanned="1">
            <text:p>Blast*</text:p>
          </table:table-cell>
          <table:covered-table-cell table:style-name="ce54"/>
          <table:table-cell table:number-columns-repeated="2"/>
        </table:table-row>
        <table:table-row table:style-name="ro1">
          <table:table-cell table:style-name="ce27" office:value-type="string">
            <text:p>Name</text:p>
          </table:table-cell>
          <table:table-cell table:style-name="ce27" office:value-type="string">
            <text:p>Length</text:p>
          </table:table-cell>
          <table:table-cell table:style-name="ce28" office:value-type="string">
            <text:p>Time(s)</text:p>
          </table:table-cell>
          <table:table-cell table:style-name="ce27" office:value-type="string">
            <text:p>MCUPS</text:p>
          </table:table-cell>
          <table:table-cell table:style-name="ce30" office:value-type="string">
            <text:p>Time(s)</text:p>
          </table:table-cell>
          <table:table-cell table:style-name="ce31" office:value-type="string">
            <text:p>MCUPS</text:p>
          </table:table-cell>
          <table:table-cell table:style-name="ce28" office:value-type="string">
            <text:p>Time(s)</text:p>
          </table:table-cell>
          <table:table-cell table:style-name="ce27" office:value-type="string">
            <text:p>MCUPS</text:p>
          </table:table-cell>
          <table:table-cell table:style-name="ce28" office:value-type="string">
            <text:p>Time(s)</text:p>
          </table:table-cell>
          <table:table-cell table:style-name="ce27" office:value-type="string">
            <text:p>MCUPS</text:p>
          </table:table-cell>
          <table:table-cell table:number-columns-repeated="2"/>
        </table:table-row>
        <table:table-row table:style-name="ro1">
          <table:table-cell table:style-name="ce9" office:value-type="string">
            <text:p>O29181</text:p>
          </table:table-cell>
          <table:table-cell table:style-name="ce11" office:value-type="float" office:value="63">
            <text:p>63</text:p>
          </table:table-cell>
          <table:table-cell table:style-name="ce15" office:value-type="float" office:value="2.98">
            <text:p>2.98</text:p>
          </table:table-cell>
          <table:table-cell table:style-name="ce19" table:formula="oooc:=((91694534*[.B8])/[.C8])/1048576" office:value-type="float" office:value="1848.70586843299">
            <text:p>1849</text:p>
          </table:table-cell>
          <table:table-cell table:style-name="ce15" office:value-type="float" office:value="1.547">
            <text:p>1.55</text:p>
          </table:table-cell>
          <table:table-cell table:style-name="ce19" table:formula="oooc:=((91694534*[.B8])/[.E8])/1048576" office:value-type="float" office:value="3561.17872522967">
            <text:p>3561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19">
            <text:p>119</text:p>
          </table:table-cell>
          <table:table-cell table:style-name="ce15" office:value-type="float" office:value="3.7">
            <text:p>3.7</text:p>
          </table:table-cell>
          <table:table-cell table:style-name="ce15" office:value-type="float" office:value="1488">
            <text:p>1488</text:p>
          </table:table-cell>
          <table:table-cell table:number-columns-repeated="2"/>
        </table:table-row>
        <table:table-row table:style-name="ro1">
          <table:table-cell table:style-name="ce9" office:value-type="string">
            <text:p>P03630</text:p>
          </table:table-cell>
          <table:table-cell table:style-name="ce11" office:value-type="float" office:value="127">
            <text:p>127</text:p>
          </table:table-cell>
          <table:table-cell table:style-name="ce15" office:value-type="float" office:value="5.88">
            <text:p>5.88</text:p>
          </table:table-cell>
          <table:table-cell table:style-name="ce19" table:formula="oooc:=((91694534*[.B9])/[.C9])/1048576" office:value-type="float" office:value="1888.7302207298">
            <text:p>1889</text:p>
          </table:table-cell>
          <table:table-cell table:style-name="ce15" office:value-type="float" office:value="3.075">
            <text:p>3.08</text:p>
          </table:table-cell>
          <table:table-cell table:style-name="ce19" table:formula="oooc:=((91694534*[.B9])/[.E9])/1048576" office:value-type="float" office:value="3611.62071476138">
            <text:p>3612</text:p>
          </table:table-cell>
          <table:table-cell table:style-name="ce15" office:value-type="float" office:value="93">
            <text:p>93</text:p>
          </table:table-cell>
          <table:table-cell table:style-name="ce15" office:value-type="float" office:value="119">
            <text:p>119</text:p>
          </table:table-cell>
          <table:table-cell table:style-name="ce15" office:value-type="float" office:value="5.7">
            <text:p>5.7</text:p>
          </table:table-cell>
          <table:table-cell table:style-name="ce15" office:value-type="float" office:value="1948">
            <text:p>1948</text:p>
          </table:table-cell>
          <table:table-cell table:number-columns-repeated="2"/>
        </table:table-row>
        <table:table-row table:style-name="ro1">
          <table:table-cell table:style-name="ce9" office:value-type="string">
            <text:p>P53765</text:p>
          </table:table-cell>
          <table:table-cell table:style-name="ce11" office:value-type="float" office:value="255">
            <text:p>255</text:p>
          </table:table-cell>
          <table:table-cell table:style-name="ce15" office:value-type="float" office:value="12.31">
            <text:p>12.31</text:p>
          </table:table-cell>
          <table:table-cell table:style-name="ce19" table:formula="oooc:=((91694534*[.B10])/[.C10])/1048576" office:value-type="float" office:value="1811.44712573624">
            <text:p>1811</text:p>
          </table:table-cell>
          <table:table-cell table:style-name="ce15" office:value-type="float" office:value="6.505">
            <text:p>6.51</text:p>
          </table:table-cell>
          <table:table-cell table:style-name="ce19" table:formula="oooc:=((91694534*[.B10])/[.E10])/1048576" office:value-type="float" office:value="3427.9652756054">
            <text:p>3428</text:p>
          </table:table-cell>
          <table:table-cell table:style-name="ce15" office:value-type="float" office:value="184">
            <text:p>184</text:p>
          </table:table-cell>
          <table:table-cell table:style-name="ce15" office:value-type="float" office:value="121">
            <text:p>121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2027">
            <text:p>2027</text:p>
          </table:table-cell>
          <table:table-cell table:number-columns-repeated="2"/>
        </table:table-row>
        <table:table-row table:style-name="ro1">
          <table:table-cell table:style-name="ce9" office:value-type="string">
            <text:p>Q8ZGB4</text:p>
          </table:table-cell>
          <table:table-cell table:style-name="ce11" office:value-type="float" office:value="361">
            <text:p>361</text:p>
          </table:table-cell>
          <table:table-cell table:style-name="ce15" office:value-type="float" office:value="17.44">
            <text:p>17.44</text:p>
          </table:table-cell>
          <table:table-cell table:style-name="ce19" table:formula="oooc:=((91694534*[.B11])/[.C11])/1048576" office:value-type="float" office:value="1810.107032859">
            <text:p>1810</text:p>
          </table:table-cell>
          <table:table-cell table:style-name="ce15" office:value-type="float" office:value="9.162">
            <text:p>9.16</text:p>
          </table:table-cell>
          <table:table-cell table:style-name="ce19" table:formula="oooc:=((91694534*[.B11])/[.E11])/1048576" office:value-type="float" office:value="3445.56501343166">
            <text:p>3446</text:p>
          </table:table-cell>
          <table:table-cell table:style-name="ce15" office:value-type="float" office:value="275">
            <text:p>275</text:p>
          </table:table-cell>
          <table:table-cell table:style-name="ce15" office:value-type="float" office:value="114">
            <text:p>114</text:p>
          </table:table-cell>
          <table:table-cell table:style-name="ce15" office:value-type="float" office:value="16.3">
            <text:p>16.3</text:p>
          </table:table-cell>
          <table:table-cell table:style-name="ce15" office:value-type="float" office:value="1936">
            <text:p>1936</text:p>
          </table:table-cell>
          <table:table-cell table:number-columns-repeated="2"/>
        </table:table-row>
        <table:table-row table:style-name="ro1">
          <table:table-cell table:style-name="ce9" office:value-type="string">
            <text:p>P58229</text:p>
          </table:table-cell>
          <table:table-cell table:style-name="ce11" office:value-type="float" office:value="511">
            <text:p>511</text:p>
          </table:table-cell>
          <table:table-cell table:style-name="ce15" office:value-type="float" office:value="24.89">
            <text:p>24.89</text:p>
          </table:table-cell>
          <table:table-cell table:style-name="ce19" table:formula="oooc:=((91694534*[.B12])/[.C12])/1048576" office:value-type="float" office:value="1795.31036390747">
            <text:p>1795</text:p>
          </table:table-cell>
          <table:table-cell table:style-name="ce15" office:value-type="float" office:value="13.326">
            <text:p>13.33</text:p>
          </table:table-cell>
          <table:table-cell table:style-name="ce19" table:formula="oooc:=((91694534*[.B12])/[.E12])/1048576" office:value-type="float" office:value="3353.23990377134">
            <text:p>3353</text:p>
          </table:table-cell>
          <table:table-cell table:style-name="ce15" office:value-type="float" office:value="362">
            <text:p>362</text:p>
          </table:table-cell>
          <table:table-cell table:style-name="ce15" office:value-type="float" office:value="123">
            <text:p>123</text:p>
          </table:table-cell>
          <table:table-cell table:style-name="ce15" office:value-type="float" office:value="16.6">
            <text:p>16.6</text:p>
          </table:table-cell>
          <table:table-cell table:style-name="ce15" office:value-type="float" office:value="2691">
            <text:p>269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39" office:value-type="string" table:number-columns-spanned="10" table:number-rows-spanned="1">
            <text:p>*Pentium IV 3GHz</text:p>
          </table:table-cell>
          <table:covered-table-cell table:number-columns-repeated="5" table:style-name="ce39"/>
          <table:covered-table-cell table:number-columns-repeated="2"/>
          <table:covered-table-cell table:number-columns-repeated="2" table:style-name="ce39"/>
          <table:table-cell table:style-name="ce39"/>
          <table:table-cell table:style-name="ce62"/>
        </table:table-row>
        <table:table-row table:style-name="ro1">
          <table:table-cell table:style-name="ce39" office:value-type="string" table:number-columns-spanned="10" table:number-rows-spanned="1">
            <text:p>**1 GTX and 1 core of the Q6600</text:p>
          </table:table-cell>
          <table:covered-table-cell table:number-columns-repeated="5" table:style-name="ce39"/>
          <table:covered-table-cell table:number-columns-repeated="2"/>
          <table:covered-table-cell table:number-columns-repeated="2" table:style-name="ce39"/>
          <table:table-cell table:style-name="ce39"/>
          <table:table-cell table:style-name="ce62"/>
        </table:table-row>
        <table:table-row table:style-name="ro1">
          <table:table-cell table:style-name="ce39" office:value-type="string" table:number-columns-spanned="10" table:number-rows-spanned="1">
            <text:p>***2 GTX and 2 cores of the Q6600</text:p>
          </table:table-cell>
          <table:covered-table-cell table:number-columns-repeated="5" table:style-name="ce39"/>
          <table:covered-table-cell table:number-columns-repeated="2"/>
          <table:covered-table-cell table:number-columns-repeated="2" table:style-name="ce39"/>
          <table:table-cell table:style-name="ce39"/>
          <table:table-cell table:style-name="ce62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table:style-name="ce40" office:value-type="string" table:number-columns-spanned="10" table:number-rows-spanned="1">
            <text:p>*A performance measure commonly used in computational biology is Cell Updates per Second(CUPS)</text:p>
          </table:table-cell>
          <table:covered-table-cell table:number-columns-repeated="9" table:style-name="ce40"/>
          <table:table-cell table:style-name="ce40" table:number-columns-repeated="2"/>
        </table:table-row>
        <table:table-row table:style-name="ro1">
          <table:table-cell table:style-name="ce40" office:value-type="string" table:number-columns-spanned="10" table:number-rows-spanned="1">
            <text:p>A CUPS represents the number of entries of the matrix H completely computed, including all comparisons,</text:p>
          </table:table-cell>
          <table:covered-table-cell table:number-columns-repeated="9" table:style-name="ce40"/>
          <table:table-cell table:style-name="ce40" table:number-columns-repeated="2"/>
        </table:table-row>
        <table:table-row table:style-name="ro1">
          <table:table-cell table:style-name="ce40" office:value-type="string" table:number-columns-spanned="10" table:number-rows-spanned="1">
            <text:p>Additions and maxima computations in a second.</text:p>
          </table:table-cell>
          <table:covered-table-cell table:number-columns-repeated="9" table:style-name="ce46"/>
          <table:table-cell table:style-name="ce46" table:number-columns-repeated="2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style-name="ce66" office:value-type="string" table:number-columns-spanned="10" table:number-rows-spanned="1">
            <text:p>Confronti con altre implementazioni su GPU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35" office:value-type="string" table:number-columns-spanned="10" table:number-rows-spanned="1">
            <text:p>Database used: SwissProt (Dec 2006 – 250296 proteins, 91694534 amynoacids)</text:p>
          </table:table-cell>
          <table:covered-table-cell table:style-name="ce12"/>
          <table:covered-table-cell table:style-name="ce16"/>
          <table:covered-table-cell table:style-name="ce12"/>
          <table:covered-table-cell table:style-name="ce20"/>
          <table:covered-table-cell table:style-name="ce12"/>
          <table:covered-table-cell table:style-name="ce20"/>
          <table:covered-table-cell table:style-name="ce12"/>
          <table:covered-table-cell table:style-name="ce20"/>
          <table:covered-table-cell table:style-name="ce12"/>
          <table:table-cell table:number-columns-repeated="2"/>
        </table:table-row>
        <table:table-row table:style-name="ro1">
          <table:table-cell table:style-name="ce36" office:value-type="string" table:number-columns-spanned="10" table:number-rows-spanned="1">
            <text:p>Substitution matrix used: BLOSUM50</text:p>
          </table:table-cell>
          <table:covered-table-cell table:number-columns-repeated="9" table:style-name="ce44"/>
          <table:table-cell table:number-columns-repeated="2"/>
        </table:table-row>
        <table:table-row table:style-name="ro1">
          <table:table-cell table:style-name="ce37"/>
          <table:table-cell table:style-name="ce12"/>
          <table:table-cell table:style-name="ce16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number-columns-repeated="2"/>
        </table:table-row>
        <table:table-row table:style-name="ro1">
          <table:table-cell table:style-name="ce38" office:value-type="string" table:number-columns-spanned="2" table:number-rows-spanned="1">
            <text:p>Sequence</text:p>
          </table:table-cell>
          <table:covered-table-cell table:style-name="ce45"/>
          <table:table-cell table:style-name="ce58" office:value-type="string" table:number-columns-spanned="2" table:number-rows-spanned="1">
            <text:p>SW-Cuda**</text:p>
          </table:table-cell>
          <table:covered-table-cell table:style-name="ce61"/>
          <table:table-cell table:style-name="ce58" office:value-type="string" table:number-columns-spanned="2" table:number-rows-spanned="1">
            <text:p>SW-Cuda***</text:p>
          </table:table-cell>
          <table:covered-table-cell table:style-name="ce61"/>
          <table:table-cell table:style-name="ce2" office:value-type="string" table:number-columns-spanned="2" table:number-rows-spanned="1">
            <text:p>Weiguo Liu*</text:p>
          </table:table-cell>
          <table:covered-table-cell table:style-name="ce18"/>
          <table:table-cell table:number-columns-repeated="4"/>
        </table:table-row>
        <table:table-row table:style-name="ro1">
          <table:table-cell table:style-name="ce27" office:value-type="string">
            <text:p>Name</text:p>
          </table:table-cell>
          <table:table-cell table:style-name="ce27" office:value-type="string">
            <text:p>Length</text:p>
          </table:table-cell>
          <table:table-cell table:style-name="ce28" office:value-type="string">
            <text:p>Time(s)</text:p>
          </table:table-cell>
          <table:table-cell table:style-name="ce27" office:value-type="string">
            <text:p>MCUPS</text:p>
          </table:table-cell>
          <table:table-cell table:style-name="ce30" office:value-type="string">
            <text:p>Time(s)</text:p>
          </table:table-cell>
          <table:table-cell table:style-name="ce31" office:value-type="string">
            <text:p>MCUPS</text:p>
          </table:table-cell>
          <table:table-cell table:style-name="ce28" office:value-type="string">
            <text:p>Time (s)</text:p>
          </table:table-cell>
          <table:table-cell table:style-name="ce27" office:value-type="string">
            <text:p>MCUPS</text:p>
          </table:table-cell>
          <table:table-cell table:number-columns-repeated="4"/>
        </table:table-row>
        <table:table-row table:style-name="ro1">
          <table:table-cell table:style-name="ce9" office:value-type="string">
            <text:p>O29181</text:p>
          </table:table-cell>
          <table:table-cell table:style-name="ce11" office:value-type="float" office:value="63">
            <text:p>63</text:p>
          </table:table-cell>
          <table:table-cell table:style-name="ce15" office:value-type="float" office:value="2.98">
            <text:p>2.98</text:p>
          </table:table-cell>
          <table:table-cell table:style-name="ce19" table:formula="oooc:=((91694534*[.B60])/[.C60])/1048576" office:value-type="float" office:value="1848.70586843299">
            <text:p>1849</text:p>
          </table:table-cell>
          <table:table-cell table:style-name="ce15" office:value-type="float" office:value="1.547">
            <text:p>1.55</text:p>
          </table:table-cell>
          <table:table-cell table:style-name="ce19" table:formula="oooc:=((91694534*[.B60])/[.E60])/1048576" office:value-type="float" office:value="3561.17872522967">
            <text:p>3561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197">
            <text:p>197</text:p>
          </table:table-cell>
          <table:table-cell table:number-columns-repeated="4"/>
        </table:table-row>
        <table:table-row table:style-name="ro1">
          <table:table-cell table:style-name="ce9" office:value-type="string">
            <text:p>P03630</text:p>
          </table:table-cell>
          <table:table-cell table:style-name="ce11" office:value-type="float" office:value="127">
            <text:p>127</text:p>
          </table:table-cell>
          <table:table-cell table:style-name="ce15" office:value-type="float" office:value="5.88">
            <text:p>5.88</text:p>
          </table:table-cell>
          <table:table-cell table:style-name="ce19" table:formula="oooc:=((91694534*[.B61])/[.C61])/1048576" office:value-type="float" office:value="1888.7302207298">
            <text:p>1889</text:p>
          </table:table-cell>
          <table:table-cell table:style-name="ce15" office:value-type="float" office:value="3.075">
            <text:p>3.08</text:p>
          </table:table-cell>
          <table:table-cell table:style-name="ce19" table:formula="oooc:=((91694534*[.B61])/[.E61])/1048576" office:value-type="float" office:value="3611.62071476138">
            <text:p>3612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17">
            <text:p>317</text:p>
          </table:table-cell>
          <table:table-cell table:number-columns-repeated="4"/>
        </table:table-row>
        <table:table-row table:style-name="ro1">
          <table:table-cell table:style-name="ce9" office:value-type="string">
            <text:p>P53765</text:p>
          </table:table-cell>
          <table:table-cell table:style-name="ce11" office:value-type="float" office:value="255">
            <text:p>255</text:p>
          </table:table-cell>
          <table:table-cell table:style-name="ce15" office:value-type="float" office:value="12.31">
            <text:p>12.31</text:p>
          </table:table-cell>
          <table:table-cell table:style-name="ce19" table:formula="oooc:=((91694534*[.B62])/[.C62])/1048576" office:value-type="float" office:value="1811.44712573624">
            <text:p>1811</text:p>
          </table:table-cell>
          <table:table-cell table:style-name="ce15" office:value-type="float" office:value="6.505">
            <text:p>6.51</text:p>
          </table:table-cell>
          <table:table-cell table:style-name="ce19" table:formula="oooc:=((91694534*[.B62])/[.E62])/1048576" office:value-type="float" office:value="3427.9652756054">
            <text:p>3428</text:p>
          </table:table-cell>
          <table:table-cell table:style-name="ce15" office:value-type="float" office:value="52">
            <text:p>52</text:p>
          </table:table-cell>
          <table:table-cell table:style-name="ce15" office:value-type="float" office:value="428">
            <text:p>428</text:p>
          </table:table-cell>
          <table:table-cell table:number-columns-repeated="4"/>
        </table:table-row>
        <table:table-row table:style-name="ro1">
          <table:table-cell table:style-name="ce9" office:value-type="string">
            <text:p>Q8ZGB4</text:p>
          </table:table-cell>
          <table:table-cell table:style-name="ce11" office:value-type="float" office:value="361">
            <text:p>361</text:p>
          </table:table-cell>
          <table:table-cell table:style-name="ce15" office:value-type="float" office:value="17.44">
            <text:p>17.44</text:p>
          </table:table-cell>
          <table:table-cell table:style-name="ce19" table:formula="oooc:=((91694534*[.B63])/[.C63])/1048576" office:value-type="float" office:value="1810.107032859">
            <text:p>1810</text:p>
          </table:table-cell>
          <table:table-cell table:style-name="ce15" office:value-type="float" office:value="9.162">
            <text:p>9.16</text:p>
          </table:table-cell>
          <table:table-cell table:style-name="ce19" table:formula="oooc:=((91694534*[.B63])/[.E63])/1048576" office:value-type="float" office:value="3445.56501343166">
            <text:p>3446</text:p>
          </table:table-cell>
          <table:table-cell table:style-name="ce15" office:value-type="float" office:value="64.9">
            <text:p>64.9</text:p>
          </table:table-cell>
          <table:table-cell table:style-name="ce15" office:value-type="float" office:value="486">
            <text:p>486</text:p>
          </table:table-cell>
          <table:table-cell table:number-columns-repeated="4"/>
        </table:table-row>
        <table:table-row table:style-name="ro1">
          <table:table-cell table:style-name="ce9" office:value-type="string">
            <text:p>P58229</text:p>
          </table:table-cell>
          <table:table-cell table:style-name="ce11" office:value-type="float" office:value="511">
            <text:p>511</text:p>
          </table:table-cell>
          <table:table-cell table:style-name="ce15" office:value-type="float" office:value="24.89">
            <text:p>24.89</text:p>
          </table:table-cell>
          <table:table-cell table:style-name="ce19" table:formula="oooc:=((91694534*[.B64])/[.C64])/1048576" office:value-type="float" office:value="1795.31036390747">
            <text:p>1795</text:p>
          </table:table-cell>
          <table:table-cell table:style-name="ce15" office:value-type="float" office:value="13.326">
            <text:p>13.33</text:p>
          </table:table-cell>
          <table:table-cell table:style-name="ce19" table:formula="oooc:=((91694534*[.B64])/[.E64])/1048576" office:value-type="float" office:value="3353.23990377134">
            <text:p>3353</text:p>
          </table:table-cell>
          <table:table-cell table:style-name="ce15" office:value-type="float" office:value="83.9">
            <text:p>83.9</text:p>
          </table:table-cell>
          <table:table-cell table:style-name="ce15" office:value-type="float" office:value="533">
            <text:p>5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39" office:value-type="string" table:number-columns-spanned="10" table:number-rows-spanned="1">
            <text:p>*W. Liu, B. Schmidt, G. Voss, A. Schroder, W. Muller-Wittig. Bio-Sequence Database Scanning On GPU, in Proc.</text:p>
          </table:table-cell>
          <table:covered-table-cell table:number-columns-repeated="9" table:style-name="ce40"/>
          <table:table-cell table:style-name="ce40"/>
          <table:table-cell table:style-name="ce62"/>
        </table:table-row>
        <table:table-row table:style-name="ro1">
          <table:table-cell table:style-name="ce39" office:value-type="string" table:number-columns-spanned="10" table:number-rows-spanned="1">
            <text:p>20<text:span text:style-name="T1">th</text:span> IEEE International Parallel &amp; Distributed Processing Symposium (IPDSP 2006)(HICOMB Workshop),</text:p>
          </table:table-cell>
          <table:covered-table-cell table:number-columns-repeated="9" table:style-name="ce40"/>
          <table:table-cell table:style-name="ce40"/>
          <table:table-cell table:style-name="ce62"/>
        </table:table-row>
        <table:table-row table:style-name="ro1">
          <table:table-cell table:style-name="ce39" office:value-type="string" table:number-columns-spanned="10" table:number-rows-spanned="1">
            <text:p>Rhode Island, Greece, 2006.</text:p>
          </table:table-cell>
          <table:covered-table-cell table:number-columns-repeated="9" table:style-name="ce40"/>
          <table:table-cell table:style-name="ce40"/>
          <table:table-cell table:style-name="ce62"/>
        </table:table-row>
        <table:table-row table:style-name="ro1">
          <table:table-cell table:style-name="ce39" office:value-type="string" table:number-columns-spanned="10" table:number-rows-spanned="1">
            <text:p>**1 GTX and 1 core of the Q6600</text:p>
          </table:table-cell>
          <table:covered-table-cell table:number-columns-repeated="5" table:style-name="ce39"/>
          <table:covered-table-cell table:number-columns-repeated="2"/>
          <table:covered-table-cell table:number-columns-repeated="2" table:style-name="ce39"/>
          <table:table-cell table:number-columns-repeated="2"/>
        </table:table-row>
        <table:table-row table:style-name="ro1">
          <table:table-cell table:style-name="ce39" office:value-type="string" table:number-columns-spanned="10" table:number-rows-spanned="1">
            <text:p>***2 GTX and 2 cores of the Q6600</text:p>
          </table:table-cell>
          <table:covered-table-cell table:number-columns-repeated="5" table:style-name="ce39"/>
          <table:covered-table-cell table:number-columns-repeated="2"/>
          <table:covered-table-cell table:number-columns-repeated="2" table:style-name="ce39"/>
          <table:table-cell table:number-columns-repeated="2"/>
        </table:table-row>
        <table:table-row table:style-name="ro1">
          <table:table-cell>
            <draw:frame table:end-cell-address="confronti.I96" table:end-x="0.0551in" table:end-y="0.0114in" draw:z-index="2" svg:width="5.4075in" svg:height="4.1657in" svg:x="0.0602in" svg:y="0.0311in">
              <draw:object draw:notify-on-update-of-ranges="confronti.B60:confronti.B64 confronti.D60:confronti.D64 confronti.F60:confronti.F64 confronti.H60:confronti.H6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3"/>
          <table:table-cell>
            <draw:frame table:end-cell-address="confronti.J95" table:end-x="0.378in" table:end-y="0.011in" draw:z-index="1" svg:width="4.1087in" svg:height="3.7043in" svg:x="0.3882in" svg:y="0.1575in">
              <draw:object draw:notify-on-update-of-ranges="confronti.B60:confronti.C64 confronti.C58:confronti.C58 confronti.E58:confronti.E58 confronti.E60:confronti.E64 confronti.G58:confronti.G58 confronti.G60:confronti.G6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table:style-name="ce40" office:value-type="string" table:number-columns-spanned="10" table:number-rows-spanned="1">
            <text:p>*A performance measure commonly used in computational biology is Cell Updates per Second(CUPS)</text:p>
          </table:table-cell>
          <table:covered-table-cell table:number-columns-repeated="9" table:style-name="ce40"/>
          <table:table-cell table:number-columns-repeated="2"/>
        </table:table-row>
        <table:table-row table:style-name="ro1">
          <table:table-cell table:style-name="ce40" office:value-type="string" table:number-columns-spanned="10" table:number-rows-spanned="1">
            <text:p>A CUPS represents the number of entries of the matrix H completely computed, including all comparisons,</text:p>
          </table:table-cell>
          <table:covered-table-cell table:number-columns-repeated="9" table:style-name="ce40"/>
          <table:table-cell table:number-columns-repeated="2"/>
        </table:table-row>
        <table:table-row table:style-name="ro1">
          <table:table-cell table:style-name="ce40" office:value-type="string" table:number-columns-spanned="10" table:number-rows-spanned="1">
            <text:p>Additions and maxima computations in a second.</text:p>
          </table:table-cell>
          <table:covered-table-cell table:number-columns-repeated="9" table:style-name="ce46"/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66" office:value-type="string" table:number-columns-spanned="10" table:number-rows-spanned="1">
            <text:p>Confronti con implementazioni prestanti su CPU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35" office:value-type="string" table:number-columns-spanned="10" table:number-rows-spanned="1">
            <text:p>Database used by Farrar: SwissProt (Rel. 49.1 – 208005 proteins, 75841138 amynoacids)</text:p>
          </table:table-cell>
          <table:covered-table-cell table:number-columns-repeated="9" table:style-name="ce47"/>
          <table:table-cell table:style-name="ce75"/>
          <table:table-cell table:style-name="ce48"/>
        </table:table-row>
        <table:table-row table:style-name="ro1">
          <table:table-cell table:style-name="ce41" office:value-type="string" table:number-columns-spanned="10" table:number-rows-spanned="1">
            <text:p>Database used by SWBoost: SwissProt (Rel. 49.0 – 207132 proteins, 75645442 amynoacids)</text:p>
          </table:table-cell>
          <table:covered-table-cell table:number-columns-repeated="9" table:style-name="ce48"/>
          <table:table-cell table:style-name="ce75"/>
          <table:table-cell table:style-name="ce48"/>
        </table:table-row>
        <table:table-row table:style-name="ro1">
          <table:table-cell table:style-name="ce42" office:value-type="string" table:number-columns-spanned="10" table:number-rows-spanned="1">
            <text:p>Substitution matrix used: BLOSUM50</text:p>
          </table:table-cell>
          <table:covered-table-cell table:number-columns-repeated="9" table:style-name="ce49"/>
          <table:table-cell table:style-name="ce75"/>
          <table:table-cell table:style-name="ce48"/>
        </table:table-row>
        <table:table-row table:style-name="ro1">
          <table:table-cell table:style-name="ce37"/>
          <table:table-cell table:style-name="ce50" table:number-columns-repeated="11"/>
        </table:table-row>
        <table:table-row table:style-name="ro1">
          <table:table-cell/>
          <table:table-cell table:style-name="ce53" office:value-type="string" table:number-columns-spanned="2" table:number-rows-spanned="1">
            <text:p>Sequence</text:p>
          </table:table-cell>
          <table:covered-table-cell table:style-name="ce50"/>
          <table:table-cell table:style-name="ce55" office:value-type="string" table:number-columns-spanned="2" table:number-rows-spanned="1">
            <text:p>SW-Cuda**</text:p>
          </table:table-cell>
          <table:covered-table-cell table:style-name="ce56"/>
          <table:table-cell table:style-name="ce55" office:value-type="string" table:number-columns-spanned="2" table:number-rows-spanned="1">
            <text:p>SW-Cuda***</text:p>
          </table:table-cell>
          <table:covered-table-cell table:style-name="ce56"/>
          <table:table-cell table:style-name="ce53" office:value-type="string" table:number-columns-spanned="2" table:number-rows-spanned="1">
            <text:p>Farrar*</text:p>
          </table:table-cell>
          <table:covered-table-cell table:style-name="ce56"/>
          <table:table-cell table:number-columns-repeated="3"/>
        </table:table-row>
        <table:table-row table:style-name="ro1">
          <table:table-cell/>
          <table:table-cell table:style-name="ce27" office:value-type="string">
            <text:p>Name</text:p>
          </table:table-cell>
          <table:table-cell table:style-name="ce27" office:value-type="string">
            <text:p>Length</text:p>
          </table:table-cell>
          <table:table-cell table:style-name="ce27" office:value-type="string">
            <text:p>Time(s)</text:p>
          </table:table-cell>
          <table:table-cell table:style-name="ce27" office:value-type="string">
            <text:p>MCUPS</text:p>
          </table:table-cell>
          <table:table-cell table:style-name="ce27" office:value-type="string">
            <text:p>Time(s)</text:p>
          </table:table-cell>
          <table:table-cell table:style-name="ce27" office:value-type="string">
            <text:p>MCUPS</text:p>
          </table:table-cell>
          <table:table-cell table:style-name="ce28" office:value-type="string">
            <text:p>Time(s)</text:p>
          </table:table-cell>
          <table:table-cell table:style-name="ce27" office:value-type="string">
            <text:p>MCUP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P02232</text:p>
          </table:table-cell>
          <table:table-cell table:style-name="ce11" office:value-type="float" office:value="143">
            <text:p>143</text:p>
          </table:table-cell>
          <table:table-cell table:style-name="ce15" office:value-type="float" office:value="5.59">
            <text:p>5.59</text:p>
          </table:table-cell>
          <table:table-cell table:style-name="ce19" table:formula="oooc:=((75645442*[.C113])/[.D113])/1048576" office:value-type="float" office:value="1845.47038854555">
            <text:p>1845</text:p>
          </table:table-cell>
          <table:table-cell table:style-name="ce15" office:value-type="float" office:value="2.95">
            <text:p>2.95</text:p>
          </table:table-cell>
          <table:table-cell table:style-name="ce19" table:formula="oooc:=((75645442*[.C113])/[.F113])/1048576" office:value-type="float" office:value="3497.00999049817">
            <text:p>3497</text:p>
          </table:table-cell>
          <table:table-cell table:style-name="ce15" office:value-type="float" office:value="9">
            <text:p>9</text:p>
          </table:table-cell>
          <table:table-cell table:style-name="ce19" table:formula="oooc:=((75841138*[.C113])/[.H113])/1048576" office:value-type="float" office:value="1149.20751084222">
            <text:p>1149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P01111</text:p>
          </table:table-cell>
          <table:table-cell table:style-name="ce11" office:value-type="float" office:value="189">
            <text:p>189</text:p>
          </table:table-cell>
          <table:table-cell table:style-name="ce15" office:value-type="float" office:value="7.59">
            <text:p>7.59</text:p>
          </table:table-cell>
          <table:table-cell table:style-name="ce19" table:formula="oooc:=((75645442*[.C114])/[.D114])/1048576" office:value-type="float" office:value="1796.39931102044">
            <text:p>1796</text:p>
          </table:table-cell>
          <table:table-cell table:style-name="ce15" office:value-type="float" office:value="3.84">
            <text:p>3.84</text:p>
          </table:table-cell>
          <table:table-cell table:style-name="ce19" table:formula="oooc:=((75645442*[.C114])/[.F114])/1048576" office:value-type="float" office:value="3550.69551318884">
            <text:p>3551</text:p>
          </table:table-cell>
          <table:table-cell table:style-name="ce15" office:value-type="float" office:value="10">
            <text:p>10</text:p>
          </table:table-cell>
          <table:table-cell table:style-name="ce19" table:formula="oooc:=((75841138*[.C114])/[.H114])/1048576" office:value-type="float" office:value="1366.99438877106">
            <text:p>1367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P05013</text:p>
          </table:table-cell>
          <table:table-cell table:style-name="ce11" office:value-type="float" office:value="189">
            <text:p>189</text:p>
          </table:table-cell>
          <table:table-cell table:style-name="ce15" office:value-type="float" office:value="7.59">
            <text:p>7.59</text:p>
          </table:table-cell>
          <table:table-cell table:style-name="ce19" table:formula="oooc:=((75645442*[.C115])/[.D115])/1048576" office:value-type="float" office:value="1796.39931102044">
            <text:p>1796</text:p>
          </table:table-cell>
          <table:table-cell table:style-name="ce15" office:value-type="float" office:value="3.84">
            <text:p>3.84</text:p>
          </table:table-cell>
          <table:table-cell table:style-name="ce19" table:formula="oooc:=((75645442*[.C115])/[.F115])/1048576" office:value-type="float" office:value="3550.69551318884">
            <text:p>3551</text:p>
          </table:table-cell>
          <table:table-cell table:style-name="ce15" office:value-type="float" office:value="10">
            <text:p>10</text:p>
          </table:table-cell>
          <table:table-cell table:style-name="ce19" table:formula="oooc:=((75841138*[.C115])/[.H115])/1048576" office:value-type="float" office:value="1366.99438877106">
            <text:p>1367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P14942</text:p>
          </table:table-cell>
          <table:table-cell table:style-name="ce11" office:value-type="float" office:value="222">
            <text:p>222</text:p>
          </table:table-cell>
          <table:table-cell table:style-name="ce15" office:value-type="float" office:value="8.84">
            <text:p>8.84</text:p>
          </table:table-cell>
          <table:table-cell table:style-name="ce19" table:formula="oooc:=((75645442*[.C116])/[.D116])/1048576" office:value-type="float" office:value="1811.68863935169">
            <text:p>1812</text:p>
          </table:table-cell>
          <table:table-cell table:style-name="ce15" office:value-type="float" office:value="4.48">
            <text:p>4.48</text:p>
          </table:table-cell>
          <table:table-cell table:style-name="ce19" table:formula="oooc:=((75645442*[.C116])/[.F116])/1048576" office:value-type="float" office:value="3574.84990443502">
            <text:p>3575</text:p>
          </table:table-cell>
          <table:table-cell table:style-name="ce15" office:value-type="float" office:value="12">
            <text:p>12</text:p>
          </table:table-cell>
          <table:table-cell table:style-name="ce19" table:formula="oooc:=((75841138*[.C116])/[.H116])/1048576" office:value-type="float" office:value="1338.06329059601">
            <text:p>1338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P00762</text:p>
          </table:table-cell>
          <table:table-cell table:style-name="ce11" office:value-type="float" office:value="246">
            <text:p>246</text:p>
          </table:table-cell>
          <table:table-cell table:style-name="ce15" office:value-type="float" office:value="9.85">
            <text:p>9.85</text:p>
          </table:table-cell>
          <table:table-cell table:style-name="ce19" table:formula="oooc:=((75645442*[.C117])/[.D117])/1048576" office:value-type="float" office:value="1801.69688694368">
            <text:p>1802</text:p>
          </table:table-cell>
          <table:table-cell table:style-name="ce15" office:value-type="float" office:value="5.01">
            <text:p>5.01</text:p>
          </table:table-cell>
          <table:table-cell table:style-name="ce19" table:formula="oooc:=((75645442*[.C117])/[.F117])/1048576" office:value-type="float" office:value="3542.2583505779">
            <text:p>3542</text:p>
          </table:table-cell>
          <table:table-cell table:style-name="ce15" office:value-type="float" office:value="13">
            <text:p>13</text:p>
          </table:table-cell>
          <table:table-cell table:style-name="ce19" table:formula="oooc:=((75841138*[.C117])/[.H117])/1048576" office:value-type="float" office:value="1368.66349058885">
            <text:p>1369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P10318</text:p>
          </table:table-cell>
          <table:table-cell table:style-name="ce11" office:value-type="float" office:value="362">
            <text:p>362</text:p>
          </table:table-cell>
          <table:table-cell table:style-name="ce15" office:value-type="float" office:value="14.71">
            <text:p>14.71</text:p>
          </table:table-cell>
          <table:table-cell table:style-name="ce19" table:formula="oooc:=((75645442*[.C118])/[.D118])/1048576" office:value-type="float" office:value="1775.32859947469">
            <text:p>1775</text:p>
          </table:table-cell>
          <table:table-cell table:style-name="ce15" office:value-type="float" office:value="7.57">
            <text:p>7.57</text:p>
          </table:table-cell>
          <table:table-cell table:style-name="ce19" table:formula="oooc:=((75645442*[.C118])/[.F118])/1048576" office:value-type="float" office:value="3449.81290598054">
            <text:p>3450</text:p>
          </table:table-cell>
          <table:table-cell table:style-name="ce15" office:value-type="float" office:value="15">
            <text:p>15</text:p>
          </table:table-cell>
          <table:table-cell table:style-name="ce19" table:formula="oooc:=((75841138*[.C118])/[.H118])/1048576" office:value-type="float" office:value="1745.50958989461">
            <text:p>1746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P07327</text:p>
          </table:table-cell>
          <table:table-cell table:style-name="ce11" office:value-type="float" office:value="374">
            <text:p>374</text:p>
          </table:table-cell>
          <table:table-cell table:style-name="ce15" office:value-type="float" office:value="15.28">
            <text:p>15.28</text:p>
          </table:table-cell>
          <table:table-cell table:style-name="ce19" table:formula="oooc:=((75645442*[.C119])/[.D119])/1048576" office:value-type="float" office:value="1765.75766233874">
            <text:p>1766</text:p>
          </table:table-cell>
          <table:table-cell table:style-name="ce15" office:value-type="float" office:value="7.86">
            <text:p>7.86</text:p>
          </table:table-cell>
          <table:table-cell table:style-name="ce19" table:formula="oooc:=((75645442*[.C119])/[.F119])/1048576" office:value-type="float" office:value="3432.66883976284">
            <text:p>3433</text:p>
          </table:table-cell>
          <table:table-cell table:style-name="ce15" office:value-type="float" office:value="16">
            <text:p>16</text:p>
          </table:table-cell>
          <table:table-cell table:style-name="ce19" table:formula="oooc:=((75841138*[.C119])/[.H119])/1048576" office:value-type="float" office:value="1690.66104960442">
            <text:p>1691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P01008</text:p>
          </table:table-cell>
          <table:table-cell table:style-name="ce11" office:value-type="float" office:value="464">
            <text:p>464</text:p>
          </table:table-cell>
          <table:table-cell table:style-name="ce15" office:value-type="float" office:value="18.96">
            <text:p>18.96</text:p>
          </table:table-cell>
          <table:table-cell table:style-name="ce19" table:formula="oooc:=((75645442*[.C120])/[.D120])/1048576" office:value-type="float" office:value="1765.47876832857">
            <text:p>1765</text:p>
          </table:table-cell>
          <table:table-cell table:style-name="ce15" office:value-type="float" office:value="9.83">
            <text:p>9.83</text:p>
          </table:table-cell>
          <table:table-cell table:style-name="ce19" table:formula="oooc:=((75645442*[.C120])/[.F120])/1048576" office:value-type="float" office:value="3405.23676983823">
            <text:p>3405</text:p>
          </table:table-cell>
          <table:table-cell table:style-name="ce15" office:value-type="float" office:value="18">
            <text:p>18</text:p>
          </table:table-cell>
          <table:table-cell table:style-name="ce19" table:formula="oooc:=((75841138*[.C120])/[.H120])/1048576" office:value-type="float" office:value="1864.4485490587">
            <text:p>1864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P10635</text:p>
          </table:table-cell>
          <table:table-cell table:style-name="ce11" office:value-type="float" office:value="497">
            <text:p>497</text:p>
          </table:table-cell>
          <table:table-cell table:style-name="ce15" office:value-type="float" office:value="20.39">
            <text:p>20.39</text:p>
          </table:table-cell>
          <table:table-cell table:style-name="ce19" table:formula="oooc:=((75645442*[.C121])/[.D121])/1048576" office:value-type="float" office:value="1758.41756982509">
            <text:p>1758</text:p>
          </table:table-cell>
          <table:table-cell table:style-name="ce15" office:value-type="float" office:value="10.43">
            <text:p>10.43</text:p>
          </table:table-cell>
          <table:table-cell table:style-name="ce19" table:formula="oooc:=((75645442*[.C121])/[.F121])/1048576" office:value-type="float" office:value="3437.59676402047">
            <text:p>3438</text:p>
          </table:table-cell>
          <table:table-cell table:style-name="ce15" office:value-type="float" office:value="19">
            <text:p>19</text:p>
          </table:table-cell>
          <table:table-cell table:style-name="ce19" table:formula="oooc:=((75841138*[.C121])/[.H121])/1048576" office:value-type="float" office:value="1891.94155171043">
            <text:p>1892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P25705</text:p>
          </table:table-cell>
          <table:table-cell table:style-name="ce11" office:value-type="float" office:value="553">
            <text:p>553</text:p>
          </table:table-cell>
          <table:table-cell table:style-name="ce15" office:value-type="float" office:value="22.83">
            <text:p>22.83</text:p>
          </table:table-cell>
          <table:table-cell table:style-name="ce19" table:formula="oooc:=((75645442*[.C122])/[.D122])/1048576" office:value-type="float" office:value="1747.43918963185">
            <text:p>1747</text:p>
          </table:table-cell>
          <table:table-cell table:style-name="ce15" office:value-type="float" office:value="11.88">
            <text:p>11.88</text:p>
          </table:table-cell>
          <table:table-cell table:style-name="ce19" table:formula="oooc:=((75645442*[.C122])/[.F122])/1048576" office:value-type="float" office:value="3358.08389724706">
            <text:p>3358</text:p>
          </table:table-cell>
          <table:table-cell table:style-name="ce15" office:value-type="float" office:value="19">
            <text:p>19</text:p>
          </table:table-cell>
          <table:table-cell table:style-name="ce19" table:formula="oooc:=((75841138*[.C122])/[.H122])/1048576" office:value-type="float" office:value="2105.11806457921">
            <text:p>2105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P03435</text:p>
          </table:table-cell>
          <table:table-cell table:style-name="ce11" office:value-type="float" office:value="567">
            <text:p>567</text:p>
          </table:table-cell>
          <table:table-cell table:style-name="ce15" office:value-type="float" office:value="23.32">
            <text:p>23.32</text:p>
          </table:table-cell>
          <table:table-cell table:style-name="ce19" table:formula="oooc:=((75645442*[.C123])/[.D123])/1048576" office:value-type="float" office:value="1754.03140274166">
            <text:p>1754</text:p>
          </table:table-cell>
          <table:table-cell table:style-name="ce15" office:value-type="float" office:value="11.96">
            <text:p>11.96</text:p>
          </table:table-cell>
          <table:table-cell table:style-name="ce19" table:formula="oooc:=((75645442*[.C123])/[.F123])/1048576" office:value-type="float" office:value="3420.06791905815">
            <text:p>3420</text:p>
          </table:table-cell>
          <table:table-cell table:style-name="ce15" office:value-type="float" office:value="20">
            <text:p>20</text:p>
          </table:table-cell>
          <table:table-cell table:style-name="ce19" table:formula="oooc:=((75645442*[.C123])/[.H123])/1048576" office:value-type="float" office:value="2045.20061559677">
            <text:p>204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string" table:number-columns-spanned="10" table:number-rows-spanned="1">
            <text:p>*Michael Farrar: Striped Smith-Waterman speeds database searches six times over other SIMD implementations.</text:p>
          </table:table-cell>
          <table:covered-table-cell table:number-columns-repeated="9" table:style-name="ce51"/>
          <table:table-cell table:style-name="ce51" table:number-columns-repeated="2"/>
        </table:table-row>
        <table:table-row table:style-name="ro1">
          <table:table-cell table:style-name="ce39" office:value-type="string" table:number-columns-spanned="10" table:number-rows-spanned="1">
            <text:p><text:s/>Bioinformatics 23(2): 156-161 (2007) [DBLP:journals/bioinformatics/Farrar07]</text:p>
          </table:table-cell>
          <table:covered-table-cell table:number-columns-repeated="9" table:style-name="ce40"/>
          <table:table-cell table:style-name="ce40"/>
          <table:table-cell table:style-name="ce39"/>
        </table:table-row>
        <table:table-row table:style-name="ro1">
          <table:table-cell table:style-name="ce39" office:value-type="string" table:number-columns-spanned="10" table:number-rows-spanned="1">
            <text:p>**1 GTX and 1 core of the Q6600</text:p>
          </table:table-cell>
          <table:covered-table-cell table:number-columns-repeated="9" table:style-name="ce40"/>
          <table:table-cell table:style-name="ce40"/>
          <table:table-cell table:style-name="ce39"/>
        </table:table-row>
        <table:table-row table:style-name="ro1">
          <table:table-cell table:style-name="ce39" office:value-type="string" table:number-columns-spanned="10" table:number-rows-spanned="1">
            <text:p>***2 GTX and 2 cores of the Q6600</text:p>
          </table:table-cell>
          <table:covered-table-cell table:number-columns-repeated="9" table:style-name="ce39"/>
          <table:table-cell table:style-name="ce39" table:number-columns-repeated="2"/>
        </table:table-row>
        <table:table-row table:style-name="ro1">
          <table:table-cell>
            <draw:frame table:end-cell-address="confronti.I153" table:end-x="0.2945in" table:end-y="0.0846in" draw:z-index="3" svg:width="5.6748in" svg:height="4.0189in" svg:x="0.0323in" svg:y="0.0835in">
              <draw:object draw:notify-on-update-of-ranges="confronti.C113:confronti.C123 confronti.E113:confronti.E123 confronti.G113:confronti.G123 confronti.I113:confronti.I123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3"/>
          <table:table-cell>
            <draw:frame table:end-cell-address="confronti.J152" table:end-x="0.552in" table:end-y="0.0008in" draw:z-index="0" svg:width="4.2417in" svg:height="3.6626in" svg:x="0.4291in" svg:y="0.0213in">
              <draw:object draw:notify-on-update-of-ranges="confronti.C113:confronti.D123 confronti.D111:confronti.D111 confronti.F111:confronti.F111 confronti.F113:confronti.F123 confronti.H111:confronti.H111 confronti.H113:confronti.H123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 table:style-name="ce40" office:value-type="string" table:number-columns-spanned="10" table:number-rows-spanned="1">
            <text:p>*A performance measure commonly used in computational biology is Cell Updates per Second(CUPS)</text:p>
          </table:table-cell>
          <table:covered-table-cell table:number-columns-repeated="9" table:style-name="ce40"/>
          <table:table-cell table:number-columns-repeated="2"/>
        </table:table-row>
        <table:table-row table:style-name="ro1">
          <table:table-cell table:style-name="ce40" office:value-type="string" table:number-columns-spanned="10" table:number-rows-spanned="1">
            <text:p>A CUPS represents the number of entries of the matrix H completely computed, including all comparisons,</text:p>
          </table:table-cell>
          <table:covered-table-cell table:number-columns-repeated="9" table:style-name="ce40"/>
          <table:table-cell table:number-columns-repeated="2"/>
        </table:table-row>
        <table:table-row table:style-name="ro1">
          <table:table-cell table:style-name="ce40" office:value-type="string" table:number-columns-spanned="10" table:number-rows-spanned="1">
            <text:p>Additions and maxima computations in a second.</text:p>
          </table:table-cell>
          <table:covered-table-cell table:number-columns-repeated="9" table:style-name="ce46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xi Sans" svg:font-family="'Luxi Sans'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Luxi Sans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7">05/17/2007</text:date>, <text:time>17:4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7-04-22T12:40:47</meta:creation-date>
    <dc:date>2007-05-17T17:48:02</dc:date>
    <dc:language>en-US</dc:language>
    <meta:editing-cycles>171</meta:editing-cycles>
    <meta:editing-duration>P1DT22H24M55S</meta:editing-duration>
    <meta:user-defined meta:name="Info 1"/>
    <meta:user-defined meta:name="Info 2"/>
    <meta:user-defined meta:name="Info 3"/>
    <meta:user-defined meta:name="Info 4"/>
    <meta:document-statistic meta:table-count="4" meta:cell-count="107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'Bitstream Vera Sans'" style:font-family-generic="swiss" style:font-pitch="variable" fo:font-size="7.59999990463257pt" style:font-family-asian="'Luxi Sans'" style:font-pitch-asian="variable" style:font-size-asian="7.59999990463257pt" style:font-family-complex="'Luxi Sans'" style:font-pitch-complex="variable" style:font-size-complex="7.5999999046325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8.89999961853027pt" style:font-family-asian="'Luxi Sans'" style:font-pitch-asian="variable" style:font-size-asian="8.89999961853027pt" style:font-family-complex="'Luxi Sans'" style:font-pitch-complex="variable" style:font-size-complex="8.89999961853027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1.5pt" style:font-family-asian="'Luxi Sans'" style:font-pitch-asian="variable" style:font-size-asian="11.5pt" style:font-family-complex="'Luxi Sans'" style:font-pitch-complex="variable" style:font-size-complex="11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8.89999961853027pt" style:font-family-asian="'Luxi Sans'" style:font-pitch-asian="variable" style:font-size-asian="8.89999961853027pt" style:font-family-complex="'Luxi Sans'" style:font-pitch-complex="variable" style:font-size-complex="8.8999996185302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7.59999990463257pt" style:font-family-asian="'Luxi Sans'" style:font-pitch-asian="variable" style:font-size-asian="7.59999990463257pt" style:font-family-complex="'Luxi Sans'" style:font-pitch-complex="variable" style:font-size-complex="7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7.59999990463257pt" style:font-family-asian="'Luxi Sans'" style:font-pitch-asian="variable" style:font-size-asian="7.59999990463257pt" style:font-family-complex="'Luxi Sans'" style:font-pitch-complex="variable" style:font-size-complex="7.5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7.59999990463257pt" style:font-family-asian="'Luxi Sans'" style:font-pitch-asian="variable" style:font-size-asian="7.59999990463257pt" style:font-family-complex="'Luxi Sans'" style:font-pitch-complex="variable" style:font-size-complex="7.5999999046325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'Bitstream Vera Sans'" style:font-family-generic="swiss" style:font-pitch="variable" fo:font-size="7.59999990463257pt" style:font-family-asian="'Luxi Sans'" style:font-pitch-asian="variable" style:font-size-asian="7.59999990463257pt" style:font-family-complex="'Luxi Sans'" style:font-pitch-complex="variable" style:font-size-complex="7.5999999046325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'Bitstream Vera Sans'" style:font-family-generic="swiss" style:font-pitch="variable" fo:font-size="7.59999990463257pt" style:font-family-asian="'Luxi Sans'" style:font-pitch-asian="variable" style:font-size-asian="7.59999990463257pt" style:font-family-complex="'Luxi Sans'" style:font-pitch-complex="variable" style:font-size-complex="7.59999990463257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0.59cm" svg:height="8.905cm" chart:class="chart:bar" chart:style-name="ch1">
        <chart:legend chart:legend-position="end" svg:x="7.752cm" svg:y="3.41cm" chart:style-name="ch2"/>
        <chart:plot-area chart:style-name="ch3" table:cell-range-address="riassunto.$B$7:.$C$11 riassunto.$C$5:.$C$5 riassunto.$E$5:.$E$5 riassunto.$E$7:.$E$11 riassunto.$G$5:.$G$5 riassunto.$G$7:.$G$11 riassunto.$I$5:.$I$5 riassunto.$I$7:.$I$11 riassunto.$K$5:.$K$5 riassunto.$K$7:.$K$11" chart:data-source-has-labels="both" chart:table-number-list="2 2 2 2 2 2 2 2 2 2" svg:x="0.21cm" svg:y="0.334cm" svg:width="7.123cm" svg:height="8.393cm">
          <chart:axis chart:dimension="x" chart:name="primary-x" chart:style-name="ch4">
            <chart:title svg:x="2.864cm" svg:y="8.238cm" chart:style-name="ch5">
              <text:p>Sequence Length</text:p>
            </chart:title>
            <chart:categories table:cell-range-address="local-table.A2:.A6"/>
            <chart:grid chart:class="major"/>
          </chart:axis>
          <chart:axis chart:dimension="y" chart:name="primary-y" chart:style-name="ch6">
            <chart:title svg:x="0.21cm" svg:y="4.72cm" chart:style-name="ch5">
              <text:p>Time (s)</text:p>
            </chart:title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series chart:style-name="ch10">
            <chart:data-point chart:repeated="5"/>
          </chart:series>
          <chart:series chart:style-name="ch11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*</text:p>
              </table:table-cell>
              <table:table-cell office:value-type="string">
                <text:p>Ssearch(Fasta)*</text:p>
              </table:table-cell>
              <table:table-cell office:value-type="string">
                <text:p>Blast*</text:p>
              </table:table-cell>
              <table:table-cell office:value-type="string">
                <text:p>Weiguo Liu**</text:p>
              </table:table-cell>
              <table:table-cell office:value-type="string">
                <text:p>SWBoost***</text:p>
              </table:table-cell>
            </table:table-row>
          </table:table-header-rows>
          <table:table-rows>
            <table:table-row>
              <table:table-cell office:value-type="string">
                <text:p>63</text:p>
              </table:table-cell>
              <table:table-cell office:value-type="float" office:value="134">
                <text:p>134</text:p>
              </table:table-cell>
              <table:table-cell office:value-type="float" office:value="46">
                <text:p>46</text:p>
              </table:table-cell>
              <table:table-cell office:value-type="float" office:value="3.7">
                <text:p>3.7</text:p>
              </table:table-cell>
              <table:table-cell office:value-type="float" office:value="28">
                <text:p>28</text:p>
              </table:table-cell>
              <table:table-cell office:value-type="float" office:value="1.547">
                <text:p>1.5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8">
                <text:p>268</text:p>
              </table:table-cell>
              <table:table-cell office:value-type="float" office:value="93">
                <text:p>93</text:p>
              </table:table-cell>
              <table:table-cell office:value-type="float" office:value="5.7">
                <text:p>5.7</text:p>
              </table:table-cell>
              <table:table-cell office:value-type="float" office:value="35">
                <text:p>35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6">
                <text:p>536</text:p>
              </table:table-cell>
              <table:table-cell office:value-type="float" office:value="184">
                <text:p>184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6.505">
                <text:p>6.5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8">
                <text:p>808</text:p>
              </table:table-cell>
              <table:table-cell office:value-type="float" office:value="275">
                <text:p>275</text:p>
              </table:table-cell>
              <table:table-cell office:value-type="float" office:value="16.3">
                <text:p>16.3</text:p>
              </table:table-cell>
              <table:table-cell office:value-type="float" office:value="64.9">
                <text:p>64.9</text:p>
              </table:table-cell>
              <table:table-cell office:value-type="float" office:value="9.162">
                <text:p>9.16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92">
                <text:p>1092</text:p>
              </table:table-cell>
              <table:table-cell office:value-type="float" office:value="362">
                <text:p>362</text:p>
              </table:table-cell>
              <table:table-cell office:value-type="float" office:value="16.6">
                <text:p>16.6</text:p>
              </table:table-cell>
              <table:table-cell office:value-type="float" office:value="83.9">
                <text:p>83.9</text:p>
              </table:table-cell>
              <table:table-cell office:value-type="float" office:value="13.326">
                <text:p>13.32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6pt" style:font-family-asian="'Luxi Sans'" style:font-pitch-asian="variable" style:font-size-asian="18.8999996185303pt" style:font-family-complex="'Luxi Sans'" style:font-pitch-complex="variable" style:font-size-complex="18.8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.1999998092651pt" style:font-family-asian="'Luxi Sans'" style:font-pitch-asian="variable" style:font-size-asian="10.1999998092651pt" style:font-family-complex="'Luxi Sans'" style:font-pitch-complex="variable" style:font-size-complex="10.1999998092651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3.1000003814697pt" style:font-family-asian="'Luxi Sans'" style:font-pitch-asian="variable" style:font-size-asian="13.1000003814697pt" style:font-family-complex="'Luxi Sans'" style:font-pitch-complex="variable" style:font-size-complex="13.1000003814697pt"/>
    </style:style>
    <style:style style:name="ch6" style:family="chart" style:data-style-name="N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.1999998092651pt" style:font-family-asian="'Luxi Sans'" style:font-pitch-asian="variable" style:font-size-asian="10.1999998092651pt" style:font-family-complex="'Luxi Sans'" style:font-pitch-complex="variable" style:font-size-complex="10.1999998092651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8.69999980926514pt" style:font-family-asian="'Luxi Sans'" style:font-pitch-asian="variable" style:font-size-asian="8.69999980926514pt" style:font-family-complex="'Luxi Sans'" style:font-pitch-complex="variable" style:font-size-complex="8.6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8.69999980926514pt" style:font-family-asian="'Luxi Sans'" style:font-pitch-asian="variable" style:font-size-asian="8.69999980926514pt" style:font-family-complex="'Luxi Sans'" style:font-pitch-complex="variable" style:font-size-complex="8.6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8.69999980926514pt" style:font-family-asian="'Luxi Sans'" style:font-pitch-asian="variable" style:font-size-asian="8.69999980926514pt" style:font-family-complex="'Luxi Sans'" style:font-pitch-complex="variable" style:font-size-complex="8.69999980926514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415cm" svg:height="10.209cm" chart:class="chart:bar" chart:style-name="ch1">
        <chart:title svg:x="5.504cm" svg:y="0.204cm" chart:style-name="ch2">
          <text:p>MegaCUPS* Performances</text:p>
        </chart:title>
        <chart:plot-area chart:style-name="ch3" table:cell-range-address="confronti.$C$113:.$C$123 confronti.$E$113:.$E$123 confronti.$G$113:.$G$123 confronti.$I$113:.$I$123" chart:data-source-has-labels="both" chart:table-number-list="3 3 3 3" svg:x="0.288cm" svg:y="1.264cm" svg:width="13.839cm" svg:height="8.741cm">
          <chart:axis chart:dimension="x" chart:name="primary-x" chart:style-name="ch4">
            <chart:title svg:x="6.225cm" svg:y="9.452cm" chart:style-name="ch5">
              <text:p>Sequence Length</text:p>
            </chart:title>
            <chart:categories table:cell-range-address="local-table.A2:.A11"/>
            <chart:grid chart:class="major"/>
          </chart:axis>
          <chart:axis chart:dimension="y" chart:name="primary-y" chart:style-name="ch6">
            <chart:title svg:x="0.288cm" svg:y="6.15cm" chart:style-name="ch5">
              <text:p>MegaCUPS</text:p>
            </chart:title>
            <chart:grid chart:class="major"/>
          </chart:axis>
          <chart:series chart:style-name="ch7">
            <chart:data-point chart:repeated="10"/>
          </chart:series>
          <chart:series chart:style-name="ch8">
            <chart:data-point chart:repeated="10"/>
          </chart:series>
          <chart:series chart:style-name="ch9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45</text:p>
              </table:table-cell>
              <table:table-cell office:value-type="string">
                <text:p>3497</text:p>
              </table:table-cell>
              <table:table-cell office:value-type="string">
                <text:p>1149</text:p>
              </table:table-cell>
            </table:table-row>
          </table:table-header-rows>
          <table:table-rows>
            <table:table-row>
              <table:table-cell office:value-type="string">
                <text:p>189</text:p>
              </table:table-cell>
              <table:table-cell office:value-type="float" office:value="1796.39931102044">
                <text:p>1796.39931102044</text:p>
              </table:table-cell>
              <table:table-cell office:value-type="float" office:value="3550.69551318884">
                <text:p>3550.69551318884</text:p>
              </table:table-cell>
              <table:table-cell office:value-type="float" office:value="1366.99438877106">
                <text:p>1366.994388771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96.39931102044">
                <text:p>1796.39931102044</text:p>
              </table:table-cell>
              <table:table-cell office:value-type="float" office:value="3550.69551318884">
                <text:p>3550.69551318884</text:p>
              </table:table-cell>
              <table:table-cell office:value-type="float" office:value="1366.99438877106">
                <text:p>1366.994388771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11.68863935169">
                <text:p>1811.68863935169</text:p>
              </table:table-cell>
              <table:table-cell office:value-type="float" office:value="3574.84990443502">
                <text:p>3574.84990443502</text:p>
              </table:table-cell>
              <table:table-cell office:value-type="float" office:value="1338.06329059601">
                <text:p>1338.063290596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01.69688694368">
                <text:p>1801.69688694368</text:p>
              </table:table-cell>
              <table:table-cell office:value-type="float" office:value="3542.2583505779">
                <text:p>3542.2583505779</text:p>
              </table:table-cell>
              <table:table-cell office:value-type="float" office:value="1368.66349058885">
                <text:p>1368.663490588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75.32859947469">
                <text:p>1775.32859947469</text:p>
              </table:table-cell>
              <table:table-cell office:value-type="float" office:value="3449.81290598054">
                <text:p>3449.81290598054</text:p>
              </table:table-cell>
              <table:table-cell office:value-type="float" office:value="1745.50958989461">
                <text:p>1745.509589894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65.75766233874">
                <text:p>1765.75766233874</text:p>
              </table:table-cell>
              <table:table-cell office:value-type="float" office:value="3432.66883976284">
                <text:p>3432.66883976284</text:p>
              </table:table-cell>
              <table:table-cell office:value-type="float" office:value="1690.66104960442">
                <text:p>1690.661049604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65.47876832857">
                <text:p>1765.47876832857</text:p>
              </table:table-cell>
              <table:table-cell office:value-type="float" office:value="3405.23676983823">
                <text:p>3405.23676983823</text:p>
              </table:table-cell>
              <table:table-cell office:value-type="float" office:value="1864.4485490587">
                <text:p>1864.44854905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58.41756982509">
                <text:p>1758.41756982509</text:p>
              </table:table-cell>
              <table:table-cell office:value-type="float" office:value="3437.59676402047">
                <text:p>3437.59676402047</text:p>
              </table:table-cell>
              <table:table-cell office:value-type="float" office:value="1891.94155171043">
                <text:p>1891.941551710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47.43918963185">
                <text:p>1747.43918963185</text:p>
              </table:table-cell>
              <table:table-cell office:value-type="float" office:value="3358.08389724706">
                <text:p>3358.08389724706</text:p>
              </table:table-cell>
              <table:table-cell office:value-type="float" office:value="2105.11806457921">
                <text:p>2105.1180645792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54.03140274166">
                <text:p>1754.03140274166</text:p>
              </table:table-cell>
              <table:table-cell office:value-type="float" office:value="3420.06791905815">
                <text:p>3420.06791905815</text:p>
              </table:table-cell>
              <table:table-cell office:value-type="float" office:value="2045.20061559677">
                <text:p>2045.20061559677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7.2000007629395pt" style:font-family-asian="'Luxi Sans'" style:font-pitch-asian="variable" style:font-size-asian="17.2000007629395pt" style:font-family-complex="'Luxi Sans'" style:font-pitch-complex="variable" style:font-size-complex="17.2000007629395pt"/>
    </style:style>
    <style:style style:name="ch3" style:family="chart">
      <style:graphic-properties draw:fill="none"/>
      <style:text-properties fo:font-family="'Bitstream Vera Sans'" style:font-family-generic="swiss" style:font-pitch="variable" fo:font-size="7.90000009536743pt" style:font-family-asian="'Luxi Sans'" style:font-pitch-asian="variable" style:font-size-asian="7.90000009536743pt" style:font-family-complex="'Luxi Sans'" style:font-pitch-complex="variable" style:font-size-complex="7.9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30000019073486pt" style:font-family-asian="'Luxi Sans'" style:font-pitch-asian="variable" style:font-size-asian="9.30000019073486pt" style:font-family-complex="'Luxi Sans'" style:font-pitch-complex="variable" style:font-size-complex="9.30000019073486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30000019073486pt" style:font-family-asian="'Luxi Sans'" style:font-pitch-asian="variable" style:font-size-asian="9.30000019073486pt" style:font-family-complex="'Luxi Sans'" style:font-pitch-complex="variable" style:font-size-complex="9.3000001907348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7.90000009536743pt" style:font-family-asian="'Luxi Sans'" style:font-pitch-asian="variable" style:font-size-asian="7.90000009536743pt" style:font-family-complex="'Luxi Sans'" style:font-pitch-complex="variable" style:font-size-complex="7.9000000953674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7.90000009536743pt" style:font-family-asian="'Luxi Sans'" style:font-pitch-asian="variable" style:font-size-asian="7.90000009536743pt" style:font-family-complex="'Luxi Sans'" style:font-pitch-complex="variable" style:font-size-complex="7.9000000953674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7.90000009536743pt" style:font-family-asian="'Luxi Sans'" style:font-pitch-asian="variable" style:font-size-asian="7.90000009536743pt" style:font-family-complex="'Luxi Sans'" style:font-pitch-complex="variable" style:font-size-complex="7.90000009536743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0.775cm" svg:height="9.304cm" chart:class="chart:bar" chart:style-name="ch1">
        <chart:title svg:x="3.938cm" svg:y="0.186cm" chart:style-name="ch2">
          <text:p>Main Title</text:p>
        </chart:title>
        <chart:legend chart:legend-position="end" svg:x="8.341cm" svg:y="3.979cm" chart:style-name="ch3"/>
        <chart:plot-area chart:style-name="ch4" table:cell-range-address="confronti.$C$113:.$D$123 confronti.$D$111:.$D$111 confronti.$F$111:.$F$111 confronti.$F$113:.$F$123 confronti.$H$111:.$H$111 confronti.$H$113:.$H$123" chart:data-source-has-labels="both" chart:table-number-list="3 3 3 3 3 3" svg:x="0.214cm" svg:y="1.265cm" svg:width="7.7cm" svg:height="7.853cm">
          <chart:axis chart:dimension="x" chart:name="primary-x" chart:style-name="ch5">
            <chart:categories table:cell-range-address="local-table.A2:.A12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1"/>
          </chart:series>
          <chart:series chart:style-name="ch8">
            <chart:data-point chart:repeated="11"/>
          </chart:series>
          <chart:series chart:style-name="ch9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-Cuda**</text:p>
              </table:table-cell>
              <table:table-cell office:value-type="string">
                <text:p>SW-Cuda***</text:p>
              </table:table-cell>
              <table:table-cell office:value-type="string">
                <text:p>Farrar*</text:p>
              </table:table-cell>
            </table:table-row>
          </table:table-header-rows>
          <table:table-rows>
            <table:table-row>
              <table:table-cell office:value-type="string">
                <text:p>143</text:p>
              </table:table-cell>
              <table:table-cell office:value-type="float" office:value="5.59">
                <text:p>5.59</text:p>
              </table:table-cell>
              <table:table-cell office:value-type="float" office:value="2.95">
                <text:p>2.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9">
                <text:p>7.59</text:p>
              </table:table-cell>
              <table:table-cell office:value-type="float" office:value="3.84">
                <text:p>3.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9">
                <text:p>7.59</text:p>
              </table:table-cell>
              <table:table-cell office:value-type="float" office:value="3.84">
                <text:p>3.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4">
                <text:p>8.84</text:p>
              </table:table-cell>
              <table:table-cell office:value-type="float" office:value="4.48">
                <text:p>4.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85">
                <text:p>9.85</text:p>
              </table:table-cell>
              <table:table-cell office:value-type="float" office:value="5.01">
                <text:p>5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.71">
                <text:p>14.71</text:p>
              </table:table-cell>
              <table:table-cell office:value-type="float" office:value="7.57">
                <text:p>7.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.28">
                <text:p>15.28</text:p>
              </table:table-cell>
              <table:table-cell office:value-type="float" office:value="7.86">
                <text:p>7.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.96">
                <text:p>18.96</text:p>
              </table:table-cell>
              <table:table-cell office:value-type="float" office:value="9.83">
                <text:p>9.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.39">
                <text:p>20.39</text:p>
              </table:table-cell>
              <table:table-cell office:value-type="float" office:value="10.43">
                <text:p>10.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.83">
                <text:p>22.83</text:p>
              </table:table-cell>
              <table:table-cell office:value-type="float" office:value="11.88">
                <text:p>11.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3.32">
                <text:p>23.32</text:p>
              </table:table-cell>
              <table:table-cell office:value-type="float" office:value="11.96">
                <text:p>11.96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5pt" style:font-family-asian="'Luxi Sans'" style:font-pitch-asian="variable" style:font-size-asian="19.5pt" style:font-family-complex="'Luxi Sans'" style:font-pitch-complex="variable" style:font-size-complex="19.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.3999996185303pt" style:font-family-asian="'Luxi Sans'" style:font-pitch-asian="variable" style:font-size-asian="10.3999996185303pt" style:font-family-complex="'Luxi Sans'" style:font-pitch-complex="variable" style:font-size-complex="10.3999996185303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3.5pt" style:font-family-asian="'Luxi Sans'" style:font-pitch-asian="variable" style:font-size-asian="13.5pt" style:font-family-complex="'Luxi Sans'" style:font-pitch-complex="variable" style:font-size-complex="13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.3999996185303pt" style:font-family-asian="'Luxi Sans'" style:font-pitch-asian="variable" style:font-size-asian="10.3999996185303pt" style:font-family-complex="'Luxi Sans'" style:font-pitch-complex="variable" style:font-size-complex="10.3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'Bitstream Vera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'Bitstream Vera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12" style:family="chart">
      <style:graphic-properties svg:stroke-color="#000000" draw:fill-image-width="0cm" draw:fill-image-height="0cm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3.72cm" svg:height="10.607cm" chart:class="chart:bar" chart:style-name="ch1">
        <chart:title svg:x="4.991cm" svg:y="0.212cm" chart:style-name="ch2">
          <text:p>MegaCUPS* Performances</text:p>
        </chart:title>
        <chart:plot-area chart:style-name="ch3" table:cell-range-address="riassunto.$B$7:.$B$11 riassunto.$D$7:.$D$11 riassunto.$F$7:.$F$11 riassunto.$H$7:.$H$11 riassunto.$J$7:.$J$11 riassunto.$L$7:.$L$11" chart:data-source-has-labels="column" chart:table-number-list="2 2 2 2 2 2" svg:x="0.274cm" svg:y="1.25cm" svg:width="13.172cm" svg:height="9.145cm">
          <chart:axis chart:dimension="x" chart:name="primary-x" chart:style-name="ch4">
            <chart:title svg:x="5.797cm" svg:y="9.83cm" chart:style-name="ch5">
              <text:p>Sequence Length</text:p>
            </chart:title>
            <chart:categories table:cell-range-address="local-table.A2:.A6"/>
            <chart:grid chart:class="major"/>
          </chart:axis>
          <chart:axis chart:dimension="y" chart:name="primary-y" chart:style-name="ch6">
            <chart:title svg:x="0.274cm" svg:y="6.387cm" chart:style-name="ch5">
              <text:p>MegaCUPS</text:p>
            </chart:title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series chart:style-name="ch10">
            <chart:data-point chart:repeated="5"/>
          </chart:series>
          <chart:series chart:style-name="ch11">
            <chart:data-point chart:repeated="4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119">
                <text:p>119</text:p>
              </table:table-cell>
              <table:table-cell office:value-type="float" office:value="1488">
                <text:p>1488</text:p>
              </table:table-cell>
              <table:table-cell office:value-type="float" office:value="197">
                <text:p>197</text:p>
              </table:table-cell>
              <table:table-cell office:value-type="float" office:value="3561.17872522967">
                <text:p>3561.178725229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">
                <text:p>42</text:p>
              </table:table-cell>
              <table:table-cell office:value-type="float" office:value="119">
                <text:p>119</text:p>
              </table:table-cell>
              <table:table-cell office:value-type="float" office:value="1948">
                <text:p>1948</text:p>
              </table:table-cell>
              <table:table-cell office:value-type="float" office:value="317">
                <text:p>317</text:p>
              </table:table-cell>
              <table:table-cell office:value-type="float" office:value="3611.62071476138">
                <text:p>3611.620714761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">
                <text:p>42</text:p>
              </table:table-cell>
              <table:table-cell office:value-type="float" office:value="121">
                <text:p>121</text:p>
              </table:table-cell>
              <table:table-cell office:value-type="float" office:value="2027">
                <text:p>2027</text:p>
              </table:table-cell>
              <table:table-cell office:value-type="float" office:value="428">
                <text:p>428</text:p>
              </table:table-cell>
              <table:table-cell office:value-type="float" office:value="3427.9652756054">
                <text:p>3427.96527560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">
                <text:p>42</text:p>
              </table:table-cell>
              <table:table-cell office:value-type="float" office:value="114">
                <text:p>114</text:p>
              </table:table-cell>
              <table:table-cell office:value-type="float" office:value="1936">
                <text:p>1936</text:p>
              </table:table-cell>
              <table:table-cell office:value-type="float" office:value="486">
                <text:p>486</text:p>
              </table:table-cell>
              <table:table-cell office:value-type="float" office:value="3445.56501343166">
                <text:p>3445.565013431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2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2691">
                <text:p>2691</text:p>
              </table:table-cell>
              <table:table-cell office:value-type="float" office:value="533">
                <text:p>533</text:p>
              </table:table-cell>
              <table:table-cell office:value-type="float" office:value="3353.23990377134">
                <text:p>3353.23990377134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8.2999992370605pt" style:font-family-asian="'Luxi Sans'" style:font-pitch-asian="variable" style:font-size-asian="18.2999992370605pt" style:font-family-complex="'Luxi Sans'" style:font-pitch-complex="variable" style:font-size-complex="18.2999992370605pt"/>
    </style:style>
    <style:style style:name="ch3" style:family="chart">
      <style:graphic-properties draw:fill="none"/>
      <style:text-properties fo:font-family="'Bitstream Vera Sans'" style:font-family-generic="swiss" style:font-pitch="variable" fo:font-size="8.39999961853027pt" style:font-family-asian="'Luxi Sans'" style:font-pitch-asian="variable" style:font-size-asian="8.39999961853027pt" style:font-family-complex="'Luxi Sans'" style:font-pitch-complex="variable" style:font-size-complex="8.3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80000019073486pt" style:font-family-asian="'Luxi Sans'" style:font-pitch-asian="variable" style:font-size-asian="9.80000019073486pt" style:font-family-complex="'Luxi Sans'" style:font-pitch-complex="variable" style:font-size-complex="9.80000019073486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80000019073486pt" style:font-family-asian="'Luxi Sans'" style:font-pitch-asian="variable" style:font-size-asian="9.80000019073486pt" style:font-family-complex="'Luxi Sans'" style:font-pitch-complex="variable" style:font-size-complex="9.8000001907348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8.39999961853027pt" style:font-family-asian="'Luxi Sans'" style:font-pitch-asian="variable" style:font-size-asian="8.39999961853027pt" style:font-family-complex="'Luxi Sans'" style:font-pitch-complex="variable" style:font-size-complex="8.3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8.39999961853027pt" style:font-family-asian="'Luxi Sans'" style:font-pitch-asian="variable" style:font-size-asian="8.39999961853027pt" style:font-family-complex="'Luxi Sans'" style:font-pitch-complex="variable" style:font-size-complex="8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8.39999961853027pt" style:font-family-asian="'Luxi Sans'" style:font-pitch-asian="variable" style:font-size-asian="8.39999961853027pt" style:font-family-complex="'Luxi Sans'" style:font-pitch-complex="variable" style:font-size-complex="8.3999996185302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0.564cm" svg:height="9.837cm" chart:class="chart:bar" chart:style-name="ch1">
        <chart:title svg:x="3.742cm" svg:y="0.196cm" chart:style-name="ch2">
          <text:p>Main Title</text:p>
        </chart:title>
        <chart:legend chart:legend-position="end" svg:x="8.035cm" svg:y="4.208cm" chart:style-name="ch3"/>
        <chart:plot-area chart:style-name="ch4" table:cell-range-address="riassunto.$D$60:.$E$70 riassunto.$E$58:.$E$58 riassunto.$G$58:.$G$58 riassunto.$G$60:.$G$70 riassunto.$I$58:.$I$58 riassunto.$I$60:.$I$70" chart:data-source-has-labels="both" chart:table-number-list="2 2 2 2 2 2" svg:x="0.21cm" svg:y="1.337cm" svg:width="7.406cm" svg:height="8.304cm">
          <chart:axis chart:dimension="x" chart:name="primary-x" chart:style-name="ch5">
            <chart:categories table:cell-range-address="local-table.A2:.A12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1"/>
          </chart:series>
          <chart:series chart:style-name="ch8">
            <chart:data-point chart:repeated="11"/>
          </chart:series>
          <chart:series chart:style-name="ch9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Boost**</text:p>
              </table:table-cell>
              <table:table-cell office:value-type="string">
                <text:p>SWBoost***</text:p>
              </table:table-cell>
              <table:table-cell office:value-type="string">
                <text:p>Farrar*</text:p>
              </table:table-cell>
            </table:table-row>
          </table:table-header-rows>
          <table:table-rows>
            <table:table-row>
              <table:table-cell office:value-type="string">
                <text:p>143</text:p>
              </table:table-cell>
              <table:table-cell office:value-type="float" office:value="5.59">
                <text:p>5.59</text:p>
              </table:table-cell>
              <table:table-cell office:value-type="float" office:value="2.95">
                <text:p>2.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9">
                <text:p>7.59</text:p>
              </table:table-cell>
              <table:table-cell office:value-type="float" office:value="3.84">
                <text:p>3.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9">
                <text:p>7.59</text:p>
              </table:table-cell>
              <table:table-cell office:value-type="float" office:value="3.84">
                <text:p>3.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4">
                <text:p>8.84</text:p>
              </table:table-cell>
              <table:table-cell office:value-type="float" office:value="4.48">
                <text:p>4.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85">
                <text:p>9.85</text:p>
              </table:table-cell>
              <table:table-cell office:value-type="float" office:value="5.01">
                <text:p>5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.71">
                <text:p>14.71</text:p>
              </table:table-cell>
              <table:table-cell office:value-type="float" office:value="7.57">
                <text:p>7.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.28">
                <text:p>15.28</text:p>
              </table:table-cell>
              <table:table-cell office:value-type="float" office:value="7.86">
                <text:p>7.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.96">
                <text:p>18.96</text:p>
              </table:table-cell>
              <table:table-cell office:value-type="float" office:value="9.83">
                <text:p>9.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.39">
                <text:p>20.39</text:p>
              </table:table-cell>
              <table:table-cell office:value-type="float" office:value="10.43">
                <text:p>10.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.83">
                <text:p>22.83</text:p>
              </table:table-cell>
              <table:table-cell office:value-type="float" office:value="11.88">
                <text:p>11.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3.32">
                <text:p>23.32</text:p>
              </table:table-cell>
              <table:table-cell office:value-type="float" office:value="11.96">
                <text:p>11.96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8.7999992370605pt" style:font-family-asian="'Luxi Sans'" style:font-pitch-asian="variable" style:font-size-asian="18.7999992370605pt" style:font-family-complex="'Luxi Sans'" style:font-pitch-complex="variable" style:font-size-complex="18.799999237060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pt" style:font-family-asian="'Luxi Sans'" style:font-pitch-asian="variable" style:font-size-asian="10pt" style:font-family-complex="'Luxi Sans'" style:font-pitch-complex="variable" style:font-size-complex="10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3pt" style:font-family-asian="'Luxi Sans'" style:font-pitch-asian="variable" style:font-size-asian="13pt" style:font-family-complex="'Luxi Sans'" style:font-pitch-complex="variable" style:font-size-complex="1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pt" style:font-family-asian="'Luxi Sans'" style:font-pitch-asian="variable" style:font-size-asian="10pt" style:font-family-complex="'Luxi Sans'" style:font-pitch-complex="variable" style:font-size-complex="10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8.60000038146973pt" style:font-family-asian="'Luxi Sans'" style:font-pitch-asian="variable" style:font-size-asian="8.60000038146973pt" style:font-family-complex="'Luxi Sans'" style:font-pitch-complex="variable" style:font-size-complex="8.6000003814697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8.60000038146973pt" style:font-family-asian="'Luxi Sans'" style:font-pitch-asian="variable" style:font-size-asian="8.60000038146973pt" style:font-family-complex="'Luxi Sans'" style:font-pitch-complex="variable" style:font-size-complex="8.6000003814697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8.60000038146973pt" style:font-family-asian="'Luxi Sans'" style:font-pitch-asian="variable" style:font-size-asian="8.60000038146973pt" style:font-family-complex="'Luxi Sans'" style:font-pitch-complex="variable" style:font-size-complex="8.60000038146973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1.445cm" svg:height="10.163cm" chart:class="chart:bar" chart:style-name="ch1">
        <chart:title svg:x="3.932cm" svg:y="0.202cm" chart:style-name="ch2">
          <text:p>MegaCUPS</text:p>
        </chart:title>
        <chart:plot-area chart:style-name="ch3" table:cell-range-address="'foglio scheda commerciale'.$B$4:.$B$8 'foglio scheda commerciale'.$D$4:.$D$8 'foglio scheda commerciale'.$D$4:.$D$8 'foglio scheda commerciale'.$F$4:.$F$8 'foglio scheda commerciale'.$H$4:.$H$8" chart:data-source-has-labels="column" chart:table-number-list="1 1 1 1 1" svg:x="0.228cm" svg:y="1.381cm" svg:width="10.989cm" svg:height="8.58cm">
          <chart:axis chart:dimension="x" chart:name="primary-x" chart:style-name="ch4">
            <chart:title svg:x="5.045cm" svg:y="9.387cm" chart:style-name="ch5">
              <text:p>Sequence Length</text:p>
            </chart:title>
            <chart:categories table:cell-range-address="local-table.A2:.A6"/>
            <chart:grid chart:class="major"/>
          </chart:axis>
          <chart:axis chart:dimension="y" chart:name="primary-y" chart:style-name="ch6">
            <chart:title svg:x="0.229cm" svg:y="6.143cm" chart:style-name="ch5">
              <text:p>MegaCUPS</text:p>
            </chart:title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63</text:p>
              </table:table-cell>
              <table:table-cell office:value-type="float" office:value="119">
                <text:p>119</text:p>
              </table:table-cell>
              <table:table-cell office:value-type="float" office:value="1488">
                <text:p>1488</text:p>
              </table:table-cell>
              <table:table-cell office:value-type="float" office:value="5221">
                <text:p>52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9">
                <text:p>119</text:p>
              </table:table-cell>
              <table:table-cell office:value-type="float" office:value="1948">
                <text:p>1948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2027">
                <text:p>2027</text:p>
              </table:table-cell>
              <table:table-cell office:value-type="float" office:value="5163">
                <text:p>51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4">
                <text:p>114</text:p>
              </table:table-cell>
              <table:table-cell office:value-type="float" office:value="1936">
                <text:p>1936</text:p>
              </table:table-cell>
              <table:table-cell office:value-type="float" office:value="5197">
                <text:p>51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3">
                <text:p>123</text:p>
              </table:table-cell>
              <table:table-cell office:value-type="float" office:value="2691">
                <text:p>2691</text:p>
              </table:table-cell>
              <table:table-cell office:value-type="float" office:value="5125">
                <text:p>512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5pt" style:font-family-asian="'Luxi Sans'" style:font-pitch-asian="variable" style:font-size-asian="19.3999996185303pt" style:font-family-complex="'Luxi Sans'" style:font-pitch-complex="variable" style:font-size-complex="19.3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.3999996185303pt" style:font-family-asian="'Luxi Sans'" style:font-pitch-asian="variable" style:font-size-asian="10.3999996185303pt" style:font-family-complex="'Luxi Sans'" style:font-pitch-complex="variable" style:font-size-complex="10.3999996185303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3.3999996185303pt" style:font-family-asian="'Luxi Sans'" style:font-pitch-asian="variable" style:font-size-asian="13.3999996185303pt" style:font-family-complex="'Luxi Sans'" style:font-pitch-complex="variable" style:font-size-complex="13.3999996185303pt"/>
    </style:style>
    <style:style style:name="ch6" style:family="chart" style:data-style-name="N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.3999996185303pt" style:font-family-asian="'Luxi Sans'" style:font-pitch-asian="variable" style:font-size-asian="10.3999996185303pt" style:font-family-complex="'Luxi Sans'" style:font-pitch-complex="variable" style:font-size-complex="10.3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8.89999961853027pt" style:font-family-asian="'Luxi Sans'" style:font-pitch-asian="variable" style:font-size-asian="8.89999961853027pt" style:font-family-complex="'Luxi Sans'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8.89999961853027pt" style:font-family-asian="'Luxi Sans'" style:font-pitch-asian="variable" style:font-size-asian="8.89999961853027pt" style:font-family-complex="'Luxi Sans'" style:font-pitch-complex="variable" style:font-size-complex="8.8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8.89999961853027pt" style:font-family-asian="'Luxi Sans'" style:font-pitch-asian="variable" style:font-size-asian="8.89999961853027pt" style:font-family-complex="'Luxi Sans'" style:font-pitch-complex="variable" style:font-size-complex="8.8999996185302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4.51cm" svg:height="10.446cm" chart:class="chart:bar" chart:style-name="ch1">
        <chart:title svg:x="5.086cm" svg:y="0.208cm" chart:style-name="ch2">
          <text:p>MegaCUPS* Performances</text:p>
        </chart:title>
        <chart:plot-area chart:style-name="ch3" table:cell-range-address="riassunto.$D$60:.$D$70 riassunto.$J$60:.$J$70 riassunto.$F$60:.$F$70 riassunto.$H$60:.$H$70" chart:data-source-has-labels="column" chart:table-number-list="2 2 2 2" svg:x="0.29cm" svg:y="1.238cm" svg:width="13.93cm" svg:height="9cm">
          <chart:axis chart:dimension="x" chart:name="primary-x" chart:style-name="ch4">
            <chart:title svg:x="6.24cm" svg:y="9.677cm" chart:style-name="ch5">
              <text:p>Sequence Length</text:p>
            </chart:title>
            <chart:categories table:cell-range-address="local-table.A2:.A12"/>
            <chart:grid chart:class="major"/>
          </chart:axis>
          <chart:axis chart:dimension="y" chart:name="primary-y" chart:style-name="ch6">
            <chart:title svg:x="0.29cm" svg:y="6.268cm" chart:style-name="ch5">
              <text:p>MegaCUPS</text:p>
            </chart:title>
            <chart:grid chart:class="major"/>
          </chart:axis>
          <chart:series chart:style-name="ch7">
            <chart:data-point chart:repeated="11"/>
          </chart:series>
          <chart:series chart:style-name="ch8">
            <chart:data-point chart:repeated="11"/>
          </chart:series>
          <chart:series chart:style-name="ch9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43</text:p>
              </table:table-cell>
              <table:table-cell office:value-type="float" office:value="1845.47038854555">
                <text:p>1845.47038854555</text:p>
              </table:table-cell>
              <table:table-cell office:value-type="float" office:value="3497.00999049817">
                <text:p>3497.00999049817</text:p>
              </table:table-cell>
              <table:table-cell office:value-type="float" office:value="1149.20751084222">
                <text:p>1149.20751084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96.39931102044">
                <text:p>1796.39931102044</text:p>
              </table:table-cell>
              <table:table-cell office:value-type="float" office:value="3550.69551318884">
                <text:p>3550.69551318884</text:p>
              </table:table-cell>
              <table:table-cell office:value-type="float" office:value="1366.99438877106">
                <text:p>1366.994388771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96.39931102044">
                <text:p>1796.39931102044</text:p>
              </table:table-cell>
              <table:table-cell office:value-type="float" office:value="3550.69551318884">
                <text:p>3550.69551318884</text:p>
              </table:table-cell>
              <table:table-cell office:value-type="float" office:value="1366.99438877106">
                <text:p>1366.994388771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11.68863935169">
                <text:p>1811.68863935169</text:p>
              </table:table-cell>
              <table:table-cell office:value-type="float" office:value="3574.84990443502">
                <text:p>3574.84990443502</text:p>
              </table:table-cell>
              <table:table-cell office:value-type="float" office:value="1338.06329059601">
                <text:p>1338.063290596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01.69688694368">
                <text:p>1801.69688694368</text:p>
              </table:table-cell>
              <table:table-cell office:value-type="float" office:value="3542.2583505779">
                <text:p>3542.2583505779</text:p>
              </table:table-cell>
              <table:table-cell office:value-type="float" office:value="1368.66349058885">
                <text:p>1368.663490588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75.32859947469">
                <text:p>1775.32859947469</text:p>
              </table:table-cell>
              <table:table-cell office:value-type="float" office:value="3449.81290598054">
                <text:p>3449.81290598054</text:p>
              </table:table-cell>
              <table:table-cell office:value-type="float" office:value="1745.50958989461">
                <text:p>1745.509589894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65.75766233874">
                <text:p>1765.75766233874</text:p>
              </table:table-cell>
              <table:table-cell office:value-type="float" office:value="3432.66883976284">
                <text:p>3432.66883976284</text:p>
              </table:table-cell>
              <table:table-cell office:value-type="float" office:value="1690.66104960442">
                <text:p>1690.661049604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65.47876832857">
                <text:p>1765.47876832857</text:p>
              </table:table-cell>
              <table:table-cell office:value-type="float" office:value="3405.23676983823">
                <text:p>3405.23676983823</text:p>
              </table:table-cell>
              <table:table-cell office:value-type="float" office:value="1864.4485490587">
                <text:p>1864.44854905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58.41756982509">
                <text:p>1758.41756982509</text:p>
              </table:table-cell>
              <table:table-cell office:value-type="float" office:value="3437.59676402047">
                <text:p>3437.59676402047</text:p>
              </table:table-cell>
              <table:table-cell office:value-type="float" office:value="1891.94155171043">
                <text:p>1891.941551710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47.43918963185">
                <text:p>1747.43918963185</text:p>
              </table:table-cell>
              <table:table-cell office:value-type="float" office:value="3358.08389724706">
                <text:p>3358.08389724706</text:p>
              </table:table-cell>
              <table:table-cell office:value-type="float" office:value="2105.11806457921">
                <text:p>2105.1180645792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54.03140274166">
                <text:p>1754.03140274166</text:p>
              </table:table-cell>
              <table:table-cell office:value-type="float" office:value="3420.06791905815">
                <text:p>3420.06791905815</text:p>
              </table:table-cell>
              <table:table-cell office:value-type="float" office:value="2045.20061559677">
                <text:p>2045.20061559677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23.6000003814697pt" style:font-family-asian="'Luxi Sans'" style:font-pitch-asian="variable" style:font-size-asian="23.6000003814697pt" style:font-family-complex="'Luxi Sans'" style:font-pitch-complex="variable" style:font-size-complex="23.6000003814697pt"/>
    </style:style>
    <style:style style:name="ch3" style:family="chart">
      <style:graphic-properties draw:fill="solid" draw:fill-color="#d9d9d9" draw:fill-image-width="0cm" draw:fill-image-height="0cm"/>
      <style:text-properties fo:font-family="'Bitstream Vera Sans'" style:font-family-generic="swiss" style:font-pitch="variable" fo:font-size="10.8999996185303pt" style:font-family-asian="'Luxi Sans'" style:font-pitch-asian="variable" style:font-size-asian="10.8999996185303pt" style:font-family-complex="'Luxi Sans'" style:font-pitch-complex="variable" style:font-size-complex="10.8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2.6999998092651pt" style:font-family-asian="'Luxi Sans'" style:font-pitch-asian="variable" style:font-size-asian="12.6999998092651pt" style:font-family-complex="'Luxi Sans'" style:font-pitch-complex="variable" style:font-size-complex="12.6999998092651pt"/>
    </style:style>
    <style:style style:name="ch6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6.2999992370605pt" style:font-family-asian="'Luxi Sans'" style:font-pitch-asian="variable" style:font-size-asian="16.2999992370605pt" style:font-family-complex="'Luxi Sans'" style:font-pitch-complex="variable" style:font-size-complex="16.299999237060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2.6999998092651pt" style:font-family-asian="'Luxi Sans'" style:font-pitch-asian="variable" style:font-size-asian="12.6999998092651pt" style:font-family-complex="'Luxi Sans'" style:font-pitch-complex="variable" style:font-size-complex="12.6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9999ff" draw:marker-start-width="0.152cm" draw:marker-end-width="0.152cm" draw:fill-color="#9999ff" dr3d:edge-rounding="5%" dr3d:backface-culling="disabled"/>
      <style:text-properties fo:font-family="'Bitstream Vera Sans'" style:font-family-generic="swiss" style:font-pitch="variable" fo:font-size="10.8000001907349pt" style:font-family-asian="'Luxi Sans'" style:font-pitch-asian="variable" style:font-size-asian="10.8000001907349pt" style:font-family-complex="'Luxi Sans'" style:font-pitch-complex="variable" style:font-size-complex="10.800000190734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000000" draw:marker-start-width="0.356cm" draw:marker-end-width="0.356cm" draw:fill-color="#993366" dr3d:edge-rounding="5%" dr3d:backface-culling="disabled"/>
      <style:text-properties fo:font-family="'Bitstream Vera Sans'" style:font-family-generic="swiss" style:font-pitch="variable" fo:font-size="10.8000001907349pt" style:font-family-asian="'Luxi Sans'" style:font-pitch-asian="variable" style:font-size-asian="10.8000001907349pt" style:font-family-complex="'Luxi Sans'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993366" draw:marker-start-width="0.152cm" draw:marker-end-width="0.152cm" draw:fill-color="#ffffcc" dr3d:edge-rounding="5%" dr3d:backface-culling="disabled"/>
      <style:text-properties fo:font-family="'Bitstream Vera Sans'" style:font-family-generic="swiss" style:font-pitch="variable" fo:font-size="10.8000001907349pt" style:font-family-asian="'Luxi Sans'" style:font-pitch-asian="variable" style:font-size-asian="10.8000001907349pt" style:font-family-complex="'Luxi Sans'" style:font-pitch-complex="variable" style:font-size-complex="10.8000001907349pt"/>
    </style:style>
    <style:style style:name="ch11" style:family="chart">
      <style:graphic-properties draw:stroke="none" draw:fill="solid" draw:fill-color="#d9d9d9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8.571cm" svg:height="12.707cm" chart:class="chart:line" chart:style-name="ch1">
        <chart:title svg:x="5.304cm" svg:y="0.254cm" chart:style-name="ch2">
          <text:p>Time Performances</text:p>
        </chart:title>
        <chart:legend chart:legend-position="end" svg:x="14.37cm" svg:y="5.43cm" chart:style-name="ch3"/>
        <chart:plot-area chart:style-name="ch4" table:cell-range-address="'foglio scheda commerciale'.$B$4:.$C$8 'foglio scheda commerciale'.$C$2:.$C$2 'foglio scheda commerciale'.$E$2:.$E$2 'foglio scheda commerciale'.$E$4:.$E$8 'foglio scheda commerciale'.$G$2:.$G$2 'foglio scheda commerciale'.$G$4:.$G$8" chart:data-source-has-labels="both" chart:table-number-list="1 1 1 1 1 1" svg:x="0.371cm" svg:y="1.722cm" svg:width="12.427cm" svg:height="10.73cm">
          <chart:axis chart:dimension="x" chart:name="primary-x" chart:style-name="ch5">
            <chart:title svg:x="5.157cm" svg:y="11.772cm" chart:style-name="ch6">
              <text:p>Sequence Length</text:p>
            </chart:title>
            <chart:categories table:cell-range-address="local-table.A2:.A6"/>
            <chart:grid chart:class="major"/>
          </chart:axis>
          <chart:axis chart:dimension="y" chart:name="primary-y" chart:style-name="ch7">
            <chart:title svg:x="0.371cm" svg:y="7.424cm" chart:style-name="ch6">
              <text:p>Time (s)</text:p>
            </chart:title>
            <chart:grid chart:class="major"/>
          </chart:axis>
          <chart:series chart:style-name="ch8">
            <chart:data-point chart:repeated="5"/>
          </chart:series>
          <chart:series chart:style-name="ch9">
            <chart:data-point chart:repeated="5"/>
          </chart:series>
          <chart:series chart:style-name="ch10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earch(Fasta)*</text:p>
              </table:table-cell>
              <table:table-cell office:value-type="string">
                <text:p>Blast*</text:p>
              </table:table-cell>
              <table:table-cell office:value-type="string">
                <text:p>SWBoost**</text:p>
              </table:table-cell>
            </table:table-row>
          </table:table-header-rows>
          <table:table-rows>
            <table:table-row>
              <table:table-cell office:value-type="string">
                <text:p>63</text:p>
              </table:table-cell>
              <table:table-cell office:value-type="float" office:value="46">
                <text:p>46</text:p>
              </table:table-cell>
              <table:table-cell office:value-type="float" office:value="3.7">
                <text:p>3.7</text:p>
              </table:table-cell>
              <table:table-cell office:value-type="float" office:value="1.05518932923392">
                <text:p>1.055189329233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3">
                <text:p>93</text:p>
              </table:table-cell>
              <table:table-cell office:value-type="float" office:value="5.7">
                <text:p>5.7</text:p>
              </table:table-cell>
              <table:table-cell office:value-type="float" office:value="2.07583807437219">
                <text:p>2.075838074372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4">
                <text:p>184</text:p>
              </table:table-cell>
              <table:table-cell office:value-type="float" office:value="11">
                <text:p>11</text:p>
              </table:table-cell>
              <table:table-cell office:value-type="float" office:value="4.31898394689388">
                <text:p>4.318983946893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75">
                <text:p>275</text:p>
              </table:table-cell>
              <table:table-cell office:value-type="float" office:value="16.3">
                <text:p>16.3</text:p>
              </table:table-cell>
              <table:table-cell office:value-type="float" office:value="6.07432492843196">
                <text:p>6.074324928431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2">
                <text:p>362</text:p>
              </table:table-cell>
              <table:table-cell office:value-type="float" office:value="16.6">
                <text:p>16.6</text:p>
              </table:table-cell>
              <table:table-cell office:value-type="float" office:value="8.71907804051841">
                <text:p>8.71907804051841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6pt" style:font-family-asian="'Luxi Sans'" style:font-pitch-asian="variable" style:font-size-asian="19.7000007629395pt" style:font-family-complex="'Luxi Sans'" style:font-pitch-complex="variable" style:font-size-complex="19.700000762939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.6000003814697pt" style:font-family-asian="'Luxi Sans'" style:font-pitch-asian="variable" style:font-size-asian="10.6000003814697pt" style:font-family-complex="'Luxi Sans'" style:font-pitch-complex="variable" style:font-size-complex="10.6000003814697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3.6000003814697pt" style:font-family-asian="'Luxi Sans'" style:font-pitch-asian="variable" style:font-size-asian="13.6000003814697pt" style:font-family-complex="'Luxi Sans'" style:font-pitch-complex="variable" style:font-size-complex="13.6000003814697pt"/>
    </style:style>
    <style:style style:name="ch6" style:family="chart" style:data-style-name="N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.6000003814697pt" style:font-family-asian="'Luxi Sans'" style:font-pitch-asian="variable" style:font-size-asian="10.6000003814697pt" style:font-family-complex="'Luxi Sans'" style:font-pitch-complex="variable" style:font-size-complex="10.6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9.10000038146973pt" style:font-family-asian="'Luxi Sans'" style:font-pitch-asian="variable" style:font-size-asian="9.10000038146973pt" style:font-family-complex="'Luxi Sans'" style:font-pitch-complex="variable" style:font-size-complex="9.1000003814697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9.10000038146973pt" style:font-family-asian="'Luxi Sans'" style:font-pitch-asian="variable" style:font-size-asian="9.10000038146973pt" style:font-family-complex="'Luxi Sans'" style:font-pitch-complex="variable" style:font-size-complex="9.1000003814697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9.10000038146973pt" style:font-family-asian="'Luxi Sans'" style:font-pitch-asian="variable" style:font-size-asian="9.10000038146973pt" style:font-family-complex="'Luxi Sans'" style:font-pitch-complex="variable" style:font-size-complex="9.10000038146973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3.736cm" svg:height="10.582cm" chart:class="chart:bar" chart:style-name="ch1">
        <chart:title svg:x="4.138cm" svg:y="0.21cm" chart:style-name="ch2">
          <text:p>MegaCUPS* Performances</text:p>
        </chart:title>
        <chart:plot-area chart:style-name="ch3" table:cell-range-address="confronti.$B$60:.$B$64 confronti.$D$60:.$D$64 confronti.$F$60:.$F$64 confronti.$H$60:.$H$64" chart:data-source-has-labels="column" chart:table-number-list="3 3 3 3" svg:x="0.274cm" svg:y="1.282cm" svg:width="13.188cm" svg:height="9.09cm">
          <chart:axis chart:dimension="x" chart:name="primary-x" chart:style-name="ch4">
            <chart:title svg:x="5.843cm" svg:y="9.798cm" chart:style-name="ch5">
              <text:p>Sequence Length</text:p>
            </chart:title>
            <chart:categories table:cell-range-address="local-table.A2:.A6"/>
            <chart:grid chart:class="major"/>
          </chart:axis>
          <chart:axis chart:dimension="y" chart:name="primary-y" chart:style-name="ch6">
            <chart:title svg:x="0.274cm" svg:y="6.371cm" chart:style-name="ch5">
              <text:p>MegaCUPS</text:p>
            </chart:title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63</text:p>
              </table:table-cell>
              <table:table-cell office:value-type="float" office:value="1848.70586843299">
                <text:p>1848.70586843299</text:p>
              </table:table-cell>
              <table:table-cell office:value-type="float" office:value="3561.17872522967">
                <text:p>3561.1787252296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88.7302207298">
                <text:p>1888.7302207298</text:p>
              </table:table-cell>
              <table:table-cell office:value-type="float" office:value="3611.62071476138">
                <text:p>3611.6207147613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11.44712573624">
                <text:p>1811.44712573624</text:p>
              </table:table-cell>
              <table:table-cell office:value-type="float" office:value="3427.9652756054">
                <text:p>3427.965275605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10.107032859">
                <text:p>1810.107032859</text:p>
              </table:table-cell>
              <table:table-cell office:value-type="float" office:value="3445.56501343166">
                <text:p>3445.5650134316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95.31036390747">
                <text:p>1795.31036390747</text:p>
              </table:table-cell>
              <table:table-cell office:value-type="float" office:value="3353.23990377134">
                <text:p>3353.23990377134</text:p>
              </table:table-cell>
              <table:table-cell office:value-type="float" office:value="533">
                <text:p>533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7.3999996185303pt" style:font-family-asian="'Luxi Sans'" style:font-pitch-asian="variable" style:font-size-asian="17.3999996185303pt" style:font-family-complex="'Luxi Sans'" style:font-pitch-complex="variable" style:font-size-complex="17.3999996185303pt"/>
    </style:style>
    <style:style style:name="ch3" style:family="chart">
      <style:graphic-properties draw:fill="none"/>
      <style:text-properties fo:font-family="'Bitstream Vera Sans'" style:font-family-generic="swiss" style:font-pitch="variable" fo:font-size="8pt" style:font-family-asian="'Luxi Sans'" style:font-pitch-asian="variable" style:font-size-asian="8pt" style:font-family-complex="'Luxi Sans'" style:font-pitch-complex="variable" style:font-size-complex="8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30000019073486pt" style:font-family-asian="'Luxi Sans'" style:font-pitch-asian="variable" style:font-size-asian="9.30000019073486pt" style:font-family-complex="'Luxi Sans'" style:font-pitch-complex="variable" style:font-size-complex="9.30000019073486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30000019073486pt" style:font-family-asian="'Luxi Sans'" style:font-pitch-asian="variable" style:font-size-asian="9.30000019073486pt" style:font-family-complex="'Luxi Sans'" style:font-pitch-complex="variable" style:font-size-complex="9.3000001907348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8pt" style:font-family-asian="'Luxi Sans'" style:font-pitch-asian="variable" style:font-size-asian="8pt" style:font-family-complex="'Luxi Sans'" style:font-pitch-complex="variable" style:font-size-complex="8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8pt" style:font-family-asian="'Luxi Sans'" style:font-pitch-asian="variable" style:font-size-asian="8pt" style:font-family-complex="'Luxi Sans'" style:font-pitch-complex="variable" style:font-size-complex="8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8pt" style:font-family-asian="'Luxi Sans'" style:font-pitch-asian="variable" style:font-size-asian="8pt" style:font-family-complex="'Luxi Sans'" style:font-pitch-complex="variable" style:font-size-complex="8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0.437cm" svg:height="9.41cm" chart:class="chart:bar" chart:style-name="ch1">
        <chart:title svg:x="3.748cm" svg:y="0.188cm" chart:style-name="ch2">
          <text:p>Main Title</text:p>
        </chart:title>
        <chart:legend chart:legend-position="end" svg:x="7.94cm" svg:y="4.022cm" chart:style-name="ch3"/>
        <chart:plot-area chart:style-name="ch4" table:cell-range-address="confronti.$B$60:.$C$64 confronti.$C$58:.$C$58 confronti.$E$58:.$E$58 confronti.$E$60:.$E$64 confronti.$G$58:.$G$58 confronti.$G$60:.$G$64" chart:data-source-has-labels="both" chart:table-number-list="3 3 3 3 3 3" svg:x="0.208cm" svg:y="1.28cm" svg:width="7.317cm" svg:height="7.942cm">
          <chart:axis chart:dimension="x" chart:name="primary-x" chart:style-name="ch5">
            <chart:categories table:cell-range-address="local-table.A2:.A6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-Cuda**</text:p>
              </table:table-cell>
              <table:table-cell office:value-type="string">
                <text:p>SW-Cuda***</text:p>
              </table:table-cell>
              <table:table-cell office:value-type="string">
                <text:p>Weiguo Liu*</text:p>
              </table:table-cell>
            </table:table-row>
          </table:table-header-rows>
          <table:table-rows>
            <table:table-row>
              <table:table-cell office:value-type="string">
                <text:p>63</text:p>
              </table:table-cell>
              <table:table-cell office:value-type="float" office:value="2.98">
                <text:p>2.98</text:p>
              </table:table-cell>
              <table:table-cell office:value-type="float" office:value="1.547">
                <text:p>1.5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88">
                <text:p>5.88</text:p>
              </table:table-cell>
              <table:table-cell office:value-type="float" office:value="3.075">
                <text:p>3.0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31">
                <text:p>12.31</text:p>
              </table:table-cell>
              <table:table-cell office:value-type="float" office:value="6.505">
                <text:p>6.5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.44">
                <text:p>17.44</text:p>
              </table:table-cell>
              <table:table-cell office:value-type="float" office:value="9.162">
                <text:p>9.162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4.89">
                <text:p>24.89</text:p>
              </table:table-cell>
              <table:table-cell office:value-type="float" office:value="13.326">
                <text:p>13.326</text:p>
              </table:table-cell>
              <table:table-cell office:value-type="float" office:value="83.9">
                <text:p>83.9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